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B0000002F39F3778C84F413C7.png" manifest:media-type="image/png"/>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2010000002B0000002F50B8C5277B5751D6.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2010000002B0000002F9A7945B24408936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imes New Roman4" svg:font-family="'Times New Roman'" style:font-pitch="variable" style:font-charset="x-symbol"/>
    <style:font-face style:name="Times New Roman3" svg:font-family="'Times New Roman'" style:font-family-generic="roman" style:font-pitch="variable" style:font-charset="x-symbol"/>
    <style:font-face style:name="Apple Chancery" svg:font-family="'Apple Chancery'" style:font-adornments="Gras"/>
    <style:font-face style:name="Bitstream Vera Sans6" svg:font-family="'Bitstream Vera Sans'"/>
    <style:font-face style:name="Tahoma2" svg:font-family="Tahoma"/>
    <style:font-face style:name="Bitstream Vera Sans7" svg:font-family="'Bitstream Vera Sans'" style:font-adornments="Roman" style:font-family-generic="swiss"/>
    <style:font-face style:name="Verdana" svg:font-family="Verdana" style:font-adornments="Oblique"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svg:font-family="'Lucida Sans'" style:font-pitch="variable"/>
    <style:font-face style:name="Lucida Sans Unicode" svg:font-family="'Lucida Sans Unicode'"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6"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text-properties officeooo:rsid="00178920" officeooo:paragraph-rsid="00178920"/>
    </style:style>
    <style:style style:name="P19" style:family="paragraph" style:parent-style-name="Footer">
      <style:text-properties officeooo:paragraph-rsid="002aa84d"/>
    </style:style>
    <style:style style:name="P20"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48beca"/>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FILET_5f_POINTILLES">
      <loext:graphic-properties draw:fill="none" draw:fill-color="#729fcf"/>
      <style:paragraph-properties fo:margin-left="0cm" fo:margin-right="0cm" fo:margin-top="0cm" fo:margin-bottom="0cm" loext:contextual-spacing="false" style:line-height-at-least="0.706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rsid="009ec5eb" officeooo:paragraph-rsid="006cf1a4"/>
    </style:style>
    <style:style style:name="P27" style:family="paragraph" style:parent-style-name="FILET_5f_POINTILLES"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772ff1"/>
    </style:style>
    <style:style style:name="P28" style:family="paragraph" style:parent-style-name="Standard" style:master-page-name="">
      <style:paragraph-properties fo:margin-top="0cm" fo:margin-bottom="0cm" loext:contextual-spacing="false" style:page-number="auto" fo:break-before="auto" fo:break-after="auto"/>
      <style:text-properties style:font-name="Bitstream Vera Sans" fo:font-size="10pt" officeooo:paragraph-rsid="0052b52b" style:font-size-asian="10pt" style:font-size-complex="10pt"/>
    </style:style>
    <style:style style:name="P29" style:family="paragraph" style:parent-style-name="Standard" style:master-page-name="">
      <style:paragraph-properties fo:margin-top="0cm" fo:margin-bottom="0cm" loext:contextual-spacing="false" fo:line-height="100%" fo:text-align="start" style:justify-single-word="false" style:page-number="auto" fo:break-before="auto" fo:break-after="auto"/>
      <style:text-properties style:use-window-font-color="true" style:font-name="Bitstream Vera Sans6" fo:font-size="10pt" fo:font-weight="normal" officeooo:paragraph-rsid="0069072c" fo:background-color="transparent" style:font-name-asian="Bitstream Vera Sans6" style:font-name-complex="Bitstream Vera Sans6"/>
    </style:style>
    <style:style style:name="P30" style:family="paragraph" style:parent-style-name="FILET_5f_POINTILLES">
      <style:paragraph-properties fo:margin-top="0cm" fo:margin-bottom="0cm" loext:contextual-spacing="false" style:line-height-at-least="0.7cm" fo:text-align="start" style:justify-single-word="false"/>
      <style:text-properties officeooo:paragraph-rsid="007464c6"/>
    </style:style>
    <style:style style:name="P31" style:family="paragraph" style:parent-style-name="FILET_5f_POINTILLES">
      <style:paragraph-properties fo:margin-top="0cm" fo:margin-bottom="0cm" loext:contextual-spacing="false"/>
      <style:text-properties officeooo:paragraph-rsid="0069072c"/>
    </style:style>
    <style:style style:name="P32" style:family="paragraph" style:parent-style-name="Standard">
      <style:paragraph-properties fo:margin-top="0cm" fo:margin-bottom="0cm" loext:contextual-spacing="false" fo:line-height="100%" fo:text-align="start" style:justify-single-word="false"/>
      <style:text-properties fo:color="#000000" style:font-name="Bitstream Vera Sans" fo:font-size="10pt" fo:font-style="normal" fo:font-weight="bold" officeooo:paragraph-rsid="0069072c" fo:background-color="transparent" style:font-name-asian="Times New Roman" style:font-size-asian="10pt" style:font-style-asian="normal" style:font-weight-asian="bold" style:font-name-complex="Times New Roman" style:font-size-complex="10pt" style:font-style-complex="normal" style:font-weight-complex="bold"/>
    </style:style>
    <style:style style:name="P33" style:family="paragraph" style:parent-style-name="_5f_Paragraphe_20_livret_20_">
      <style:paragraph-properties fo:margin-top="0cm" fo:margin-bottom="0cm" loext:contextual-spacing="false"/>
    </style:style>
    <style:style style:name="P34" style:family="paragraph" style:parent-style-name="_5f_Paragraphe_20_livret_20_">
      <style:paragraph-properties fo:margin-top="0.499cm" fo:margin-bottom="0cm" loext:contextual-spacing="false" fo:text-align="justify" style:justify-single-word="false"/>
      <style:text-properties officeooo:paragraph-rsid="0069072c"/>
    </style:style>
    <style:style style:name="P35" style:family="paragraph" style:parent-style-name="FILET_5f_POINTILLES">
      <style:text-properties officeooo:paragraph-rsid="0069072c"/>
    </style:style>
    <style:style style:name="P36" style:family="paragraph" style:parent-style-name="FILET_5f_POINTILLES">
      <style:paragraph-properties style:line-height-at-least="0.7cm"/>
      <style:text-properties officeooo:paragraph-rsid="0069072c"/>
    </style:style>
    <style:style style:name="P37" style:family="paragraph" style:parent-style-name="FILET_5f_POINTILLES">
      <loext:graphic-properties draw:fill="none" draw:fill-color="#729fcf"/>
      <style:paragraph-properties fo:margin-left="4.8cm" fo:margin-right="0cm" fo:margin-top="0cm" fo:margin-bottom="0cm" loext:contextual-spacing="false" style:line-height-at-least="0.706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e9f65"/>
    </style:style>
    <style:style style:name="P38" style:family="paragraph" style:parent-style-name="FILET_5f_POINTILLES">
      <loext:graphic-properties draw:fill="none" draw:fill-color="#729fcf"/>
      <style:paragraph-properties fo:margin-left="4.8cm" fo:margin-right="0cm" fo:margin-top="0cm" fo:margin-bottom="0cm" loext:contextual-spacing="false" style:line-height-at-least="0.706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703035"/>
    </style:style>
    <style:style style:name="P39" style:family="paragraph" style:parent-style-name="Frame_20_contents">
      <style:paragraph-properties fo:margin-top="0cm" fo:margin-bottom="0.101cm" loext:contextual-spacing="false" fo:line-height="0.43cm"/>
      <style:text-properties style:font-name="Bitstream Vera Sans" fo:font-size="10pt" officeooo:paragraph-rsid="0069072c" style:font-size-asian="10pt" style:font-size-complex="10pt"/>
    </style:style>
    <style:style style:name="P40" style:family="paragraph" style:parent-style-name="Frame_20_contents" style:master-page-name="">
      <loext:graphic-properties draw:fill="none"/>
      <style:paragraph-properties fo:margin-left="0.349cm" fo:margin-right="0cm" fo:margin-top="0cm" fo:margin-bottom="0.212cm" loext:contextual-spacing="false" fo:line-height="0.43cm" fo:text-indent="0cm" style:auto-text-indent="false" style:page-number="auto" fo:background-color="transparent"/>
      <style:text-properties style:font-name="Bitstream Vera Sans" fo:font-size="10pt" officeooo:paragraph-rsid="0069072c" style:font-size-asian="10pt" style:font-size-complex="10pt"/>
    </style:style>
    <style:style style:name="P41" style:family="paragraph" style:parent-style-name="Standard">
      <style:paragraph-properties fo:margin-top="0.199cm" fo:margin-bottom="0cm" loext:contextual-spacing="false" fo:text-align="center" style:justify-single-word="false"/>
      <style:text-properties officeooo:rsid="009ec5eb" officeooo:paragraph-rsid="0069072c"/>
    </style:style>
    <style:style style:name="P42" style:family="paragraph" style:parent-style-name="_5f_Paragraphe_20_livret_20_">
      <style:paragraph-properties fo:margin-top="0.199cm" fo:margin-bottom="0cm" loext:contextual-spacing="false" fo:text-align="start" style:justify-single-word="false"/>
      <style:text-properties officeooo:paragraph-rsid="0069072c"/>
    </style:style>
    <style:style style:name="P43" style:family="paragraph" style:parent-style-name="Standard">
      <style:paragraph-properties fo:margin-top="0.199cm" fo:margin-bottom="0.101cm" loext:contextual-spacing="false"/>
      <style:text-properties officeooo:rsid="009ec5eb" officeooo:paragraph-rsid="0069072c"/>
    </style:style>
    <style:style style:name="P44" style:family="paragraph" style:parent-style-name="_5f_Paragraphe_20_livret">
      <style:text-properties officeooo:paragraph-rsid="0069072c"/>
    </style:style>
    <style:style style:name="P45" style:family="paragraph" style:parent-style-name="_5f_Paragraphe_20_livret_20_">
      <style:text-properties officeooo:paragraph-rsid="0069072c"/>
    </style:style>
    <style:style style:name="P46" style:family="paragraph" style:parent-style-name="_5f_Paragraphe_20_livret_20_" style:master-page-name="">
      <style:paragraph-properties fo:margin-top="0.9cm" fo:margin-bottom="0cm" loext:contextual-spacing="false" fo:text-align="start" style:justify-single-word="false" style:page-number="auto">
        <style:tab-stops>
          <style:tab-stop style:position="4.551cm"/>
        </style:tab-stops>
      </style:paragraph-properties>
      <style:text-properties officeooo:paragraph-rsid="0069072c"/>
    </style:style>
    <style:style style:name="P47" style:family="paragraph" style:parent-style-name="_5f_Paragraphe_20_livret_20_">
      <style:paragraph-properties fo:margin-top="0.4cm" fo:margin-bottom="0cm" loext:contextual-spacing="false" fo:text-align="start" style:justify-single-word="false">
        <style:tab-stops>
          <style:tab-stop style:position="4.551cm"/>
        </style:tab-stops>
      </style:paragraph-properties>
      <style:text-properties officeooo:paragraph-rsid="0069072c"/>
    </style:style>
    <style:style style:name="P48" style:family="paragraph" style:parent-style-name="_5f_Paragraphe_20_livret_20_">
      <style:paragraph-properties fo:margin-top="0.101cm" fo:margin-bottom="0.499cm" loext:contextual-spacing="false"/>
      <style:text-properties officeooo:paragraph-rsid="0069072c"/>
    </style:style>
    <style:style style:name="P49" style:family="paragraph" style:parent-style-name="_5f_Paragraphe_20_livret_20_réponse_20_pointillé">
      <style:paragraph-properties>
        <style:tab-stops>
          <style:tab-stop style:position="9.2cm" style:type="right" style:leader-style="dotted" style:leader-text="."/>
        </style:tab-stops>
      </style:paragraph-properties>
      <style:text-properties officeooo:paragraph-rsid="0069072c"/>
    </style:style>
    <style:style style:name="P50" style:family="paragraph" style:parent-style-name="FILET_5f_POINTILLES">
      <loext:graphic-properties draw:fill="none" draw:fill-color="#729fcf"/>
      <style:paragraph-properties fo:margin-left="0cm" fo:margin-right="5.001cm" fo:margin-top="0cm" fo:margin-bottom="0cm" loext:contextual-spacing="false" style:line-height-at-least="0.7cm" fo:text-align="start" style:justify-single-word="false" fo:text-indent="0cm" style:auto-text-indent="false" fo:background-color="transparent" style:shadow="none">
        <style:tab-stops>
          <style:tab-stop style:position="4.429cm" style:type="right" style:leader-style="dotted" style:leader-text="."/>
          <style:tab-stop style:position="9.2cm" style:type="right" style:leader-style="dotted" style:leader-text="."/>
        </style:tab-stops>
      </style:paragraph-properties>
      <style:text-properties officeooo:paragraph-rsid="0069072c"/>
    </style:style>
    <style:style style:name="P51" style:family="paragraph" style:parent-style-name="FILET_5f_POINTILLES" style:master-page-name="">
      <loext:graphic-properties draw:fill="none" draw:fill-color="#729fcf"/>
      <style:paragraph-properties fo:margin-left="0cm" fo:margin-right="5.001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4.429cm" style:type="right" style:leader-style="dotted" style:leader-text="."/>
          <style:tab-stop style:position="9.2cm" style:type="right" style:leader-style="dotted" style:leader-text="."/>
        </style:tab-stops>
      </style:paragraph-properties>
      <style:text-properties officeooo:paragraph-rsid="0069072c"/>
    </style:style>
    <style:style style:name="P52" style:family="paragraph" style:parent-style-name="FILET_5f_POINTILLES" style:master-page-name="">
      <loext:graphic-properties draw:fill="none" draw:fill-color="#729fcf"/>
      <style:paragraph-properties fo:margin-left="0cm" fo:margin-right="3.2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772ff1"/>
    </style:style>
    <style:style style:name="P53" style:family="paragraph" style:parent-style-name="FILET_5f_POINTILLES">
      <loext:graphic-properties draw:fill="none" draw:fill-color="#729fcf"/>
      <style:paragraph-properties fo:margin-left="0cm" fo:margin-right="3.2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772ff1"/>
    </style:style>
    <style:style style:name="P54" style:family="paragraph" style:parent-style-name="_5f_Paragraphe_20_livret_20_">
      <style:paragraph-properties fo:margin-top="0cm" fo:margin-bottom="0.011cm" loext:contextual-spacing="false"/>
    </style:style>
    <style:style style:name="P55" style:family="paragraph" style:parent-style-name="_5f_Paragraphe_20_livret_20_">
      <style:paragraph-properties fo:margin-top="0.6cm" fo:margin-bottom="0cm" loext:contextual-spacing="false" fo:text-align="justify" style:justify-single-word="false"/>
      <style:text-properties officeooo:paragraph-rsid="0069072c"/>
    </style:style>
    <style:style style:name="P56" style:family="paragraph" style:parent-style-name="Exo_5f_Num" style:list-style-name="Num_5f_Exo">
      <style:text-properties officeooo:paragraph-rsid="0069072c"/>
    </style:style>
    <style:style style:name="P57" style:family="paragraph" style:parent-style-name="Exo_5f_Num" style:list-style-name="Num_5f_Exo">
      <style:paragraph-properties fo:margin-top="0.499cm" fo:margin-bottom="0.101cm" loext:contextual-spacing="false"/>
      <style:text-properties officeooo:paragraph-rsid="0069072c"/>
    </style:style>
    <style:style style:name="P58" style:family="paragraph" style:parent-style-name="Exo_5f_Num" style:list-style-name="Num_5f_Exo">
      <style:paragraph-properties fo:margin-top="0.499cm" fo:margin-bottom="0cm" loext:contextual-spacing="false"/>
      <style:text-properties officeooo:paragraph-rsid="00777f3d"/>
    </style:style>
    <style:style style:name="P59" style:family="paragraph" style:parent-style-name="Exo_5f_Num" style:list-style-name="Num_5f_Exo">
      <style:paragraph-properties fo:margin-top="0cm" fo:margin-bottom="0cm" loext:contextual-spacing="false"/>
      <style:text-properties officeooo:paragraph-rsid="0069072c"/>
    </style:style>
    <style:style style:name="P60" style:family="paragraph" style:parent-style-name="Exo_5f_Num" style:list-style-name="Num_5f_Exo">
      <style:paragraph-properties fo:margin-top="0.82cm" fo:margin-bottom="0.101cm" loext:contextual-spacing="false"/>
      <style:text-properties officeooo:paragraph-rsid="0069072c"/>
    </style:style>
    <style:style style:name="P61" style:family="paragraph" style:parent-style-name="Exo_5f_Num" style:list-style-name="Num_5f_Exo">
      <style:paragraph-properties fo:margin-top="0.45cm" fo:margin-bottom="0.101cm" loext:contextual-spacing="false"/>
      <style:text-properties officeooo:paragraph-rsid="0069072c"/>
    </style:style>
    <style:style style:name="P62" style:family="paragraph" style:parent-style-name="Exo_5f_Num" style:list-style-name="Num_5f_Exo" style:master-page-name="">
      <loext:graphic-properties draw:fill="none"/>
      <style:paragraph-properties fo:margin-left="0cm" fo:margin-right="5.001cm" fo:margin-top="0.7cm" fo:margin-bottom="0cm" loext:contextual-spacing="false" fo:line-height="100%" fo:text-align="start" style:justify-single-word="false" fo:text-indent="0cm" style:auto-text-indent="false" style:page-number="auto" fo:background-color="transparent" fo:keep-with-next="auto">
        <style:tab-stops/>
      </style:paragraph-properties>
      <style:text-properties officeooo:paragraph-rsid="0069072c"/>
    </style:style>
    <style:style style:name="P63" style:family="paragraph" style:parent-style-name="Exo_5f_Num" style:list-style-name="Num_5f_Exo">
      <style:paragraph-properties fo:margin-top="0.58cm" fo:margin-bottom="0.101cm" loext:contextual-spacing="false"/>
      <style:text-properties officeooo:paragraph-rsid="0069072c"/>
    </style:style>
    <style:style style:name="P64" style:family="paragraph" style:parent-style-name="Exo_5f_Num" style:list-style-name="Num_5f_Exo">
      <style:paragraph-properties fo:margin-top="1.03cm" fo:margin-bottom="0.101cm" loext:contextual-spacing="false"/>
      <style:text-properties officeooo:paragraph-rsid="0069072c"/>
    </style:style>
    <style:style style:name="P65" style:family="paragraph" style:parent-style-name="Exo_5f_Num" style:list-style-name="Num_5f_Exo">
      <style:paragraph-properties fo:margin-top="0.52cm" fo:margin-bottom="0cm" loext:contextual-spacing="false"/>
      <style:text-properties officeooo:paragraph-rsid="0069072c"/>
    </style:style>
    <style:style style:name="P66" style:family="paragraph" style:parent-style-name="Exo_5f_Num" style:list-style-name="Num_5f_Exo">
      <style:paragraph-properties fo:margin-top="0.651cm" fo:margin-bottom="0cm" loext:contextual-spacing="false"/>
      <style:text-properties officeooo:paragraph-rsid="0069072c"/>
    </style:style>
    <style:style style:name="P67" style:family="paragraph" style:parent-style-name="Exo_5f_Num" style:list-style-name="Num_5f_Exo">
      <style:paragraph-properties fo:margin-top="0.64cm" fo:margin-bottom="0.101cm" loext:contextual-spacing="false"/>
      <style:text-properties officeooo:paragraph-rsid="0069072c"/>
    </style:style>
    <style:style style:name="P68" style:family="paragraph" style:parent-style-name="Exo_5f_Num" style:list-style-name="Num_5f_Exo">
      <style:paragraph-properties fo:margin-top="0.801cm" fo:margin-bottom="0.101cm" loext:contextual-spacing="false"/>
      <style:text-properties officeooo:paragraph-rsid="0069072c"/>
    </style:style>
    <style:style style:name="P69" style:family="paragraph" style:parent-style-name="FILET_5f_POINTILLES" style:list-style-name="Num_5f_Exo"/>
    <style:style style:name="P70" style:family="paragraph" style:parent-style-name="FILET_5f_POINTILLES" style:list-style-name="Num_5f_Exo">
      <style:text-properties officeooo:paragraph-rsid="0069072c"/>
    </style:style>
    <style:style style:name="P71" style:family="paragraph" style:parent-style-name="FILET_5f_POINTILLES" style:list-style-name="Num_5f_Exo">
      <style:text-properties officeooo:paragraph-rsid="00772ff1"/>
    </style:style>
    <style:style style:name="P72" style:family="paragraph" style:parent-style-name="FILET_5f_POINTILLES" style:list-style-name="Num_5f_Exo">
      <style:paragraph-properties style:line-height-at-least="0.4cm"/>
      <style:text-properties fo:color="#b3b3b3" style:text-position="0% 100%" style:font-name="Bitstream Vera Sans2" fo:font-size="10pt" fo:font-style="normal" officeooo:paragraph-rsid="0069072c" fo:background-color="transparent" style:font-name-asian="OpenSymbol1" style:font-style-asian="normal" style:font-name-complex="OpenSymbol1" style:font-style-complex="normal"/>
    </style:style>
    <style:style style:name="P73" style:family="paragraph" style:parent-style-name="FILET_5f_POINTILLES" style:list-style-name="Num_5f_Exo">
      <style:paragraph-properties style:line-height-at-least="0.7cm"/>
      <style:text-properties officeooo:paragraph-rsid="0069072c"/>
    </style:style>
    <style:style style:name="P74" style:family="paragraph" style:parent-style-name="FILET_5f_POINTILLES" style:list-style-name="Num_5f_Exo" style:master-page-name="">
      <loext:graphic-properties draw:fill="none" draw:fill-color="#729fcf"/>
      <style:paragraph-properties fo:margin-left="0cm" fo:margin-right="4.001cm" fo:margin-top="0cm" fo:margin-bottom="0cm" loext:contextual-spacing="false" style:line-height-at-least="0.706cm" fo:text-align="start" style:justify-single-word="false" fo:text-indent="0cm" style:auto-text-indent="false" style:page-number="auto" fo:break-before="auto" fo:break-after="auto" fo:background-color="transparent" style:shadow="none">
        <style:tab-stops>
          <style:tab-stop style:position="9.2cm" style:type="right" style:leader-style="dotted" style:leader-text="."/>
        </style:tab-stops>
      </style:paragraph-properties>
      <style:text-properties officeooo:paragraph-rsid="006cf1a4"/>
    </style:style>
    <style:style style:name="P75" style:family="paragraph" style:parent-style-name="FILET_5f_POINTILLES" style:list-style-name="Num_5f_Exo">
      <loext:graphic-properties draw:fill="none" draw:fill-color="#729fcf"/>
      <style:paragraph-properties fo:margin-left="0cm" fo:margin-right="4.001cm" fo:margin-top="0cm" fo:margin-bottom="0cm" loext:contextual-spacing="false" style:line-height-at-least="0.706cm" fo:text-align="start" style:justify-single-word="false" fo:text-indent="0cm" style:auto-text-indent="false" fo:break-before="auto" fo:break-after="auto" fo:background-color="transparent" style:shadow="none">
        <style:tab-stops>
          <style:tab-stop style:position="9.2cm" style:type="right" style:leader-style="dotted" style:leader-text="."/>
        </style:tab-stops>
      </style:paragraph-properties>
      <style:text-properties officeooo:paragraph-rsid="006cf1a4"/>
    </style:style>
    <style:style style:name="P76" style:family="paragraph" style:parent-style-name="FILET_5f_POINTILLES" style:list-style-name="Num_5f_Exo">
      <style:paragraph-properties fo:margin-top="0cm" fo:margin-bottom="0.101cm" loext:contextual-spacing="false" style:line-height-at-least="0.801cm"/>
      <style:text-properties fo:color="#b3b3b3" officeooo:paragraph-rsid="0069072c"/>
    </style:style>
    <style:style style:name="P77" style:family="paragraph" style:parent-style-name="FILET_5f_POINTILLES" style:list-style-name="Num_5f_Exo">
      <style:paragraph-properties fo:margin-top="0cm" fo:margin-bottom="0.101cm" loext:contextual-spacing="false" style:line-height-at-least="0.706cm"/>
      <style:text-properties officeooo:paragraph-rsid="0069072c"/>
    </style:style>
    <style:style style:name="P78" style:family="paragraph" style:parent-style-name="FILET_5f_POINTILLES" style:list-style-name="Num_5f_Exo">
      <style:paragraph-properties fo:margin-top="0cm" fo:margin-bottom="0cm" loext:contextual-spacing="false" style:line-height-at-least="0.706cm"/>
      <style:text-properties officeooo:paragraph-rsid="0069072c"/>
    </style:style>
    <style:style style:name="P79" style:family="paragraph" style:parent-style-name="FILET_5f_POINTILLES" style:list-style-name="Num_5f_Exo">
      <style:paragraph-properties fo:margin-top="0cm" fo:margin-bottom="0cm" loext:contextual-spacing="false" style:line-height-at-least="0.706cm"/>
      <style:text-properties officeooo:paragraph-rsid="006cf1a4"/>
    </style:style>
    <style:style style:name="P80" style:family="paragraph" style:parent-style-name="FILET_5f_POINTILLES" style:list-style-name="Num_5f_Exo">
      <style:paragraph-properties fo:margin-top="0cm" fo:margin-bottom="0cm" loext:contextual-spacing="false" style:line-height-at-least="0.7cm" fo:text-align="start" style:justify-single-word="false"/>
      <style:text-properties officeooo:paragraph-rsid="0069072c"/>
    </style:style>
    <style:style style:name="P81" style:family="paragraph" style:parent-style-name="FILET_5f_POINTILLES" style:list-style-name="Num_5f_Exo">
      <style:paragraph-properties fo:margin-top="0cm" fo:margin-bottom="0cm" loext:contextual-spacing="false" style:line-height-at-least="0.7cm"/>
      <style:text-properties officeooo:paragraph-rsid="0069072c"/>
    </style:style>
    <style:style style:name="P82" style:family="paragraph" style:parent-style-name="FILET_5f_POINTILLES" style:list-style-name="Num_5f_Exo" style:master-page-name="">
      <loext:graphic-properties draw:fill="none" draw:fill-color="#729fcf"/>
      <style:paragraph-properties fo:margin-left="0cm" fo:margin-right="4.399cm" fo:margin-top="0cm" fo:margin-bottom="0cm" loext:contextual-spacing="false" style:line-height-at-least="0.706cm" fo:text-align="start" style:justify-single-word="false" fo:text-indent="0cm" style:auto-text-indent="false" style:page-number="auto" fo:break-before="auto" fo:break-after="auto" fo:background-color="transparent" style:shadow="none">
        <style:tab-stops>
          <style:tab-stop style:position="9.2cm" style:type="right" style:leader-style="dotted" style:leader-text="."/>
        </style:tab-stops>
      </style:paragraph-properties>
      <style:text-properties officeooo:paragraph-rsid="006cf1a4"/>
    </style:style>
    <style:style style:name="P83" style:family="paragraph" style:parent-style-name="FILET_5f_POINTILLES" style:list-style-name="Num_5f_Exo">
      <loext:graphic-properties draw:fill="none" draw:fill-color="#729fcf"/>
      <style:paragraph-properties fo:margin-left="0cm" fo:margin-right="4.399cm" fo:margin-top="0cm" fo:margin-bottom="0cm" loext:contextual-spacing="false" style:line-height-at-least="0.706cm" fo:text-align="start" style:justify-single-word="false" fo:text-indent="0cm" style:auto-text-indent="false" fo:break-before="auto" fo:break-after="auto" fo:background-color="transparent" style:shadow="none">
        <style:tab-stops>
          <style:tab-stop style:position="9.2cm" style:type="right" style:leader-style="dotted" style:leader-text="."/>
        </style:tab-stops>
      </style:paragraph-properties>
      <style:text-properties officeooo:paragraph-rsid="006cf1a4"/>
    </style:style>
    <style:style style:name="P84" style:family="paragraph" style:parent-style-name="FILET_5f_POINTILLES" style:list-style-name="Num_5f_Exo" style:master-page-name="">
      <loext:graphic-properties draw:fill="none" draw:fill-color="#729fcf"/>
      <style:paragraph-properties fo:margin-left="0cm" fo:margin-right="0cm" fo:margin-top="0cm" fo:margin-bottom="0cm" loext:contextual-spacing="false" style:line-height-at-least="0.706cm" fo:text-align="start" style:justify-single-word="false" fo:text-indent="0cm" style:auto-text-indent="false" style:page-number="auto" fo:break-before="auto" fo:break-after="auto" fo:background-color="transparent" style:shadow="none">
        <style:tab-stops>
          <style:tab-stop style:position="9.2cm" style:type="right" style:leader-style="dotted" style:leader-text="."/>
        </style:tab-stops>
      </style:paragraph-properties>
      <style:text-properties officeooo:paragraph-rsid="006cf1a4"/>
    </style:style>
    <style:style style:name="P85" style:family="paragraph" style:parent-style-name="FILET_5f_POINTILLES" style:list-style-name="Num_5f_Exo" style:master-page-name="">
      <loext:graphic-properties draw:fill="none" draw:fill-color="#729fcf"/>
      <style:paragraph-properties fo:margin-left="0cm" fo:margin-right="0cm" fo:margin-top="0cm" fo:margin-bottom="0cm" loext:contextual-spacing="false" style:line-height-at-least="0.706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rsid="009ec5eb" officeooo:paragraph-rsid="00738769"/>
    </style:style>
    <style:style style:name="P86" style:family="paragraph" style:parent-style-name="FILET_5f_POINTILLES" style:list-style-name="Num_5f_Exo" style:master-page-name="">
      <loext:graphic-properties draw:fill="none" draw:fill-color="#729fcf"/>
      <style:paragraph-properties fo:margin-left="0cm" fo:margin-right="0cm" fo:margin-top="0cm" fo:margin-bottom="0.499cm" loext:contextual-spacing="false" style:line-height-at-least="0.706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cf1a4"/>
    </style:style>
    <style:style style:name="P87" style:family="paragraph" style:parent-style-name="FILET_5f_POINTILLES" style:list-style-name="Num_5f_Exo" style:master-page-name="">
      <loext:graphic-properties draw:fill="none" draw:fill-color="#729fcf"/>
      <style:paragraph-properties fo:margin-left="4.8cm" fo:margin-right="0cm" fo:margin-top="0.199cm" fo:margin-bottom="0cm" loext:contextual-spacing="false" style:line-height-at-least="0.706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e9f65"/>
    </style:style>
    <style:style style:name="P88" style:family="paragraph" style:parent-style-name="FILET_5f_POINTILLES" style:list-style-name="Num_5f_Exo" style:master-page-name="">
      <loext:graphic-properties draw:fill="none" draw:fill-color="#729fcf"/>
      <style:paragraph-properties fo:margin-left="0cm" fo:margin-right="5.001cm" fo:margin-top="0.4cm" fo:margin-bottom="0cm" loext:contextual-spacing="false" fo:line-height="100%" fo:text-align="start" style:justify-single-word="false" fo:text-indent="0cm" style:auto-text-indent="false" style:page-number="auto" fo:background-color="transparent" style:shadow="none">
        <style:tab-stops>
          <style:tab-stop style:position="3.649cm" style:type="right" style:leader-style="dotted" style:leader-text="."/>
        </style:tab-stops>
      </style:paragraph-properties>
      <style:text-properties officeooo:paragraph-rsid="006e9f65"/>
    </style:style>
    <style:style style:name="P89" style:family="paragraph" style:parent-style-name="FILET_5f_POINTILLES" style:list-style-name="Num_5f_Exo" style:master-page-name="">
      <loext:graphic-properties draw:fill="none" draw:fill-color="#729fcf"/>
      <style:paragraph-properties fo:margin-left="0cm" fo:margin-right="5.5cm" fo:margin-top="0cm" fo:margin-bottom="0cm" loext:contextual-spacing="false" style:line-height-at-least="0.706cm" fo:text-align="start" style:justify-single-word="false" fo:text-indent="0cm" style:auto-text-indent="false" style:page-number="auto" fo:background-color="transparent" style:shadow="none" fo:keep-with-next="always">
        <style:tab-stops>
          <style:tab-stop style:position="9.2cm" style:type="right" style:leader-style="dotted" style:leader-text="."/>
        </style:tab-stops>
      </style:paragraph-properties>
      <style:text-properties officeooo:paragraph-rsid="0071c263"/>
    </style:style>
    <style:style style:name="P90" style:family="paragraph" style:parent-style-name="FILET_5f_POINTILLES" style:list-style-name="Num_5f_Exo">
      <loext:graphic-properties draw:fill="none" draw:fill-color="#729fcf"/>
      <style:paragraph-properties fo:margin-left="0cm" fo:margin-right="5.5cm" fo:margin-top="0cm" fo:margin-bottom="0cm" loext:contextual-spacing="false" style:line-height-at-least="0.706cm" fo:text-align="start" style:justify-single-word="false" fo:text-indent="0cm" style:auto-text-indent="false" fo:background-color="transparent" style:shadow="none" fo:keep-with-next="always">
        <style:tab-stops>
          <style:tab-stop style:position="9.2cm" style:type="right" style:leader-style="dotted" style:leader-text="."/>
        </style:tab-stops>
      </style:paragraph-properties>
      <style:text-properties officeooo:paragraph-rsid="0071c263"/>
    </style:style>
    <style:style style:name="P91" style:family="paragraph" style:parent-style-name="FILET_5f_POINTILLES" style:list-style-name="Num_5f_Exo">
      <style:paragraph-properties fo:margin-top="0.48cm" fo:margin-bottom="0.101cm" loext:contextual-spacing="false" fo:line-height="100%"/>
      <style:text-properties fo:color="#b3b3b3" officeooo:paragraph-rsid="0069072c"/>
    </style:style>
    <style:style style:name="P92" style:family="paragraph" style:parent-style-name="Frame_20_contents" style:list-style-name="liste_5f_puce_5f_exemple">
      <style:paragraph-properties fo:line-height="0.43cm"/>
      <style:text-properties style:font-name="Bitstream Vera Sans" fo:font-size="10pt" officeooo:paragraph-rsid="0069072c" style:font-size-asian="10pt" style:font-size-complex="10pt"/>
    </style:style>
    <style:style style:name="P93" style:family="paragraph" style:parent-style-name="Frame_20_contents" style:list-style-name="liste_5f_puce_5f_exemple" style:master-page-name="">
      <style:paragraph-properties fo:margin-top="0.101cm" fo:margin-bottom="0cm" loext:contextual-spacing="false" fo:line-height="0.43cm" style:page-number="auto"/>
      <style:text-properties style:font-name="Bitstream Vera Sans" fo:font-size="10pt" fo:font-weight="normal" officeooo:rsid="00d8a100" officeooo:paragraph-rsid="0069072c" style:font-size-asian="10pt" style:font-weight-asian="normal" style:font-size-complex="10pt" style:font-weight-complex="normal"/>
    </style:style>
    <style:style style:name="P94" style:family="paragraph" style:parent-style-name="Standard" style:master-page-name="_5f_Fiche_20_éditeur_20_série_20_2_20_une_20_colonne_20_impaire_20__28_G_29_">
      <style:paragraph-properties fo:margin-top="0cm" fo:margin-bottom="0cm" loext:contextual-spacing="false" style:page-number="79" fo:break-before="auto" fo:break-after="auto"/>
      <style:text-properties fo:color="#000000" style:font-name="Bitstream Vera Sans" fo:font-size="10pt" fo:font-weight="normal" officeooo:rsid="00951988" officeooo:paragraph-rsid="005daece" style:font-size-asian="10pt" style:font-weight-asian="normal" style:font-size-complex="10pt" style:font-weight-complex="normal"/>
    </style:style>
    <style:style style:name="P95" style:family="paragraph" style:parent-style-name="Standard" style:list-style-name="Num_5f_Exo">
      <style:paragraph-properties fo:margin-top="0cm" fo:margin-bottom="0cm" loext:contextual-spacing="false"/>
      <style:text-properties officeooo:paragraph-rsid="0069072c"/>
    </style:style>
    <style:style style:name="P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9ec5eb" officeooo:paragraph-rsid="0069072c"/>
    </style:style>
    <style:style style:name="P97" style:family="paragraph" style:parent-style-name="Text_20_body" style:list-style-name="Num_5f_Exo">
      <style:paragraph-properties fo:margin-top="0.101cm" fo:margin-bottom="0cm" loext:contextual-spacing="false" fo:text-align="center" style:justify-single-word="false"/>
      <style:text-properties officeooo:paragraph-rsid="0069072c"/>
    </style:style>
    <style:style style:name="P98" style:family="paragraph" style:parent-style-name="_5f_Paragraphe_20_livret_20_" style:list-style-name="Num_5f_Exo">
      <style:paragraph-properties fo:margin-top="0.31cm" fo:margin-bottom="0.31cm" loext:contextual-spacing="false" fo:text-align="center" style:justify-single-word="false"/>
      <style:text-properties officeooo:paragraph-rsid="0069072c"/>
    </style:style>
    <style:style style:name="P99" style:family="paragraph" style:parent-style-name="_5f_Paragraphe_20_livret_20_" style:list-style-name="Num_5f_Exo">
      <style:paragraph-properties fo:margin-top="0.199cm" fo:margin-bottom="0cm" loext:contextual-spacing="false"/>
      <style:text-properties officeooo:paragraph-rsid="0069072c"/>
    </style:style>
    <style:style style:name="P100" style:family="paragraph" style:parent-style-name="_5f_Paragraphe_20_livret_20_" style:master-page-name="">
      <loext:graphic-properties draw:fill="none"/>
      <style:paragraph-properties fo:margin-left="0cm" fo:margin-right="4.6cm" fo:margin-top="0cm" fo:margin-bottom="0cm" loext:contextual-spacing="false" fo:text-align="start" style:justify-single-word="false" fo:text-indent="0cm" style:auto-text-indent="false" style:page-number="auto" fo:background-color="transparent" style:shadow="none">
        <style:tab-stops/>
      </style:paragraph-properties>
      <style:text-properties officeooo:paragraph-rsid="007c35eb"/>
    </style:style>
    <style:style style:name="P101" style:family="paragraph" style:parent-style-name="_5f_Pied_20_de_20_page" style:list-style-name="">
      <style:paragraph-properties fo:text-align="end" style:justify-single-word="false"/>
    </style:style>
    <style:style style:name="P102" style:family="paragraph" style:parent-style-name="_5f_Pied_20_de_20_page">
      <style:paragraph-properties fo:text-align="end" style:justify-single-word="false"/>
    </style:style>
    <style:style style:name="P103" style:family="paragraph" style:parent-style-name="_5f_Pied_20_de_20_page" style:list-style-name=""/>
    <style:style style:name="P10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05" style:family="paragraph" style:parent-style-name="_5f_Titre_20_d_27_exercices_20_livret_20_sans_20_titre" style:list-style-name="Num_5f_Exo" style:master-page-name="">
      <loext:graphic-properties draw:fill="none"/>
      <style:paragraph-properties fo:margin-left="0cm" fo:margin-right="4.001cm" fo:margin-top="0.7cm" fo:margin-bottom="0cm" loext:contextual-spacing="false" fo:text-align="justify" style:justify-single-word="false" fo:text-indent="0cm" style:auto-text-indent="false" style:page-number="auto" fo:break-before="auto" fo:break-after="auto" fo:background-color="transparent" style:shadow="none">
        <style:tab-stops/>
      </style:paragraph-properties>
      <style:text-properties officeooo:paragraph-rsid="0069072c"/>
    </style:style>
    <style:style style:name="P106" style:family="paragraph" style:parent-style-name="_5f_num_5f_abcd" style:list-style-name="liste_5f_abc">
      <style:text-properties officeooo:paragraph-rsid="00777f3d"/>
    </style:style>
    <style:style style:name="P107" style:family="paragraph" style:parent-style-name="_5f_num_5f_abcd">
      <style:paragraph-properties fo:margin-top="0.3cm" fo:margin-bottom="0cm" loext:contextual-spacing="false"/>
    </style:style>
    <style:style style:name="P108" style:family="paragraph" style:parent-style-name="_5f_num_5f_abcd" style:list-style-name="liste_5f_abc">
      <style:paragraph-properties fo:margin-top="0.3cm" fo:margin-bottom="0.101cm" loext:contextual-spacing="false" style:line-height-at-least="0.7cm"/>
      <style:text-properties officeooo:paragraph-rsid="00760e9e"/>
    </style:style>
    <style:style style:name="P109" style:family="paragraph" style:parent-style-name="_5f_num_5f_abcd">
      <style:paragraph-properties fo:margin-top="0cm" fo:margin-bottom="0.101cm" loext:contextual-spacing="false" style:line-height-at-least="0.7cm"/>
    </style:style>
    <style:style style:name="P110" style:family="paragraph" style:parent-style-name="_5f_num_5f_abcd">
      <style:paragraph-properties fo:margin-top="0.199cm" fo:margin-bottom="0cm" loext:contextual-spacing="false"/>
    </style:style>
    <style:style style:name="P111" style:family="paragraph" style:parent-style-name="_5f_num_5f_abcd">
      <style:paragraph-properties fo:margin-top="0.4cm" fo:margin-bottom="0cm" loext:contextual-spacing="false"/>
    </style:style>
    <style:style style:name="P11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writing-mode="lr-tb"/>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5"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center" fo:text-indent="0cm" style:writing-mode="lr-tb"/>
    </style:style>
    <style:style style:name="P11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8"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justify" fo:text-indent="0cm" style:writing-mode="lr-tb"/>
    </style:style>
    <style:style style:name="P12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justify" fo:text-indent="0cm" style:writing-mode="lr-tb"/>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3"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Bitstream Vera Sans"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style:text-overline-style="none" style:text-overline-color="font-color" fo:hyphenate="false"/>
    </style:style>
    <style:style style:name="P12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Bitstream Vera Sans"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style:text-overline-style="none" style:text-overline-color="font-color" fo:hyphenate="false"/>
    </style:style>
    <style:style style:name="P130" style:family="paragraph">
      <loext:graphic-properties draw:fill="solid" draw:fill-color="#7fb24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2" style:family="paragraph">
      <loext:graphic-properties draw:fill="none"/>
      <style:paragraph-properties fo:text-align="center"/>
      <style:text-properties fo:font-size="12pt"/>
    </style:style>
    <style:style style:name="P133"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center" fo:text-indent="0cm"/>
    </style:style>
    <style:style style:name="P13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36"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7" style:family="paragraph">
      <loext:graphic-properties draw:fill="solid" draw:fill-color="#e8f2a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8" style:family="paragraph">
      <loext:graphic-properties draw:fill="solid" draw:fill-color="#ffa6a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9"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0"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1" style:family="paragraph">
      <loext:graphic-properties draw:fill="solid" draw:fill-color="#e34000"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2" style:family="paragraph">
      <loext:graphic-properties draw:fill="none" draw:fill-color="#ffffff"/>
      <style:paragraph-properties fo:margin-left="0cm" fo:margin-right="0cm" fo:margin-top="0cm" fo:margin-bottom="0cm" fo:line-height="100%" fo:text-align="center" fo:text-indent="0cm" style:writing-mode="lr-tb"/>
      <style:text-properties fo:color="#000000" style:text-outline="false" style:text-line-through-style="none" style:text-line-through-type="none" style:font-name="Bitstream Vera Sans"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3" style:family="paragraph">
      <loext:graphic-properties draw:fill="solid" draw:fill-color="#246bff"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4" style:family="paragraph">
      <loext:graphic-properties draw:fill="solid" draw:fill-color="#9d0f89"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5" style:family="paragraph">
      <loext:graphic-properties draw:fill="solid" draw:fill-color="#cc9900"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6" style:family="paragraph">
      <loext:graphic-properties draw:fill="solid" draw:fill-color="#de9ad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8" style:family="paragraph">
      <loext:graphic-properties draw:fill="none" draw:fill-color="#ffffff"/>
      <style:paragraph-properties style:writing-mode="lr-tb"/>
    </style:style>
    <style:style style:name="P149"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50" style:family="paragraph">
      <style:paragraph-properties fo:margin-left="0cm" fo:margin-right="0cm" fo:margin-top="0cm" fo:margin-bottom="0cm" fo:line-height="100%" fo:text-indent="0cm"/>
    </style:style>
    <style:style style:name="P151"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1"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P152"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53"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54"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55" style:family="paragraph">
      <loext:graphic-properties draw:fill="solid" draw:fill-color="#a9ce7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7" style:family="paragraph">
      <loext:graphic-properties draw:fill="solid" draw:fill-color="#a9ce7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add9e0"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0" style:family="paragraph">
      <style:paragraph-properties fo:margin-top="0cm" fo:margin-bottom="0cm"/>
    </style:style>
    <style:style style:name="P16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e8c32a" style:text-outline="false" style:text-line-through-style="none" style:text-line-through-type="none" style:font-name="Bitstream Vera Sans"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2" style:family="paragraph">
      <loext:graphic-properties draw:fill="solid" draw:fill-color="#ead680"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c0c0c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4"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6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8" style:family="paragraph">
      <loext:graphic-properties draw:fill="none" draw:fill-color="#ffffff"/>
      <style:paragraph-properties fo:margin-left="0cm" fo:margin-right="0cm" fo:margin-top="0cm" fo:margin-bottom="0cm" fo:line-height="100%" fo:text-indent="0cm" style:writing-mode="lr-tb"/>
      <style:text-properties fo:color="#e8c32a" style:text-outline="false" style:text-line-through-style="none" style:text-line-through-type="none" style:font-name="Bitstream Vera Sans" fo:font-size="10pt" fo:font-style="normal" fo:text-shadow="none" style:text-underline-style="none" fo:font-weight="bold"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69" style:family="paragraph">
      <loext:graphic-properties draw:fill="solid" draw:fill-color="#9d0f8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7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171" style:family="paragraph">
      <loext:graphic-properties draw:fill="solid" draw:fill-color="#7fb24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7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fo:hyphenate="false"/>
    </style:style>
    <style:style style:name="P17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fo:hyphenate="false"/>
    </style:style>
    <style:style style:name="P174"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75" style:family="paragraph">
      <style:paragraph-properties fo:margin-top="0cm" fo:margin-bottom="0.199cm" fo:text-align="center" style:writing-mode="lr-tb"/>
    </style:style>
    <style:style style:name="P176" style:family="paragraph">
      <loext:graphic-properties draw:fill-color="#e8c32a"/>
      <style:paragraph-properties fo:margin-top="0cm" fo:margin-bottom="0.199cm" fo:text-align="center" style:writing-mode="lr-tb"/>
      <style:text-properties fo:color="#ffffff" style:font-name="Bitstream Vera Sans" fo:font-size="11pt" fo:font-weight="bold" style:font-size-asian="11pt" style:font-weight-asian="bold" style:font-size-complex="11pt" style:font-weight-complex="bold"/>
    </style:style>
    <style:style style:name="P17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text-align="center"/>
    </style:style>
    <style:style style:name="P179" style:family="paragraph">
      <loext:graphic-properties draw:fill="none" draw:fill-color="#ffffff"/>
      <style:paragraph-properties fo:text-align="center" style:writing-mode="lr-tb"/>
      <style:text-properties fo:color="#ffffff" style:font-name="Bitstream Vera Sans" fo:font-size="16pt" fo:font-weight="bold" style:font-size-asian="16pt" style:font-weight-asian="bold" style:font-size-complex="16pt" style:font-weight-complex="bold"/>
    </style:style>
    <style:style style:name="P180" style:family="paragraph">
      <loext:graphic-properties draw:fill="solid" draw:fill-color="#7fb241"/>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variant="normal" fo:text-transform="none" fo:color="#7fb241" style:font-name="Bitstream Vera Sans" fo:font-size="16pt" fo:font-style="normal" fo:text-shadow="none" fo:font-weight="bold" officeooo:rsid="004fea2e" style:font-size-asian="16pt" style:font-style-asian="normal" style:font-size-complex="16pt" style:font-style-complex="normal"/>
    </style:style>
    <style:style style:name="T6" style:family="text">
      <style:text-properties fo:font-variant="normal" fo:text-transform="none" fo:color="#7fb241" style:font-name="Bitstream Vera Sans" fo:font-size="16pt" fo:font-style="normal" fo:text-shadow="none" fo:font-weight="bold" officeooo:rsid="0048beca" style:font-size-asian="16pt" style:font-style-asian="normal" style:font-size-complex="16pt" style:font-style-complex="normal"/>
    </style:style>
    <style:style style:name="T7" style:family="text">
      <style:text-properties fo:font-variant="normal" fo:text-transform="none" fo:color="#7fb241" style:font-name="Bitstream Vera Sans" fo:font-size="16pt" fo:font-style="normal" fo:text-shadow="none" fo:font-weight="bold" officeooo:rsid="005daece" style:font-size-asian="16pt" style:font-style-asian="normal" style:font-size-complex="16pt" style:font-style-complex="normal"/>
    </style:style>
    <style:style style:name="T8" style:family="text">
      <style:text-properties fo:font-variant="normal" fo:text-transform="none" fo:color="#7fb241" style:font-name="Bitstream Vera Sans" fo:font-size="16pt" fo:font-style="normal" fo:text-shadow="none" fo:font-weight="bold" officeooo:rsid="00671b2a" style:font-size-asian="16pt" style:font-style-asian="normal" style:font-size-complex="16pt" style:font-style-complex="normal"/>
    </style:style>
    <style:style style:name="T9" style:family="text">
      <style:text-properties fo:text-transform="uppercase" fo:color="#808080" style:font-name="Bitstream Vera Sans1" fo:font-size="9pt" officeooo:rsid="00574e0f" fo:background-color="transparent" loext:char-shading-value="0"/>
    </style:style>
    <style:style style:name="T10" style:family="text">
      <style:text-properties fo:text-transform="uppercase" fo:color="#808080" style:font-name="Bitstream Vera Sans1" fo:font-size="9pt" officeooo:rsid="005daece" fo:background-color="transparent" loext:char-shading-value="0"/>
    </style:style>
    <style:style style:name="T11" style:family="text">
      <style:text-properties fo:text-transform="uppercase" fo:color="#808080" style:font-name="Bitstream Vera Sans1" fo:font-size="9pt" officeooo:rsid="007a59f8" fo:background-color="transparent" loext:char-shading-value="0"/>
    </style:style>
    <style:style style:name="T12" style:family="text">
      <style:text-properties fo:text-transform="uppercase" fo:color="#808080" style:font-name="Bitstream Vera Sans1" fo:font-size="9pt" officeooo:rsid="002aa84d" fo:background-color="transparent" loext:char-shading-value="0"/>
    </style:style>
    <style:style style:name="T13" style:family="text">
      <style:text-properties officeooo:rsid="002aa84d"/>
    </style:style>
    <style:style style:name="T14" style:family="text">
      <style:text-properties style:use-window-font-color="true" style:font-name="Bitstream Vera Sans" fo:font-size="10pt" fo:font-style="normal" fo:font-weight="normal" officeooo:rsid="009ec5eb" style:font-size-asian="10pt" style:font-style-asian="normal" style:font-weight-asian="normal" style:font-size-complex="10pt" style:font-style-complex="normal" style:font-weight-complex="normal"/>
    </style:style>
    <style:style style:name="T15" style:family="text">
      <style:text-properties style:use-window-font-color="true" style:font-name="Bitstream Vera Sans" fo:font-size="10pt" fo:font-style="normal" fo:font-weight="normal" officeooo:rsid="0030a46a" style:font-size-asian="10pt" style:font-style-asian="normal" style:font-weight-asian="normal" style:font-size-complex="10pt" style:font-style-complex="normal" style:font-weight-complex="normal"/>
    </style:style>
    <style:style style:name="T16" style:family="text">
      <style:text-properties style:use-window-font-color="true" style:font-name="Bitstream Vera Sans" fo:font-size="10pt" fo:font-style="normal" fo:font-weight="normal" officeooo:rsid="0082eda8" style:font-size-asian="10pt" style:font-style-asian="normal" style:font-weight-asian="normal" style:font-size-complex="10pt" style:font-style-complex="normal" style:font-weight-complex="normal"/>
    </style:style>
    <style:style style:name="T17" style:family="text">
      <style:text-properties style:use-window-font-color="true" style:text-outline="false" style:text-line-through-style="none" style:text-line-through-type="none" style:text-position="sub 58%" style:font-name="Apple Chancery" fo:font-size="12pt" fo:letter-spacing="normal" fo:font-style="italic" fo:text-shadow="none" style:text-underline-style="none" fo:font-weight="normal" officeooo:rsid="00d7fb35" style:letter-kerning="true" style:font-size-asian="12pt" style:font-style-asian="italic" style:font-weight-asian="normal" style:font-size-complex="12pt" style:font-style-complex="italic" style:font-weight-complex="normal" style:text-emphasize="none"/>
    </style:style>
    <style:style style:name="T18" style:family="text">
      <style:text-properties style:use-window-font-color="true" style:text-outline="false" style:text-line-through-style="none" style:text-line-through-type="none" style:font-name="OpenSymbol1" fo:letter-spacing="normal" fo:text-shadow="none" style:text-underline-style="none" fo:font-weight="normal" officeooo:rsid="00e0888a" style:letter-kerning="true" style:font-weight-asian="normal" style:font-weight-complex="normal" style:text-emphasize="none"/>
    </style:style>
    <style:style style:name="T19" style:family="text">
      <style:text-properties style:use-window-font-color="true" style:text-outline="false" style:text-line-through-style="none" style:text-line-through-type="none" style:font-name="OpenSymbol1"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20" style:family="text">
      <style:text-properties style:use-window-font-color="true" style:text-outline="false" style:text-line-through-style="none" style:text-line-through-type="none" fo:letter-spacing="normal" fo:font-style="italic" fo:text-shadow="none" style:text-underline-style="none" fo:font-weight="normal" officeooo:rsid="00d7fb35" style:letter-kerning="true" style:font-name-asian="Times New Roman" style:font-style-asian="italic" style:font-weight-asian="normal" style:font-name-complex="Times New Roman" style:font-style-complex="italic" style:font-weight-complex="normal" style:text-emphasize="none"/>
    </style:style>
    <style:style style:name="T21" style:family="text">
      <style:text-properties style:use-window-font-color="true" style:text-outline="false" style:text-line-through-style="none" style:text-line-through-type="none" fo:letter-spacing="normal" fo:font-style="italic" fo:text-shadow="none" style:text-underline-style="none" fo:font-weight="normal" officeooo:rsid="00d8a100" style:letter-kerning="true" style:font-name-asian="Times New Roman" style:font-style-asian="italic" style:font-weight-asian="normal" style:font-name-complex="Times New Roman" style:font-style-complex="italic" style:font-weight-complex="normal" style:text-emphasize="none"/>
    </style:style>
    <style:style style:name="T22" style:family="text">
      <style:text-properties style:use-window-font-color="true" style:text-outline="false" style:text-line-through-style="none" style:text-line-through-type="none"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23" style:family="text">
      <style:text-properties style:use-window-font-color="true" style:text-outline="false" style:text-line-through-style="none" style:text-line-through-type="none"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24" style:family="text">
      <style:text-properties style:use-window-font-color="true" style:text-outline="false" style:text-line-through-style="none" style:text-line-through-type="none" style:text-position="0% 100%"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25" style:family="text">
      <style:text-properties style:use-window-font-color="true" style:text-outline="false" style:text-line-through-style="none" style:text-line-through-type="none" style:text-position="0% 100%" fo:letter-spacing="normal" fo:font-style="normal" fo:text-shadow="none" style:text-underline-style="none" fo:font-weight="normal" style:letter-kerning="true" style:font-name-asian="OpenSymbol1" style:font-style-asian="normal" style:font-weight-asian="normal" style:font-name-complex="OpenSymbol1" style:font-style-complex="normal" style:font-weight-complex="normal" style:text-emphasize="none"/>
    </style:style>
    <style:style style:name="T26" style:family="text">
      <style:text-properties style:use-window-font-color="true" style:text-outline="false" style:text-line-through-style="none" style:text-line-through-type="none" style:text-position="0% 100%" fo:letter-spacing="normal" fo:font-style="normal" fo:text-shadow="none" style:text-underline-style="none" fo:font-weight="normal" officeooo:rsid="00d8a100" style:letter-kerning="true" style:font-name-asian="OpenSymbol1" style:font-style-asian="normal" style:font-weight-asian="normal" style:font-name-complex="OpenSymbol1" style:font-style-complex="normal" style:font-weight-complex="normal" style:text-emphasize="none"/>
    </style:style>
    <style:style style:name="T27" style:family="text">
      <style:text-properties style:use-window-font-color="true" style:text-outline="false" style:text-line-through-style="none" style:text-line-through-type="none" style:text-position="0% 100%" fo:letter-spacing="normal" fo:font-style="italic" fo:text-shadow="none" style:text-underline-style="none" fo:font-weight="normal" style:letter-kerning="true" style:font-name-asian="Times New Roman" style:font-style-asian="italic" style:font-weight-asian="normal" style:font-name-complex="Times New Roman" style:font-style-complex="italic" style:font-weight-complex="normal" style:text-emphasize="none"/>
    </style:style>
    <style:style style:name="T28" style:family="text">
      <style:text-properties style:use-window-font-color="true" style:text-outline="false" style:text-line-through-style="none" style:text-line-through-type="none" style:text-position="0% 100%" style:font-name="OpenSymbol1"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29" style:family="text">
      <style:text-properties style:use-window-font-color="true" style:text-position="sub 58%" style:text-underline-style="none" fo:font-weight="normal" officeooo:rsid="009ec5eb" style:font-weight-asian="normal" style:font-weight-complex="normal"/>
    </style:style>
    <style:style style:name="T30" style:family="text">
      <style:text-properties style:use-window-font-color="true" fo:font-size="10pt" fo:font-style="normal" officeooo:rsid="00903b48" style:font-size-asian="10pt" style:font-style-asian="normal" style:font-size-complex="10pt" style:font-style-complex="normal"/>
    </style:style>
    <style:style style:name="T31" style:family="text">
      <style:text-properties style:use-window-font-color="true" fo:font-size="10pt" fo:letter-spacing="-0.007cm" fo:font-style="normal" style:font-size-asian="10pt" style:font-style-asian="normal" style:font-size-complex="10pt" style:font-style-complex="normal"/>
    </style:style>
    <style:style style:name="T32" style:family="text">
      <style:text-properties style:use-window-font-color="true" fo:font-size="10pt" fo:letter-spacing="-0.007cm" fo:font-style="normal" officeooo:rsid="00889915" style:font-size-asian="10pt" style:font-style-asian="normal" style:font-size-complex="10pt" style:font-style-complex="normal"/>
    </style:style>
    <style:style style:name="T33" style:family="text">
      <style:text-properties style:use-window-font-color="true" style:font-name="Bitstream Vera Sans1" fo:font-size="10pt" fo:letter-spacing="-0.007cm" fo:font-style="normal" officeooo:rsid="00889915" style:font-size-asian="10pt" style:font-style-asian="normal" style:font-size-complex="10pt" style:font-style-complex="normal"/>
    </style:style>
    <style:style style:name="T34" style:family="text">
      <style:text-properties style:use-window-font-color="true" style:font-name="Bitstream Vera Sans1" fo:font-size="10pt" fo:font-weight="normal" officeooo:rsid="007a6e78" style:font-size-asian="10.5pt"/>
    </style:style>
    <style:style style:name="T35" style:family="text">
      <style:text-properties style:use-window-font-color="true" style:font-name="Bitstream Vera Sans1" fo:font-size="10pt" fo:font-style="normal" fo:font-weight="normal" officeooo:rsid="00903b48" style:font-size-asian="10pt" style:font-style-asian="normal" style:font-size-complex="10pt" style:font-style-complex="normal"/>
    </style:style>
    <style:style style:name="T36" style:family="text">
      <style:text-properties style:use-window-font-color="true" style:font-name="Bitstream Vera Sans1" fo:font-size="10pt" fo:font-style="normal" fo:font-weight="normal" officeooo:rsid="007c35eb" style:font-size-asian="10pt" style:font-style-asian="normal" style:font-size-complex="10pt" style:font-style-complex="normal"/>
    </style:style>
    <style:style style:name="T37" style:family="text">
      <style:text-properties style:use-window-font-color="true" style:font-name="Bitstream Vera Sans2" fo:font-size="10pt" fo:font-style="normal" style:text-underline-style="none" fo:font-weight="normal" officeooo:rsid="00896e7f" style:font-size-asian="10pt" style:font-style-asian="normal" style:font-size-complex="10pt" style:font-style-complex="normal"/>
    </style:style>
    <style:style style:name="T38" style:family="text">
      <style:text-properties style:use-window-font-color="true" style:font-name="Bitstream Vera Sans2" fo:font-size="10pt" fo:font-style="normal" style:text-underline-style="none" fo:font-weight="normal" officeooo:rsid="00903b48" style:font-size-asian="10pt" style:font-style-asian="normal" style:font-size-complex="10pt" style:font-style-complex="normal"/>
    </style:style>
    <style:style style:name="T39" style:family="text">
      <style:text-properties style:use-window-font-color="true" style:font-name="Bitstream Vera Sans2" fo:font-size="10pt" fo:font-style="normal" style:text-underline-style="none" officeooo:rsid="009998b5" style:font-size-asian="10pt" style:font-style-asian="normal" style:font-size-complex="10pt" style:font-style-complex="normal"/>
    </style:style>
    <style:style style:name="T40" style:family="text">
      <style:text-properties style:use-window-font-color="true" style:font-name="Bitstream Vera Sans2" fo:font-size="10pt" fo:font-style="normal" style:text-underline-style="none" officeooo:rsid="00896e7f" style:font-size-asian="10pt" style:font-style-asian="normal" style:font-size-complex="10pt" style:font-style-complex="normal"/>
    </style:style>
    <style:style style:name="T41" style:family="text">
      <style:text-properties style:use-window-font-color="true" style:font-name="Bitstream Vera Sans2" fo:font-size="10pt" fo:letter-spacing="-0.014cm" fo:font-style="normal" style:text-underline-style="none" fo:font-weight="normal" officeooo:rsid="00903b48" style:font-size-asian="10pt" style:font-style-asian="normal" style:font-size-complex="10pt" style:font-style-complex="normal"/>
    </style:style>
    <style:style style:name="T42" style:family="text">
      <style:text-properties style:use-window-font-color="true" style:text-position="0% 100%" style:font-name="Bitstream Vera Sans1" fo:font-size="10pt" fo:letter-spacing="normal" fo:font-style="normal" fo:font-weight="normal" officeooo:rsid="007c35eb" style:font-name-asian="OpenSymbol1" style:font-size-asian="10pt" style:font-style-asian="normal" style:font-weight-asian="normal" style:font-name-complex="OpenSymbol1" style:font-size-complex="10pt" style:font-style-complex="normal" style:font-weight-complex="normal" style:text-scale="100%"/>
    </style:style>
    <style:style style:name="T43" style:family="text">
      <style:text-properties style:use-window-font-color="true" style:text-position="0% 100%" style:font-name="Bitstream Vera Sans1" fo:font-size="10pt" fo:letter-spacing="normal" fo:font-style="normal" fo:font-weight="normal" officeooo:rsid="00818642" style:font-name-asian="OpenSymbol1" style:font-size-asian="10pt" style:font-style-asian="normal" style:font-weight-asian="normal" style:font-name-complex="OpenSymbol1" style:font-size-complex="10pt" style:font-style-complex="normal" style:font-weight-complex="normal" style:text-scale="100%"/>
    </style:style>
    <style:style style:name="T44" style:family="text">
      <style:text-properties fo:color="#000000" style:text-position="0% 100%" style:font-name="Bitstream Vera Sans2" fo:font-size="10pt" fo:font-style="normal" fo:font-weight="normal" officeooo:rsid="008c591f" fo:background-color="transparent"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5" style:family="text">
      <style:text-properties fo:color="#000000" style:text-position="0% 100%" style:font-name="Bitstream Vera Sans2" fo:font-size="10pt" fo:letter-spacing="-0.007cm" fo:font-style="normal" fo:font-weight="normal" officeooo:rsid="008c591f" fo:background-color="transparent"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6" style:family="text">
      <style:text-properties fo:color="#000000" style:text-position="0% 100%" style:font-name="Bitstream Vera Sans2" fo:font-size="10pt" fo:letter-spacing="-0.007cm" fo:font-style="normal" fo:font-weight="normal" officeooo:rsid="0099c7eb" fo:background-color="transparent"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7" style:family="text">
      <style:text-properties fo:color="#000000" style:text-position="0% 100%" style:font-name="Bitstream Vera Sans2" fo:font-size="10pt" fo:letter-spacing="-0.007cm" fo:font-style="normal" fo:font-weight="normal" officeooo:rsid="008e38cf" fo:background-color="transparent"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48" style:family="text">
      <style:text-properties fo:color="#000000" style:text-position="0% 100%" style:font-name="Bitstream Vera Sans2" fo:font-size="10pt" fo:letter-spacing="-0.014cm" fo:font-style="normal" style:text-underline-style="none" fo:font-weight="normal" officeooo:rsid="0087d439" style:font-name-asian="OpenSymbol1" style:font-size-asian="10pt" style:font-style-asian="normal" style:font-weight-asian="normal" style:font-name-complex="OpenSymbol1" style:font-size-complex="10pt" style:font-style-complex="normal" style:font-weight-complex="normal"/>
    </style:style>
    <style:style style:name="T49" style:family="text">
      <style:text-properties fo:color="#000000" style:text-position="0% 100%" style:font-name="Bitstream Vera Sans2" fo:font-size="10pt" fo:letter-spacing="-0.014cm" fo:font-style="normal" style:text-underline-style="none" fo:font-weight="normal" officeooo:rsid="0088130b" style:font-name-asian="OpenSymbol1" style:font-size-asian="10pt" style:font-style-asian="normal" style:font-weight-asian="normal" style:font-name-complex="OpenSymbol1" style:font-size-complex="10pt" style:font-style-complex="normal" style:font-weight-complex="normal"/>
    </style:style>
    <style:style style:name="T50" style:family="text">
      <style:text-properties fo:color="#000000" style:text-position="0% 100%" style:font-name="Bitstream Vera Sans2" fo:font-size="10pt" fo:letter-spacing="-0.014cm" fo:font-style="normal" style:text-underline-style="none" fo:font-weight="normal" officeooo:rsid="00903b48" style:font-name-asian="OpenSymbol1" style:font-size-asian="10pt" style:font-style-asian="normal" style:font-weight-asian="normal" style:font-name-complex="OpenSymbol1" style:font-size-complex="10pt" style:font-style-complex="normal" style:font-weight-complex="normal"/>
    </style:style>
    <style:style style:name="T51" style:family="text">
      <style:text-properties fo:color="#000000" style:text-position="0% 100%" style:font-name="Bitstream Vera Sans2" fo:font-size="10pt" fo:letter-spacing="-0.014cm" fo:font-style="normal" style:text-underline-style="none" fo:font-weight="normal" officeooo:rsid="007a59f8" style:font-name-asian="OpenSymbol1" style:font-size-asian="10pt" style:font-style-asian="normal" style:font-weight-asian="normal" style:font-name-complex="OpenSymbol1" style:font-size-complex="10pt" style:font-style-complex="normal" style:font-weight-complex="normal"/>
    </style:style>
    <style:style style:name="T52" style:family="text">
      <style:text-properties fo:color="#000000" style:text-position="0% 100%" style:font-name="Bitstream Vera Sans2" fo:font-size="10pt" fo:letter-spacing="-0.014cm" fo:language="en" fo:country="US" fo:font-style="normal" style:text-underline-style="none" fo:font-weight="normal" officeooo:rsid="007a59f8" style:font-name-asian="OpenSymbol1" style:font-size-asian="10pt" style:font-style-asian="normal" style:font-weight-asian="normal" style:font-name-complex="OpenSymbol1" style:font-size-complex="10pt" style:font-style-complex="normal" style:font-weight-complex="normal"/>
    </style:style>
    <style:style style:name="T53" style:family="text">
      <style:text-properties fo:color="#000000" style:text-position="0% 100%" style:font-name="Bitstream Vera Sans2" fo:font-size="10pt" fo:letter-spacing="-0.014cm" fo:language="fr" fo:country="FR" fo:font-style="normal" style:text-underline-style="none" fo:font-weight="normal" officeooo:rsid="007a59f8" style:font-name-asian="OpenSymbol1" style:font-size-asian="10pt" style:font-style-asian="normal" style:font-weight-asian="normal" style:font-name-complex="OpenSymbol1" style:font-size-complex="10pt" style:font-style-complex="normal" style:font-weight-complex="normal"/>
    </style:style>
    <style:style style:name="T54" style:family="text">
      <style:text-properties fo:color="#000000" style:text-position="0% 100%" style:font-name="Bitstream Vera Sans2" officeooo:rsid="008569f8" style:font-name-asian="OpenSymbol1" style:font-style-asian="normal" style:font-name-complex="OpenSymbol1" style:font-style-complex="normal"/>
    </style:style>
    <style:style style:name="T55" style:family="text">
      <style:text-properties fo:color="#000000" style:text-position="0% 100%" fo:font-weight="normal" style:font-name-asian="OpenSymbol1" style:font-size-asian="10pt" style:font-style-asian="normal" style:font-weight-asian="normal" style:font-name-complex="OpenSymbol1" style:font-size-complex="10pt" style:font-style-complex="normal" style:font-weight-complex="normal"/>
    </style:style>
    <style:style style:name="T56" style:family="text">
      <style:text-properties fo:color="#000000" style:text-position="0% 100%" fo:font-weight="normal" officeooo:rsid="008569f8" style:font-name-asian="OpenSymbol1" style:font-size-asian="10pt" style:font-style-asian="normal" style:font-weight-asian="normal" style:font-name-complex="OpenSymbol1" style:font-size-complex="10pt" style:font-style-complex="normal" style:font-weight-complex="normal" style:text-scale="100%"/>
    </style:style>
    <style:style style:name="T57" style:family="text">
      <style:text-properties fo:color="#000000" style:text-position="0% 100%" officeooo:rsid="008569f8" style:font-name-asian="OpenSymbol1" style:font-style-asian="normal" style:font-name-complex="OpenSymbol1" style:font-style-complex="normal"/>
    </style:style>
    <style:style style:name="T58" style:family="text">
      <style:text-properties fo:color="#000000" style:text-position="0% 100%" style:font-name="Verdana" officeooo:rsid="008569f8" style:font-name-asian="Verdana" style:font-style-asian="normal" style:font-name-complex="Verdana" style:font-style-complex="normal"/>
    </style:style>
    <style:style style:name="T59" style:family="text">
      <style:text-properties fo:color="#000000" style:text-position="0% 100%" fo:letter-spacing="-0.014cm" fo:font-weight="normal" style:font-name-asian="OpenSymbol1" style:font-size-asian="10pt" style:font-style-asian="normal" style:font-weight-asian="normal" style:font-name-complex="OpenSymbol1" style:font-size-complex="10pt" style:font-style-complex="normal" style:font-weight-complex="normal"/>
    </style:style>
    <style:style style:name="T60" style:family="text">
      <style:text-properties fo:color="#000000" style:text-position="0% 100%" fo:letter-spacing="-0.014cm" fo:font-weight="normal" officeooo:rsid="008569f8" style:font-name-asian="OpenSymbol1" style:font-size-asian="10pt" style:font-style-asian="normal" style:font-weight-asian="normal" style:font-name-complex="OpenSymbol1" style:font-size-complex="10pt" style:font-style-complex="normal" style:font-weight-complex="normal"/>
    </style:style>
    <style:style style:name="T61" style:family="text">
      <style:text-properties fo:color="#000000" fo:font-size="10pt" fo:font-style="normal" fo:font-weight="bold" officeooo:rsid="00889915" style:font-size-asian="10pt" style:font-style-asian="normal" style:font-weight-asian="bold" style:font-size-complex="10pt" style:font-style-complex="normal" style:font-weight-complex="bold"/>
    </style:style>
    <style:style style:name="T62" style:family="text">
      <style:text-properties fo:color="#000000" fo:font-size="10pt" fo:font-style="normal" style:font-size-asian="10pt" style:font-style-asian="normal" style:font-size-complex="10pt" style:font-style-complex="normal"/>
    </style:style>
    <style:style style:name="T63" style:family="text">
      <style:text-properties fo:color="#000000" fo:font-size="10pt" fo:font-style="normal" officeooo:rsid="007ceda5" style:font-size-asian="10pt" style:font-style-asian="normal" style:font-size-complex="10pt" style:font-style-complex="normal"/>
    </style:style>
    <style:style style:name="T64" style:family="text">
      <style:text-properties fo:color="#000000" style:text-outline="false" style:text-line-through-style="none" style:text-line-through-type="none" style:font-name="Apple Chancery" fo:font-size="12pt" fo:letter-spacing="normal" fo:font-style="italic" fo:text-shadow="none" style:text-underline-style="none" fo:font-weight="normal" officeooo:rsid="00d7fb35" style:letter-kerning="true"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65" style:family="text">
      <style:text-properties fo:color="#000000" style:text-outline="false" style:text-line-through-style="none" style:text-line-through-type="none" style:font-name="Apple Chancery" fo:font-size="11pt" fo:letter-spacing="normal" fo:font-style="italic" fo:text-shadow="none" style:text-underline-style="none" fo:font-weight="bold" officeooo:rsid="00d7fb35" style:letter-kerning="true" style:font-name-asian="Times New Roman" style:font-size-asian="11pt" style:font-style-asian="italic" style:font-weight-asian="bold" style:font-name-complex="Times New Roman" style:font-size-complex="11pt" style:font-style-complex="italic" style:font-weight-complex="bold" style:text-emphasize="none"/>
    </style:style>
    <style:style style:name="T66" style:family="text">
      <style:text-properties fo:color="#000000" style:text-outline="false" style:text-line-through-style="none" style:text-line-through-type="none" style:text-position="0% 100%" fo:letter-spacing="normal" fo:font-style="normal" fo:text-shadow="none" style:text-underline-style="none" fo:font-weight="normal" officeooo:rsid="00d7fb35" style:letter-kerning="true" style:font-name-asian="Times New Roman" style:font-style-asian="normal" style:font-weight-asian="normal" style:font-name-complex="Times New Roman" style:font-style-complex="normal" style:font-weight-complex="normal" style:text-emphasize="none"/>
    </style:style>
    <style:style style:name="T67" style:family="text">
      <style:text-properties fo:color="#000000" style:text-outline="false" style:text-line-through-style="none" style:text-line-through-type="none" style:text-position="0% 100%" fo:letter-spacing="normal" fo:font-style="normal" fo:text-shadow="none" style:text-underline-style="none" fo:font-weight="normal" officeooo:rsid="00e331fc" style:letter-kerning="true" style:font-name-asian="Times New Roman" style:font-style-asian="normal" style:font-weight-asian="normal" style:font-name-complex="Times New Roman" style:font-style-complex="normal" style:font-weight-complex="normal" style:text-emphasize="none"/>
    </style:style>
    <style:style style:name="T68" style:family="text">
      <style:text-properties fo:color="#000000" style:text-outline="false" style:text-line-through-style="none" style:text-line-through-type="none" style:text-position="0% 100%"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69" style:family="text">
      <style:text-properties fo:color="#000000" style:text-outline="false" style:text-line-through-style="none" style:text-line-through-type="none" style:text-position="0% 100%" style:font-name="OpenSymbol1"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70" style:family="text">
      <style:text-properties fo:color="#000000" style:text-outline="false" style:text-line-through-style="none" style:text-line-through-type="none" style:text-position="0% 100%" style:font-name="Apple Chancery" fo:font-size="12pt" fo:letter-spacing="normal" fo:font-style="italic" fo:text-shadow="none" style:text-underline-style="none" fo:font-weight="normal" officeooo:rsid="00d7fb35" style:letter-kerning="true"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71" style:family="text">
      <style:text-properties fo:color="#000000" fo:font-weight="normal" officeooo:rsid="00d7fb35" style:font-weight-asian="normal" style:font-weight-complex="normal"/>
    </style:style>
    <style:style style:name="T72" style:family="text">
      <style:text-properties fo:color="#000000" fo:font-weight="normal" officeooo:rsid="00e0888a" style:font-weight-asian="normal" style:font-weight-complex="normal"/>
    </style:style>
    <style:style style:name="T73" style:family="text">
      <style:text-properties fo:color="#000000" style:font-name="OpenSymbol1" fo:font-weight="normal" officeooo:rsid="00e0888a" style:font-weight-asian="normal" style:font-weight-complex="normal"/>
    </style:style>
    <style:style style:name="T74" style:family="text">
      <style:text-properties fo:color="#000000" style:font-name="Verdana" officeooo:rsid="008569f8" style:font-name-asian="Verdana" style:font-name-complex="Verdana"/>
    </style:style>
    <style:style style:name="T75" style:family="text">
      <style:text-properties fo:color="#000000" style:font-name="Bitstream Vera Sans2" officeooo:rsid="008569f8"/>
    </style:style>
    <style:style style:name="T76" style:family="text">
      <style:text-properties fo:color="#000000" style:font-name="Bitstream Vera Sans2" fo:font-size="10pt" fo:font-style="normal" style:text-underline-style="none" fo:font-weight="normal" officeooo:rsid="00889915" style:font-size-asian="10pt" style:font-style-asian="normal" style:font-weight-asian="normal" style:font-size-complex="10pt" style:font-style-complex="normal" style:font-weight-complex="normal"/>
    </style:style>
    <style:style style:name="T77" style:family="text">
      <style:text-properties fo:color="#000000" style:font-name="Bitstream Vera Sans2" fo:font-size="10pt" fo:font-style="normal" style:text-underline-style="none" fo:font-weight="normal" officeooo:rsid="008b6e3b" style:font-size-asian="10pt" style:font-style-asian="normal" style:font-weight-asian="normal" style:font-size-complex="10pt" style:font-style-complex="normal" style:font-weight-complex="normal"/>
    </style:style>
    <style:style style:name="T78" style:family="text">
      <style:text-properties fo:color="#000000" style:font-name="Bitstream Vera Sans2" fo:font-size="10pt" fo:font-style="normal" style:text-underline-style="none" fo:font-weight="normal" officeooo:rsid="00896e7f" style:font-size-asian="10pt" style:font-style-asian="normal" style:font-weight-asian="normal" style:font-size-complex="10pt" style:font-style-complex="normal" style:font-weight-complex="normal"/>
    </style:style>
    <style:style style:name="T79" style:family="text">
      <style:text-properties fo:color="#000000" officeooo:rsid="008569f8"/>
    </style:style>
    <style:style style:name="T80" style:family="text">
      <style:text-properties fo:color="#000000" fo:font-style="normal" style:font-style-asian="normal" style:font-style-complex="normal"/>
    </style:style>
    <style:style style:name="T81" style:family="text">
      <style:text-properties fo:color="#000000" style:font-name="Bitstream Vera Sans4" fo:font-size="10pt" fo:font-style="normal" fo:font-weight="normal" officeooo:rsid="0096ce92" style:font-size-asian="10pt" style:font-style-asian="normal" style:font-weight-asian="normal"/>
    </style:style>
    <style:style style:name="T82" style:family="text">
      <style:text-properties style:text-position="0% 100%" fo:font-weight="normal" style:font-name-asian="OpenSymbol1" style:font-size-asian="10pt" style:font-style-asian="normal" style:font-weight-asian="normal" style:font-name-complex="OpenSymbol1" style:font-size-complex="10pt" style:font-style-complex="normal" style:font-weight-complex="normal" style:text-scale="100%"/>
    </style:style>
    <style:style style:name="T83" style:family="text">
      <style:text-properties style:text-position="0% 100%" fo:font-weight="normal" officeooo:rsid="00733cfe" style:font-name-asian="OpenSymbol1" style:font-size-asian="10pt" style:font-style-asian="normal" style:font-weight-asian="normal" style:font-name-complex="OpenSymbol1" style:font-size-complex="10pt" style:font-style-complex="normal" style:font-weight-complex="normal" style:text-scale="100%"/>
    </style:style>
    <style:style style:name="T84" style:family="text">
      <style:text-properties style:text-position="0% 100%" fo:font-weight="normal" officeooo:rsid="009ec5eb" style:font-name-asian="OpenSymbol1" style:font-size-asian="10pt" style:font-style-asian="normal" style:font-weight-asian="normal" style:font-name-complex="OpenSymbol1" style:font-size-complex="10pt" style:font-style-complex="normal" style:font-weight-complex="normal" style:text-scale="100%"/>
    </style:style>
    <style:style style:name="T85" style:family="text">
      <style:text-properties style:text-position="0% 100%" fo:font-weight="normal" officeooo:rsid="009b016d" style:font-name-asian="OpenSymbol1" style:font-size-asian="10pt" style:font-style-asian="normal" style:font-weight-asian="normal" style:font-name-complex="OpenSymbol1" style:font-size-complex="10pt" style:font-style-complex="normal" style:font-weight-complex="normal" style:text-scale="100%"/>
    </style:style>
    <style:style style:name="T86" style:family="text">
      <style:text-properties style:text-position="0% 100%" fo:font-weight="normal" officeooo:rsid="008569f8" style:font-name-asian="OpenSymbol1" style:font-size-asian="10pt" style:font-style-asian="normal" style:font-weight-asian="normal" style:font-name-complex="OpenSymbol1" style:font-size-complex="10pt" style:font-style-complex="normal" style:font-weight-complex="normal" style:text-scale="100%"/>
    </style:style>
    <style:style style:name="T87" style:family="text">
      <style:text-properties style:text-position="0% 100%" fo:font-weight="normal" officeooo:rsid="0069c78a" style:font-name-asian="OpenSymbol1" style:font-size-asian="10pt" style:font-style-asian="normal" style:font-weight-asian="normal" style:font-name-complex="OpenSymbol1" style:font-size-complex="10pt" style:font-style-complex="normal" style:font-weight-complex="normal" style:text-scale="100%"/>
    </style:style>
    <style:style style:name="T88" style:family="text">
      <style:text-properties style:text-position="0% 100%" fo:font-weight="normal" officeooo:rsid="009b016d" style:font-name-asian="OpenSymbol1" style:font-size-asian="10pt" style:font-style-asian="normal" style:font-weight-asian="normal" style:font-name-complex="OpenSymbol1" style:font-size-complex="10pt" style:font-style-complex="normal" style:font-weight-complex="normal"/>
    </style:style>
    <style:style style:name="T89" style:family="text">
      <style:text-properties style:text-position="0% 100%" officeooo:rsid="00ad3d1f" style:font-name-asian="OpenSymbol1" style:font-style-asian="normal" style:font-weight-asian="normal" style:font-name-complex="OpenSymbol1" style:font-size-complex="10pt" style:font-style-complex="normal" style:font-weight-complex="normal"/>
    </style:style>
    <style:style style:name="T90" style:family="text">
      <style:text-properties style:text-position="0% 100%" officeooo:rsid="009b016d" style:font-name-asian="OpenSymbol1" style:font-style-asian="normal" style:font-weight-asian="bold" style:font-name-complex="OpenSymbol1" style:font-size-complex="10pt" style:font-style-complex="normal" style:font-weight-complex="bold"/>
    </style:style>
    <style:style style:name="T91" style:family="text">
      <style:text-properties style:text-position="0% 100%" style:font-name-asian="OpenSymbol1" style:font-style-asian="normal" style:font-name-complex="OpenSymbol1" style:font-style-complex="normal"/>
    </style:style>
    <style:style style:name="T92" style:family="text">
      <style:text-properties style:text-position="0% 100%" officeooo:rsid="008569f8" style:font-name-asian="OpenSymbol1" style:font-style-asian="normal" style:font-name-complex="OpenSymbol1" style:font-style-complex="normal"/>
    </style:style>
    <style:style style:name="T93" style:family="text">
      <style:text-properties style:text-position="0% 100%" fo:font-style="normal" style:text-underline-style="none" fo:font-weight="normal" style:font-style-asian="normal" style:font-weight-asian="normal" style:font-style-complex="normal" style:font-weight-complex="normal"/>
    </style:style>
    <style:style style:name="T94" style:family="text">
      <style:text-properties style:text-position="0% 100%" style:font-name="Bitstream Vera Sans" fo:font-size="10pt" fo:font-weight="normal" officeooo:rsid="009ec5eb" style:font-name-asian="OpenSymbol1" style:font-size-asian="10pt" style:font-style-asian="normal" style:font-weight-asian="normal" style:font-name-complex="OpenSymbol1" style:font-size-complex="10pt" style:font-style-complex="normal" style:font-weight-complex="normal" style:text-scale="100%"/>
    </style:style>
    <style:style style:name="T95" style:family="text">
      <style:text-properties fo:color="#ffd428" fo:font-size="10pt" fo:font-style="normal" fo:font-weight="normal" officeooo:rsid="00889915" style:font-size-asian="10pt" style:font-style-asian="normal" style:font-weight-asian="normal" style:font-size-complex="10pt" style:font-style-complex="normal" style:font-weight-complex="normal"/>
    </style:style>
    <style:style style:name="T96" style:family="text">
      <style:text-properties style:font-name="Bitstream Vera Sans" fo:font-size="10pt" style:font-size-asian="10pt" style:font-size-complex="10pt"/>
    </style:style>
    <style:style style:name="T97" style:family="text">
      <style:text-properties style:font-name="Bitstream Vera Sans" fo:font-size="10pt" fo:font-weight="normal" style:font-size-asian="10pt" style:font-weight-asian="normal" style:font-size-complex="10pt" style:font-weight-complex="normal"/>
    </style:style>
    <style:style style:name="T98" style:family="text">
      <style:text-properties style:font-name="Bitstream Vera Sans" fo:font-size="10pt" fo:font-weight="normal" officeooo:rsid="009ec5eb" style:font-size-asian="10pt" style:font-weight-asian="normal" style:font-size-complex="10pt" style:font-weight-complex="normal"/>
    </style:style>
    <style:style style:name="T99" style:family="text">
      <style:text-properties style:font-name="Bitstream Vera Sans" fo:font-size="10pt" fo:font-weight="normal" officeooo:rsid="00d7fb35" style:font-size-asian="10pt" style:font-weight-asian="normal" style:font-size-complex="10pt" style:font-weight-complex="normal"/>
    </style:style>
    <style:style style:name="T100" style:family="text">
      <style:text-properties style:font-name="Bitstream Vera Sans" fo:font-size="10pt" fo:font-weight="normal" officeooo:rsid="0067202a" style:font-size-asian="10pt" style:font-weight-asian="normal" style:font-size-complex="10pt" style:font-weight-complex="normal"/>
    </style:style>
    <style:style style:name="T101" style:family="text">
      <style:text-properties style:font-name="Bitstream Vera Sans" fo:font-size="10pt" fo:font-weight="normal" officeooo:rsid="00844634" style:font-size-asian="10pt" style:font-weight-asian="normal" style:font-size-complex="10pt" style:font-weight-complex="normal"/>
    </style:style>
    <style:style style:name="T102" style:family="text">
      <style:text-properties style:font-name="Bitstream Vera Sans" officeooo:rsid="009ec5eb" style:font-size-asian="10pt" style:font-weight-asian="normal" style:font-size-complex="10pt" style:font-weight-complex="normal"/>
    </style:style>
    <style:style style:name="T103" style:family="text">
      <style:text-properties style:font-name="Bitstream Vera Sans" officeooo:rsid="006b9805" style:font-size-asian="10pt" style:font-weight-asian="normal" style:font-size-complex="10pt" style:font-weight-complex="normal"/>
    </style:style>
    <style:style style:name="T104" style:family="text">
      <style:text-properties style:font-size-complex="10pt"/>
    </style:style>
    <style:style style:name="T105" style:family="text">
      <style:text-properties fo:color="#68a224" style:text-position="0% 100%" style:text-underline-style="none" fo:font-weight="normal" officeooo:rsid="009ec5eb" style:font-weight-asian="normal" style:font-weight-complex="normal"/>
    </style:style>
    <style:style style:name="T106" style:family="text">
      <style:text-properties style:text-underline-style="none" fo:font-weight="normal" officeooo:rsid="009ec5eb" style:font-weight-asian="normal" style:font-weight-complex="normal"/>
    </style:style>
    <style:style style:name="T107" style:family="text">
      <style:text-properties fo:color="#9d0f89" style:text-outline="false" style:text-line-through-style="none" style:text-line-through-type="none" style:text-position="sub 58%"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108" style:family="text">
      <style:text-properties fo:color="#9d0f89" style:text-outline="false" style:text-line-through-style="none" style:text-line-through-type="none" style:text-position="0% 100%" fo:letter-spacing="normal" fo:font-style="normal" fo:text-shadow="none" style:text-underline-style="none" fo:font-weight="bold" officeooo:rsid="00d8a100" style:letter-kerning="true" style:font-name-asian="Times New Roman" style:font-style-asian="normal" style:font-weight-asian="bold" style:font-name-complex="Times New Roman" style:font-style-complex="normal" style:font-weight-complex="bold" style:text-emphasize="none"/>
    </style:style>
    <style:style style:name="T109" style:family="text">
      <style:text-properties fo:color="#9d0f89" style:text-outline="false" style:text-line-through-style="none" style:text-line-through-type="none" style:text-position="0% 100%"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110" style:family="text">
      <style:text-properties fo:color="#9d0f89" style:text-outline="false" style:text-line-through-style="none" style:text-line-through-type="none" style:text-position="super 58%" fo:letter-spacing="normal" fo:font-style="normal" fo:text-shadow="none" style:text-underline-style="none" fo:font-weight="bold" officeooo:rsid="00d8a100" style:letter-kerning="true" style:font-name-asian="Times New Roman" style:font-style-asian="normal" style:font-weight-asian="bold" style:font-name-complex="Times New Roman" style:font-style-complex="normal" style:font-weight-complex="bold" style:text-emphasize="none"/>
    </style:style>
    <style:style style:name="T111" style:family="text">
      <style:text-properties fo:color="#9d0f89" style:text-underline-style="none" fo:font-weight="bold" style:font-weight-asian="bold" style:font-weight-complex="bold"/>
    </style:style>
    <style:style style:name="T112" style:family="text">
      <style:text-properties fo:color="#9d0f89" style:text-underline-style="none" fo:font-weight="normal" style:font-weight-asian="normal" style:font-weight-complex="normal"/>
    </style:style>
    <style:style style:name="T113" style:family="text">
      <style:text-properties fo:color="#9d0f89" style:text-position="super 58%" style:text-underline-style="none" fo:font-weight="bold" style:font-weight-asian="bold" style:font-weight-complex="bold"/>
    </style:style>
    <style:style style:name="T114" style:family="text">
      <style:text-properties fo:font-weight="normal" officeooo:rsid="00d8a100" style:font-weight-asian="normal" style:font-weight-complex="normal"/>
    </style:style>
    <style:style style:name="T115" style:family="text">
      <style:text-properties fo:font-weight="normal" style:font-name-asian="Bitstream Vera Sans2" style:font-size-asian="10pt" style:font-style-asian="normal" style:font-weight-asian="normal" style:font-name-complex="Bitstream Vera Sans2" style:font-size-complex="10pt" style:font-style-complex="normal" style:font-weight-complex="normal" style:text-scale="100%"/>
    </style:style>
    <style:style style:name="T116" style:family="text">
      <style:text-properties fo:color="#7fb241" style:text-outline="false" style:text-line-through-style="none" style:text-line-through-type="none" style:text-position="sub 58%"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117" style:family="text">
      <style:text-properties fo:color="#7fb241" style:text-position="0% 100%" fo:font-style="normal" style:text-underline-style="none" fo:font-weight="bold" style:font-style-asian="normal" style:font-weight-asian="bold" style:font-style-complex="normal" style:font-weight-complex="bold"/>
    </style:style>
    <style:style style:name="T118" style:family="text">
      <style:text-properties fo:color="#7fb241" style:text-position="0% 100%" fo:font-style="normal" style:text-underline-style="none" fo:font-weight="normal" style:font-style-asian="normal" style:font-weight-asian="normal" style:font-style-complex="normal" style:font-weight-complex="normal"/>
    </style:style>
    <style:style style:name="T119" style:family="text">
      <style:text-properties fo:color="#7fb241" style:text-position="super 58%" fo:font-style="normal" style:text-underline-style="none" fo:font-weight="bold" style:font-style-asian="normal" style:font-weight-asian="bold" style:font-style-complex="normal" style:font-weight-complex="bold"/>
    </style:style>
    <style:style style:name="T120" style:family="text">
      <style:text-properties fo:color="#7fb241" style:text-underline-style="none" fo:font-weight="bold" style:font-weight-asian="bold" style:font-weight-complex="bold"/>
    </style:style>
    <style:style style:name="T121" style:family="text">
      <style:text-properties fo:color="#7fb241" style:text-underline-style="none" fo:font-weight="normal" style:font-weight-asian="normal" style:font-weight-complex="normal"/>
    </style:style>
    <style:style style:name="T122" style:family="text">
      <style:text-properties style:text-position="sub 58%" fo:font-style="normal" style:text-underline-style="none" fo:font-weight="normal" style:font-style-asian="normal" style:font-weight-asian="normal" style:font-style-complex="normal" style:font-weight-complex="normal"/>
    </style:style>
    <style:style style:name="T123" style:family="text">
      <style:text-properties fo:font-style="normal" style:text-underline-style="none" fo:font-weight="normal" style:font-style-asian="normal" style:font-weight-asian="normal" style:font-style-complex="normal" style:font-weight-complex="normal"/>
    </style:style>
    <style:style style:name="T124" style:family="text">
      <style:text-properties fo:font-style="normal" style:text-underline-style="none" fo:font-weight="normal" style:font-name-asian="OpenSymbol1" style:font-style-asian="normal" style:font-weight-asian="normal" style:font-name-complex="OpenSymbol1" style:font-style-complex="normal" style:font-weight-complex="normal"/>
    </style:style>
    <style:style style:name="T125" style:family="text">
      <style:text-properties fo:font-style="normal" style:font-style-asian="normal" style:font-style-complex="normal"/>
    </style:style>
    <style:style style:name="T126" style:family="text">
      <style:text-properties fo:font-style="normal" officeooo:rsid="007ceda5" style:font-style-asian="normal" style:font-size-complex="10pt" style:font-style-complex="normal"/>
    </style:style>
    <style:style style:name="T127" style:family="text">
      <style:text-properties fo:font-style="normal" fo:font-weight="normal" officeooo:rsid="00733cfe" style:font-style-asian="normal" style:font-weight-asian="normal" style:font-size-complex="10pt" style:font-style-complex="normal" style:font-weight-complex="normal"/>
    </style:style>
    <style:style style:name="T128" style:family="text">
      <style:text-properties fo:color="#b2b2b2" officeooo:rsid="008569f8"/>
    </style:style>
    <style:style style:name="T129" style:family="text">
      <style:text-properties fo:color="#b2b2b2" fo:font-size="10pt" fo:font-style="normal" fo:font-weight="normal" officeooo:rsid="00889915" style:font-size-asian="10pt" style:font-style-asian="normal" style:font-weight-asian="normal" style:font-size-complex="10pt" style:font-style-complex="normal" style:font-weight-complex="normal"/>
    </style:style>
    <style:style style:name="T130" style:family="text">
      <style:text-properties officeooo:rsid="00889915" style:font-weight-asian="bold" style:font-size-complex="10pt" style:font-weight-complex="bold"/>
    </style:style>
    <style:style style:name="T131" style:family="text">
      <style:text-properties fo:color="#b4c7dc" fo:font-size="10pt" fo:font-style="normal" fo:font-weight="bold" officeooo:rsid="00889915" style:font-size-asian="10pt" style:font-style-asian="normal" style:font-weight-asian="bold" style:font-size-complex="10pt" style:font-style-complex="normal" style:font-weight-complex="bold"/>
    </style:style>
    <style:style style:name="T132" style:family="text">
      <style:text-properties fo:color="#b4c7dc" fo:font-size="10pt" fo:font-style="normal" fo:font-weight="normal" officeooo:rsid="00889915" style:font-size-asian="10pt" style:font-style-asian="normal" style:font-weight-asian="normal" style:font-size-complex="10pt" style:font-style-complex="normal" style:font-weight-complex="normal"/>
    </style:style>
    <style:style style:name="T133" style:family="text">
      <style:text-properties fo:font-size="10pt" fo:font-style="normal" fo:font-weight="bold" style:font-size-asian="10pt" style:font-style-asian="normal" style:font-weight-asian="bold" style:font-size-complex="10pt" style:font-style-complex="normal" style:font-weight-complex="bold"/>
    </style:style>
    <style:style style:name="T134" style:family="text">
      <style:text-properties fo:font-size="10pt" fo:font-style="normal" fo:font-weight="bold" officeooo:rsid="00889915" style:font-size-asian="10pt" style:font-style-asian="normal" style:font-weight-asian="bold" style:font-size-complex="10pt" style:font-style-complex="normal" style:font-weight-complex="bold"/>
    </style:style>
    <style:style style:name="T135" style:family="text">
      <style:text-properties fo:font-size="10pt" fo:font-style="normal" style:font-size-asian="10pt" style:font-style-asian="normal" style:font-size-complex="10pt" style:font-style-complex="normal"/>
    </style:style>
    <style:style style:name="T136" style:family="text">
      <style:text-properties fo:font-size="10pt" fo:font-style="normal" officeooo:rsid="00896e7f" style:font-size-asian="10pt" style:font-style-asian="normal" style:font-size-complex="10pt" style:font-style-complex="normal"/>
    </style:style>
    <style:style style:name="T137" style:family="text">
      <style:text-properties fo:font-size="10pt" fo:font-style="normal" officeooo:rsid="009998b5" style:font-size-asian="10pt" style:font-style-asian="normal" style:font-size-complex="10pt" style:font-style-complex="normal"/>
    </style:style>
    <style:style style:name="T138" style:family="text">
      <style:text-properties fo:font-size="10pt" fo:font-style="normal" officeooo:rsid="0095cd5b" style:font-size-asian="10pt" style:font-style-asian="normal" style:font-size-complex="10pt" style:font-style-complex="normal"/>
    </style:style>
    <style:style style:name="T139" style:family="text">
      <style:text-properties fo:font-size="10pt" fo:font-style="normal" officeooo:rsid="007a59f8" style:font-size-asian="10pt" style:font-style-asian="normal" style:font-size-complex="10pt" style:font-style-complex="normal"/>
    </style:style>
    <style:style style:name="T140" style:family="text">
      <style:text-properties fo:font-size="10pt" fo:font-style="normal" officeooo:rsid="007ceda5" style:font-size-asian="10pt" style:font-style-asian="normal" style:font-size-complex="10pt" style:font-style-complex="normal"/>
    </style:style>
    <style:style style:name="T141" style:family="text">
      <style:text-properties fo:font-size="10pt" style:font-size-asian="10pt" style:font-size-complex="10pt"/>
    </style:style>
    <style:style style:name="T142" style:family="text">
      <style:text-properties fo:font-size="10pt" fo:letter-spacing="-0.004cm" fo:font-style="normal" style:font-size-asian="10pt" style:font-style-asian="normal" style:font-size-complex="10pt" style:font-style-complex="normal"/>
    </style:style>
    <style:style style:name="T143" style:family="text">
      <style:text-properties fo:font-size="10pt" fo:letter-spacing="-0.004cm" fo:font-style="normal" officeooo:rsid="007ceda5" style:font-size-asian="10pt" style:font-style-asian="normal" style:font-size-complex="10pt" style:font-style-complex="normal"/>
    </style:style>
    <style:style style:name="T144" style:family="text">
      <style:text-properties fo:font-size="10pt" fo:letter-spacing="-0.011cm" fo:font-style="normal" style:font-size-asian="10pt" style:font-style-asian="normal" style:font-size-complex="10pt" style:font-style-complex="normal"/>
    </style:style>
    <style:style style:name="T145" style:family="text">
      <style:text-properties fo:font-size="10pt" fo:letter-spacing="-0.011cm" fo:font-style="normal" officeooo:rsid="00761d05" style:font-size-asian="10pt" style:font-style-asian="normal" style:font-size-complex="10pt" style:font-style-complex="normal"/>
    </style:style>
    <style:style style:name="T146" style:family="text">
      <style:text-properties fo:color="#ffb66c" style:font-name="Bitstream Vera Sans2" fo:font-size="10pt" fo:font-style="normal" style:text-underline-style="none" fo:font-weight="bold" officeooo:rsid="00889915" style:font-size-asian="10pt" style:font-style-asian="normal" style:font-weight-asian="bold" style:font-size-complex="10pt" style:font-style-complex="normal" style:font-weight-complex="bold"/>
    </style:style>
    <style:style style:name="T147" style:family="text">
      <style:text-properties fo:color="#ffb66c" fo:font-size="10pt" fo:font-style="normal" fo:font-weight="bold" officeooo:rsid="00889915" style:font-size-asian="10pt" style:font-style-asian="normal" style:font-weight-asian="bold" style:font-size-complex="10pt" style:font-style-complex="normal" style:font-weight-complex="bold"/>
    </style:style>
    <style:style style:name="T148" style:family="text">
      <style:text-properties fo:color="#ffb66c" fo:font-size="10pt" fo:font-style="normal" fo:font-weight="normal" officeooo:rsid="00889915" style:font-size-asian="10pt" style:font-style-asian="normal" style:font-weight-asian="normal" style:font-size-complex="10pt" style:font-style-complex="normal" style:font-weight-complex="normal"/>
    </style:style>
    <style:style style:name="T149" style:family="text">
      <style:text-properties fo:color="#e8f2a1" style:font-name="Bitstream Vera Sans2" fo:font-size="10pt" fo:font-style="normal" style:text-underline-style="none" fo:font-weight="bold" officeooo:rsid="00889915" style:font-size-asian="10pt" style:font-style-asian="normal" style:font-weight-asian="bold" style:font-size-complex="10pt" style:font-style-complex="normal" style:font-weight-complex="bold"/>
    </style:style>
    <style:style style:name="T150" style:family="text">
      <style:text-properties fo:color="#e8f2a1" fo:font-size="10pt" fo:font-style="normal" fo:font-weight="bold" officeooo:rsid="00889915" style:font-size-asian="10pt" style:font-style-asian="normal" style:font-weight-asian="bold" style:font-size-complex="10pt" style:font-style-complex="normal" style:font-weight-complex="bold"/>
    </style:style>
    <style:style style:name="T151" style:family="text">
      <style:text-properties fo:color="#e8f2a1" fo:font-size="10pt" fo:font-style="normal" fo:font-weight="normal" officeooo:rsid="00889915" style:font-size-asian="10pt" style:font-style-asian="normal" style:font-weight-asian="normal" style:font-size-complex="10pt" style:font-style-complex="normal" style:font-weight-complex="normal"/>
    </style:style>
    <style:style style:name="T152" style:family="text">
      <style:text-properties fo:color="#ec9ba4" fo:font-size="10pt" fo:font-style="normal" fo:font-weight="bold" officeooo:rsid="00889915" style:font-size-asian="10pt" style:font-style-asian="normal" style:font-weight-asian="bold" style:font-size-complex="10pt" style:font-style-complex="normal" style:font-weight-complex="bold"/>
    </style:style>
    <style:style style:name="T153" style:family="text">
      <style:text-properties fo:color="#ec9ba4" fo:font-size="10pt" fo:font-style="normal" fo:font-weight="normal" officeooo:rsid="00889915" style:font-size-asian="10pt" style:font-style-asian="normal" style:font-weight-asian="normal" style:font-size-complex="10pt" style:font-style-complex="normal" style:font-weight-complex="normal"/>
    </style:style>
    <style:style style:name="T154" style:family="text">
      <style:text-properties style:font-name="Bitstream Vera Sans2" fo:font-size="10pt" fo:font-style="normal" officeooo:rsid="00896e7f" style:font-name-asian="SimSun1" style:font-size-asian="10pt" style:font-style-asian="normal" style:font-name-complex="Lucida Sans1" style:font-size-complex="10pt" style:font-style-complex="normal"/>
    </style:style>
    <style:style style:name="T155" style:family="text">
      <style:text-properties fo:color="#b3b3b3" style:text-position="0% 100%" style:font-name="Bitstream Vera Sans2" fo:font-size="10pt" fo:letter-spacing="-0.007cm" fo:font-style="normal" fo:font-weight="normal" officeooo:rsid="008e38cf" fo:background-color="transparent"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56" style:family="text">
      <style:text-properties fo:letter-spacing="-0.007cm"/>
    </style:style>
    <style:style style:name="T157" style:family="text">
      <style:text-properties fo:letter-spacing="-0.007cm" officeooo:rsid="009799db"/>
    </style:style>
    <style:style style:name="T158" style:family="text">
      <style:text-properties fo:letter-spacing="-0.011cm"/>
    </style:style>
    <style:style style:name="T159" style:family="text">
      <style:text-properties fo:letter-spacing="-0.011cm" officeooo:rsid="009a93f5"/>
    </style:style>
    <style:style style:name="T160" style:family="text">
      <style:text-properties fo:letter-spacing="-0.011cm" officeooo:rsid="009ecf0d"/>
    </style:style>
    <style:style style:name="T161" style:family="text">
      <style:text-properties officeooo:rsid="007a6e78"/>
    </style:style>
    <style:style style:name="T162" style:family="text">
      <style:text-properties fo:letter-spacing="normal" officeooo:rsid="007c35eb"/>
    </style:style>
    <style:style style:name="T163" style:family="text">
      <style:text-properties officeooo:rsid="00818642"/>
    </style:style>
    <style:style style:name="T164" style:family="text">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font-name="OpenSymbol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68" style:family="text">
      <style:text-properties fo:font-variant="normal" fo:text-transform="none" style:use-window-font-color="true" style:text-outline="false" style:text-line-through-style="none" style:text-line-through-type="none" style:text-position="0% 100%"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0% 100%" style:font-name="Bitstream Vera Sans"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0% 100%" style:font-name="Bitstream Vera Sans"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style:text-overline-style="none" style:text-overline-color="font-color"/>
    </style:style>
    <style:style style:name="T172"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73" style:family="text">
      <style:text-properties fo:color="#000000" style:text-outline="false" style:text-line-through-style="none" style:text-line-through-type="none" style:font-name="Bitstream Vera Sans"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74" style:family="text">
      <style:text-properties style:use-window-font-color="true" style:text-outline="false" style:text-line-through-style="none" style:text-line-through-type="none" style:font-name="Bitstream Vera Sans1"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T175"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176" style:family="text">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77" style:family="text">
      <style:text-properties fo:font-variant="normal" fo:text-transform="none" fo:color="#e8c32a" style:text-outline="false" style:text-line-through-style="none" style:text-line-through-type="none" style:font-name="Bitstream Vera Sans"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78"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79" style:family="text">
      <style:text-properties fo:color="#e8c32a" style:text-outline="false" style:text-line-through-style="none" style:text-line-through-type="none" style:font-name="Bitstream Vera Sans" fo:font-size="10pt" fo:font-style="normal" fo:text-shadow="none" style:text-underline-style="none" fo:font-weight="bold"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180" style:family="text">
      <style:text-properties style:use-window-font-color="true" style:text-outline="false" style:text-line-through-style="none" style:text-line-through-type="none" style:text-position="0% 100%" style:font-name="Bitstream Vera Sans"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style:style>
    <style:style style:name="T181" style:family="text">
      <style:text-properties style:use-window-font-color="true" style:text-outline="false" style:text-line-through-style="none" style:text-line-through-type="none" style:text-position="0% 100%" style:font-name="Bitstream Vera Sans"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style:style>
    <style:style style:name="T182" style:family="text">
      <style:text-properties fo:color="#ffffff" style:font-name="Bitstream Vera Sans" fo:font-size="11pt" fo:font-weight="bold" style:font-size-asian="11pt" style:font-weight-asian="bold" style:font-size-complex="11pt" style:font-weight-complex="bold"/>
    </style:style>
    <style:style style:name="T183" style:family="text">
      <style:text-properties fo:color="#ffffff"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1%"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0.41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1.233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draw:stroke-dash="Dashed_20__28_var_29__20_732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732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solid" draw:stroke-dash="Dashed_20__28_var_29__20_732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Dashed_20__28_var_29__20_7329"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solid" draw:stroke-dash="Dashed_20__28_var_29__20_73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dash" draw:stroke-dash="Dashed_20__28_var_29__20_7331"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solid" draw:stroke-dash="Dashed_20__28_var_29__20_73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Dashed_20__28_var_29__20_733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none" draw:stroke-dash="Dashed_20__28_var_29__20_73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draw:stroke-dash="Dashed_20__28_var_29__20_733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none" draw:stroke-dash="Dashed_20__28_var_29__20_733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none" draw:stroke-dash="Dashed_20__28_var_29__20_733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Dashed_20__28_var_29__20_7338"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7339"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none" draw:stroke-dash="Dashed_20__28_var_29__20_734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4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none" draw:stroke-dash="Dashed_20__28_var_29__20_7341"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73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draw:stroke-dash="Dashed_20__28_var_29__20_734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73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7345"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73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734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none" draw:stroke-dash="Dashed_20__28_var_29__20_73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9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73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73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Dashed_20__28_var_29__20_73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solid" draw:stroke-dash="Dashed_20__28_var_29__20_73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73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73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73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solid" draw:stroke-dash="Dashed_20__28_var_29__20_73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73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73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none" draw:stroke-dash="Dashed_20__28_var_29__20_73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none" draw:stroke-dash="Dashed_20__28_var_29__20_73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none" draw:stroke-dash="Dashed_20__28_var_29__20_73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none" draw:stroke-dash="Dashed_20__28_var_29__20_73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7363"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 style:family="graphic">
      <style:graphic-properties draw:stroke="solid" draw:stroke-dash="Dashed_20__28_var_29__20_7364"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1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73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svg:stroke-width="0cm" svg:stroke-color="#000000" draw:marker-start="Concave" draw:marker-start-width="0.199cm" draw:marker-start-center="false" draw:marker-end="Concav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769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771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7"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9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376cm" fo:min-width="0.31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3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svg:stroke-width="0.028cm" svg:stroke-color="#000000" draw:marker-start-width="0.342cm" draw:marker-start-center="false" draw:marker-end-width="0.342cm" draw:marker-end-center="false" draw:fill="solid" draw:fill-color="#7fb241" draw:textarea-horizontal-align="justify" draw:textarea-vertical-align="middle" fo:padding-top="0.139cm" fo:padding-bottom="0.139cm" fo:padding-left="0.265cm" fo:padding-right="0.265cm" draw:shadow="hidden" draw:shadow-offset-x="0.3cm" draw:shadow-offset-y="0.3cm" draw:shadow-color="#808080" style:run-through="foreground"/>
    </style:style>
    <style:style style:name="gr62" style:family="graphic">
      <style:graphic-properties draw:stroke="dash" draw:stroke-dash="Dashed_20__28_var_29__20_7282" svg:stroke-width="0.028cm" svg:stroke-color="#000000" draw:marker-start-width="0.242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3" style:family="graphic">
      <style:graphic-properties draw:stroke="solid" svg:stroke-width="0.019cm" svg:stroke-color="#000000" draw:marker-start-width="0.229cm" draw:marker-start-center="false" draw:marker-end-width="0.229cm" draw:marker-end-center="false" draw:fill="none"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4"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62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svg:stroke-width="0.019cm" svg:stroke-color="#000000" draw:fill="none" draw:textarea-horizontal-align="center" draw:textarea-vertical-align="middle" fo:padding-top="0.009cm" fo:padding-bottom="0.009cm" fo:padding-left="0.009cm" fo:padding-right="0.009cm" fo:margin-left="0.499cm" fo:margin-right="0cm" fo:margin-top="0cm" fo:margin-bottom="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fo:margin-top="0cm" fo:margin-bottom="0.499cm" style:run-through="foreground" style:wrap="none"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019cm" svg:stroke-color="#000000" draw:marker-start="" draw:marker-start-width="0.3cm" draw:marker-start-center="false" draw:marker-end="" draw:marker-end-width="0.3cm" draw:marker-end-center="false" draw:fill="solid" draw:fill-color="#b4c7d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8"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974cm" fo:min-width="0.875cm" fo:padding-top="0cm" fo:padding-bottom="0cm" fo:padding-left="0cm" fo:padding-right="0cm" draw:shadow="hidden" draw:shadow-offset-x="0.3cm" draw:shadow-offset-y="0.3cm" draw:shadow-color="#808080" style:run-through="foreground"/>
    </style:style>
    <style:style style:name="gr70" style:family="graphic">
      <style:graphic-properties draw:stroke="solid" svg:stroke-width="0.019cm" svg:stroke-color="#000000" draw:marker-start="" draw:marker-start-width="0.3cm" draw:marker-start-center="false" draw:marker-end="" draw:marker-end-width="0.3cm" draw:marker-end-center="false" draw:fill="solid" draw:fill-color="#ffb66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13cm" fo:min-width="1.212cm" fo:padding-top="0cm" fo:padding-bottom="0cm" fo:padding-left="0cm" fo:padding-right="0cm" draw:shadow="hidden" draw:shadow-offset-x="0.3cm" draw:shadow-offset-y="0.3cm" draw:shadow-color="#808080" style:run-through="foreground"/>
    </style:style>
    <style:style style:name="gr72" style:family="graphic">
      <style:graphic-properties draw:stroke="solid" svg:stroke-width="0.019cm" svg:stroke-color="#000000" draw:marker-start="" draw:marker-start-width="0.3cm" draw:marker-start-center="false" draw:marker-end="" draw:marker-end-width="0.3cm" draw:marker-end-center="false" draw:fill="solid" draw:fill-color="#e8f2a1"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07cm" fo:min-width="0.875cm" fo:padding-top="0cm" fo:padding-bottom="0cm" fo:padding-left="0cm" fo:padding-right="0cm" draw:shadow="hidden" draw:shadow-offset-x="0.3cm" draw:shadow-offset-y="0.3cm" draw:shadow-color="#808080" style:run-through="foreground"/>
    </style:style>
    <style:style style:name="gr74" style:family="graphic">
      <style:graphic-properties draw:stroke="solid" svg:stroke-width="0.019cm" svg:stroke-color="#000000" draw:marker-start="" draw:marker-start-width="0.3cm" draw:marker-start-center="false" draw:marker-end="" draw:marker-end-width="0.3cm" draw:marker-end-center="false" draw:fill="solid" draw:fill-color="#ffa6a6"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35cm" fo:min-width="1.212cm" fo:padding-top="0cm" fo:padding-bottom="0cm" fo:padding-left="0cm" fo:padding-right="0cm" draw:shadow="hidden" draw:shadow-offset-x="0.3cm" draw:shadow-offset-y="0.3cm" draw:shadow-color="#808080" style:run-through="foreground"/>
    </style:style>
    <style:style style:name="gr7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3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style>
    <style:style style:name="gr78" style:family="graphic">
      <style:graphic-properties fo:margin-top="0cm" fo:margin-bottom="0.4cm" style:run-through="foreground" style:wrap="none"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19cm" svg:stroke-color="#b3b3b3"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0" style:family="graphic">
      <style:graphic-properties draw:stroke="none" svg:stroke-width="0.019cm" svg:stroke-color="#b3b3b3" draw:marker-start-width="0.3cm" draw:marker-start-center="false" draw:marker-end-width="0.3cm" draw:marker-end-center="false" draw:fill="solid" draw:fill-color="#ffffff" draw:auto-grow-width="true" fo:min-height="0.482cm" fo:min-width="0.901cm" fo:padding-top="0cm" fo:padding-bottom="0cm" fo:padding-left="0cm" fo:padding-right="0cm" draw:shadow="hidden" draw:shadow-offset-x="0.3cm" draw:shadow-offset-y="0.3cm" draw:shadow-color="#808080" style:run-through="foreground"/>
    </style:style>
    <style:style style:name="gr81" style:family="graphic">
      <style:graphic-properties draw:stroke="solid" svg:stroke-width="0.019cm" svg:stroke-color="#000000" draw:marker-start="Arrow_20_concave" draw:marker-start-width="0.199cm" draw:marker-start-center="false" draw:marker-end="Arrow_20_concave"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2" style:family="graphic">
      <style:graphic-properties draw:stroke="solid" svg:stroke-width="0.019cm" svg:stroke-color="#000000" draw:marker-start-width="0.3cm" draw:marker-start-center="false" draw:marker-end-width="0.3cm" draw:marker-end-center="false" draw:fill="solid" draw:fill-color="#e34000"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83" style:family="graphic">
      <style:graphic-properties draw:stroke="none" svg:stroke-width="0.019cm" svg:stroke-color="#b3b3b3" draw:marker-start-width="0.3cm" draw:marker-start-center="false" draw:marker-end-width="0.3cm" draw:marker-end-center="false" draw:fill="none" draw:fill-color="#ffffff" draw:auto-grow-width="true" fo:min-height="0.423cm" fo:min-width="0.376cm" fo:padding-top="0cm" fo:padding-bottom="0cm" fo:padding-left="0cm" fo:padding-right="0cm" draw:shadow="hidden" draw:shadow-offset-x="0.3cm" draw:shadow-offset-y="0.3cm" draw:shadow-color="#808080" style:run-through="foreground"/>
    </style:style>
    <style:style style:name="gr84" style:family="graphic">
      <style:graphic-properties draw:stroke="solid" svg:stroke-width="0.019cm" svg:stroke-color="#000000" draw:marker-start-width="0.3cm" draw:marker-start-center="false" draw:marker-end-width="0.3cm" draw:marker-end-center="false" draw:fill="solid" draw:fill-color="#246bff"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85" style:family="graphic">
      <style:graphic-properties draw:stroke="none" svg:stroke-width="0.019cm" svg:stroke-color="#b3b3b3" draw:marker-start-width="0.3cm" draw:marker-start-center="false" draw:marker-end-width="0.3cm" draw:marker-end-center="false" draw:fill="none" draw:fill-color="#ffffff" draw:auto-grow-width="true" fo:min-height="0.476cm" fo:min-width="0.7cm" fo:padding-top="0cm" fo:padding-bottom="0cm" fo:padding-left="0cm" fo:padding-right="0cm" draw:shadow="hidden" draw:shadow-offset-x="0.3cm" draw:shadow-offset-y="0.3cm" draw:shadow-color="#808080" style:run-through="foreground"/>
    </style:style>
    <style:style style:name="gr86" style:family="graphic">
      <style:graphic-properties draw:stroke="solid" svg:stroke-width="0cm" svg:stroke-color="#000000" draw:marker-start-width="0.3cm" draw:marker-start-center="false" draw:marker-end-width="0.3cm" draw:marker-end-center="false" draw:fill="solid" draw:fill-color="#9d0f89" draw:opacity="50%" draw:textarea-horizontal-align="center" draw:textarea-vertical-align="middle" fo:padding-top="0cm" fo:padding-bottom="0cm" fo:padding-left="0cm" fo:padding-right="0cm" draw:shadow="hidden" draw:shadow-offset-x="0.3cm" draw:shadow-offset-y="0.3cm" draw:shadow-color="#808080" draw:shadow-opacity="50%" style:run-through="foreground"/>
    </style:style>
    <style:style style:name="gr87" style:family="graphic">
      <style:graphic-properties draw:stroke="none" svg:stroke-width="0.019cm" svg:stroke-color="#b3b3b3" draw:marker-start-width="0.3cm" draw:marker-start-center="false" draw:marker-end-width="0.3cm" draw:marker-end-center="false" draw:fill="none" draw:fill-color="#ffffff" draw:auto-grow-width="true" fo:min-height="0.478cm" fo:min-width="0.347cm" fo:padding-top="0cm" fo:padding-bottom="0cm" fo:padding-left="0cm" fo:padding-right="0cm" draw:shadow="hidden" draw:shadow-offset-x="0.3cm" draw:shadow-offset-y="0.3cm" draw:shadow-color="#808080" style:run-through="foreground"/>
    </style:style>
    <style:style style:name="gr88" style:family="graphic">
      <style:graphic-properties draw:stroke="solid" svg:stroke-width="0.019cm" svg:stroke-color="#000000" draw:marker-start-width="0.3cm" draw:marker-start-center="false" draw:marker-end-width="0.3cm" draw:marker-end-center="false" draw:fill="solid" draw:fill-color="#cc9900"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89" style:family="graphic">
      <style:graphic-properties draw:stroke="none" svg:stroke-width="0.019cm" svg:stroke-color="#b3b3b3" draw:marker-start-width="0.3cm" draw:marker-start-center="false" draw:marker-end-width="0.3cm" draw:marker-end-center="false" draw:fill="none" draw:fill-color="#ffffff" draw:auto-grow-width="true" fo:min-height="0.478cm" fo:min-width="0.39cm" fo:padding-top="0cm" fo:padding-bottom="0cm" fo:padding-left="0cm" fo:padding-right="0cm" draw:shadow="hidden" draw:shadow-offset-x="0.3cm" draw:shadow-offset-y="0.3cm" draw:shadow-color="#808080" style:run-through="foreground"/>
    </style:style>
    <style:style style:name="gr90" style:family="graphic">
      <style:graphic-properties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1"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374cm" fo:min-width="0.31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svg:stroke-width="0.028cm" svg:stroke-color="#000000" draw:marker-start-width="0.342cm" draw:marker-start-center="false" draw:marker-end-width="0.342cm" draw:marker-end-center="false" draw:fill="solid" draw:fill-color="#de9ad5" draw:textarea-horizontal-align="justify" draw:textarea-vertical-align="middle" draw:auto-grow-height="false" fo:min-height="0.67cm" fo:min-width="0.982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Fine_20_Dashed"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none" svg:stroke-color="#000000" draw:fill="none" draw:fill-color="#ffffff" fo:min-height="0.8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dash" draw:stroke-dash="Ultrafine_20_Dashe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1"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2" style:family="graphic">
      <style:graphic-properties draw:stroke="none" draw:stroke-dash="Ultrafine_20_Dashed" svg:stroke-width="0.019cm" svg:stroke-color="#000000" draw:marker-start-width="0.33cm" draw:marker-start-center="false" draw:marker-end-width="0.33cm" draw:marker-end-center="false" draw:fill="none" draw:fill-color="#ffffff" fo:min-height="0.473cm" draw:shadow="hidden" draw:shadow-offset-x="0.3cm" draw:shadow-offset-y="0.3cm" draw:shadow-color="#808080" style:run-through="foreground"/>
    </style:style>
    <style:style style:name="gr103" style:family="graphic">
      <style:graphic-properties draw:stroke="none" draw:stroke-dash="Ultrafine_20_Dashed" svg:stroke-width="0.019cm" svg:stroke-color="#000000" draw:marker-start-width="0.3cm" draw:marker-start-center="false" draw:marker-end-width="0.3cm" draw:marker-end-center="false" draw:fill="none" draw:fill-color="#ffffff" fo:min-height="0.473cm" draw:shadow="hidden" draw:shadow-offset-x="0.3cm" draw:shadow-offset-y="0.3cm" draw:shadow-color="#808080" style:run-through="foreground"/>
    </style:style>
    <style:style style:name="gr104" style:family="graphic">
      <style:graphic-properties draw:stroke="solid"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5" style:family="graphic">
      <style:graphic-properties draw:stroke="solid" draw:stroke-dash="Ultrafine_20_Dashe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6" style:family="graphic">
      <style:graphic-properties fo:margin-left="0cm" fo:margin-right="0.499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107"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8" style:family="graphic">
      <style:graphic-properties draw:stroke="none" svg:stroke-width="0.019cm" svg:stroke-color="#000000" draw:marker-start-width="0.3cm" draw:marker-start-center="false" draw:marker-end-width="0.3cm" draw:marker-end-center="false" draw:fill="none" draw:fill-color="#ffffff" draw:auto-grow-width="true" fo:min-height="0.474cm" fo:min-width="0.25cm" draw:shadow="hidden" draw:shadow-offset-x="0.3cm" draw:shadow-offset-y="0.3cm" draw:shadow-color="#808080" style:run-through="foreground"/>
    </style:style>
    <style:style style:name="gr109" style:family="graphic">
      <style:graphic-properties draw:stroke="none" svg:stroke-width="0.019cm" svg:stroke-color="#000000" draw:marker-start-width="0.3cm" draw:marker-start-center="false" draw:marker-end-width="0.3cm" draw:marker-end-center="false" draw:fill="none" draw:fill-color="#ffffff" draw:auto-grow-width="true" fo:min-height="0.474cm" fo:min-width="0.245cm" draw:shadow="hidden" draw:shadow-offset-x="0.3cm" draw:shadow-offset-y="0.3cm" draw:shadow-color="#808080" style:run-through="foreground"/>
    </style:style>
    <style:style style:name="gr110" style:family="graphic">
      <style:graphic-properties draw:stroke="none" svg:stroke-width="0.019cm" svg:stroke-color="#000000" draw:marker-start-width="0.3cm" draw:marker-start-center="false" draw:marker-end-width="0.3cm" draw:marker-end-center="false" draw:fill="none" draw:fill-color="#ffffff" draw:auto-grow-width="true" fo:min-height="0.473cm" fo:min-width="0.245cm" draw:shadow="hidden" draw:shadow-offset-x="0.3cm" draw:shadow-offset-y="0.3cm" draw:shadow-color="#808080" style:run-through="foreground"/>
    </style:style>
    <style:style style:name="gr11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2"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solid" svg:stroke-width="0.019cm" svg:stroke-color="#000000" draw:marker-start-width="0.3cm" draw:marker-start-center="false" draw:marker-end-width="0.3cm" draw:marker-end-center="false" svg:stroke-opacity="100%" draw:stroke-linejoin="round" draw:fill="solid" draw:fill-color="#a9ce7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4" style:family="graphic">
      <style:graphic-properties draw:stroke="solid"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svg:stroke-width="0.019cm" svg:stroke-color="#000000" draw:marker-start="Arrow" draw:marker-start-width="0.229cm" draw:marker-start-center="false" draw:marker-end="Arrow"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solid" svg:stroke-width="0.019cm" svg:stroke-color="#000000" draw:marker-start="Arrow_20_concave" draw:marker-start-width="0.199cm" draw:marker-start-center="false" draw:marker-end="Arrow_20_concave" draw:marker-end-width="0.19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7"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27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dash" draw:stroke-dash="Dashed_20__28_var_29__20_7325"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solid" svg:stroke-width="0.019cm" svg:stroke-color="#000000" draw:marker-start-width="0.3cm" draw:marker-start-center="false" draw:marker-end-width="0.3cm" draw:marker-end-center="false" draw:fill="solid" draw:fill-color="#a9ce7b"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0"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29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1" style:family="graphic">
      <style:graphic-properties draw:stroke="solid" draw:stroke-dash="Dashed_20__28_var_29__20_7313"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2" style:family="graphic">
      <style:graphic-properties draw:stroke="none" draw:stroke-dash="Dashed_20__28_var_29__20_7314"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3" style:family="graphic">
      <style:graphic-properties draw:stroke="solid" draw:stroke-dash="Dashed_20__28_var_29__20_7315"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solid" draw:stroke-dash="Dashed_20__28_var_29__20_7316" svg:stroke-width="0.019cm" svg:stroke-color="#000000" draw:marker-start="Arrow" draw:marker-start-width="0.229cm" draw:marker-start-center="false" draw:marker-end="Arrow"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solid" draw:stroke-dash="Dashed_20__28_var_29__20_7317"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6" style:family="graphic">
      <style:graphic-properties draw:stroke="solid" draw:stroke-dash="Dashed_20__28_var_29__20_731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7319"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solid" draw:stroke-dash="Dashed_20__28_var_29__20_732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9" style:family="graphic">
      <style:graphic-properties draw:stroke="solid" draw:stroke-dash="Dashed_20__28_var_29__20_7321"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732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solid" draw:stroke-dash="Dashed_20__28_var_29__20_7323"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solid" draw:stroke-dash="Dashed_20__28_var_29__20_732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none" svg:stroke-width="0cm" svg:stroke-color="#000000" draw:marker-start-width="0.3cm" draw:marker-start-center="false" draw:marker-end-width="0.3cm" draw:marker-end-center="false" draw:fill="none" draw:fill-color="#ffffff" draw:textarea-horizontal-align="justify" fo:min-height="0.492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svg:stroke-width="0cm" svg:stroke-color="#000000" draw:marker-start-width="0.272cm" draw:marker-start-center="false" draw:marker-end-width="0.272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style:run-through="foreground"/>
    </style:style>
    <style:style style:name="gr135" style:family="graphic">
      <style:graphic-properties draw:stroke="solid" svg:stroke-width="0cm" svg:stroke-color="#000000" draw:marker-start-width="0.243cm" draw:marker-start-center="false" draw:marker-end-width="0.243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style:run-through="foreground"/>
    </style:style>
    <style:style style:name="gr136" style:family="graphic">
      <style:graphic-properties draw:stroke="none" draw:stroke-dash="Dashed_20__28_var_29__20_7310"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cm" fo:min-width="0.82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solid" svg:stroke-width="0.019cm" svg:stroke-color="#000000" draw:marker-start-width="0.272cm" draw:marker-start-center="false" draw:marker-end-width="0.272cm" draw:marker-end-center="false" draw:fill="solid" draw:fill-color="#ead680"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8" style:family="graphic">
      <style:graphic-properties draw:stroke="solid" svg:stroke-width="0.019cm" svg:stroke-color="#000000" draw:marker-start-width="0.229cm" draw:marker-start-center="false" draw:marker-end-width="0.229cm" draw:marker-end-center="false" draw:fill="solid" draw:fill-color="#c0c0c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9"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0" style:family="graphic">
      <style:graphic-properties draw:stroke="none" draw:stroke-dash="Dashed_20__28_var_29__20_7311"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02cm" fo:min-width="0.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1"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2"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3" style:family="graphic">
      <style:graphic-properties draw:stroke="none" svg:stroke-width="0cm" svg:stroke-color="#000000" draw:marker-start-width="0.3cm" draw:marker-start-center="false" draw:marker-end-width="0.3cm" draw:marker-end-center="false" draw:fill="none" draw:fill-color="#ffffff" draw:textarea-horizontal-align="justify" fo:min-height="0.85cm" fo:padding-top="0.125cm" fo:padding-bottom="0.125cm" fo:padding-left="0.25cm" fo:padding-right="0.25cm" draw:shadow="hidden" draw:shadow-offset-x="0.3cm" draw:shadow-offset-y="0.3cm" draw:shadow-color="#808080" style:run-through="foreground"/>
    </style:style>
    <style:style style:name="gr14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5"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6"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0.282cm" fo:padding-top="0cm" fo:padding-bottom="0cm" fo:padding-left="0cm" fo:padding-right="0cm" draw:shadow="hidden" draw:shadow-offset-x="0.3cm" draw:shadow-offset-y="0.3cm" draw:shadow-color="#808080" style:run-through="foreground"/>
    </style:style>
    <style:style style:name="gr14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5.406cm" fo:min-width="5.156cm" fo:padding-top="0.125cm" fo:padding-bottom="0.125cm" fo:padding-left="0.25cm" fo:padding-right="0.25cm" draw:shadow="hidden" draw:shadow-offset-x="0.3cm" draw:shadow-offset-y="0.3cm" draw:shadow-color="#808080" style:run-through="foreground"/>
    </style:style>
    <style:style style:name="gr148" style:family="graphic">
      <style:graphic-properties draw:stroke="none" svg:stroke-width="0.019cm" svg:stroke-color="#000000" draw:marker-start-width="0.3cm" draw:marker-start-center="false" draw:marker-end-width="0.3cm" draw:marker-end-center="false" draw:fill="none" draw:fill-color="#ffffff" fo:min-height="0.88cm" draw:shadow="hidden" draw:shadow-offset-x="0.3cm" draw:shadow-offset-y="0.3cm" draw:shadow-color="#808080" style:run-through="foreground"/>
    </style:style>
    <style:style style:name="gr149" style:family="graphic">
      <style:graphic-properties draw:stroke="none" svg:stroke-width="0cm" svg:stroke-color="#000000" draw:marker-start-width="0.3cm" draw:marker-start-center="false" draw:marker-end-width="0.3cm" draw:marker-end-center="false" draw:fill="solid" draw:fill-color="#9d0f8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draw:stroke-dash="Dashed_20__28_var_29__20_7272"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1" style:family="graphic">
      <style:graphic-properties draw:stroke="solid" svg:stroke-width="0cm" svg:stroke-color="#000000" draw:marker-start-width="0.3cm" draw:marker-start-center="false" draw:marker-end-width="0.3cm" draw:marker-end-center="false" draw:fill="solid" draw:fill-color="#7fb24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draw:stroke-dash="Dashed_20__28_var_29__20_7273"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3" style:family="graphic">
      <style:graphic-properties draw:stroke="solid" draw:stroke-dash="Dashed_20__28_var_29__20_7274"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4" style:family="graphic">
      <style:graphic-properties draw:stroke="solid"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5"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7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6"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7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7"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0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8" style:family="graphic">
      <style:graphic-properties draw:stroke="none" draw:fill-color="#e8c32a" draw:textarea-horizontal-align="justify" draw:textarea-vertical-align="middle" draw:auto-grow-height="false" fo:min-height="0.57cm" fo:min-width="3.893cm" style:run-through="foreground"/>
    </style:style>
    <style:style style:name="gr15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6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6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g text:anchor-type="paragraph" draw:z-index="20" draw:name="Forme5" draw:style-name="gr1"><draw:custom-shape draw:style-name="gr158" draw:text-style-name="P176" svg:width="3.964cm" svg:height="0.641cm" draw:transform="skewX (0.00279252680319092) rotate (0.0872664625997165) translate (-0.370416666666667cm -0.0934861111111111cm)"><text:p text:style-name="P175"><text:span text:style-name="T18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7"><draw:text-box fo:min-height="3.93cm"><text:section text:style-name="Sect1" text:name="Section1"><text:p text:style-name="P28"/><text:p text:style-name="P29"><text:span text:style-name="T102">Calcule l’aire de la figure ABCDE ci‑</text:span><text:span text:style-name="T103">dessous</text:span><text:span text:style-name="T102">. </text:span></text:p><text:p text:style-name="P41"><draw:g text:anchor-type="paragraph" draw:z-index="28" draw:name="Forme11" draw:style-name="gr111"><draw:polygon draw:style-name="gr149" draw:text-style-name="P169" svg:width="1.969cm" svg:height="1.444cm" svg:x="5.663cm" svg:y="0.516cm" svg:viewBox="0 0 1970 1445" draw:points="0,1445 0,0 1970,5 5,1445"><text:p/></draw:polygon><draw:line draw:style-name="gr150" draw:text-style-name="P170" svg:x1="5.664cm" svg:y1="0.523cm" svg:x2="7.643cm" svg:y2="0.523cm"><text:p/></draw:line><draw:rect draw:style-name="gr151" draw:text-style-name="P171" svg:width="1.955cm" svg:height="1.44cm" svg:x="3.706cm" svg:y="0.519cm"><text:p/></draw:rect><draw:line draw:style-name="gr152" draw:text-style-name="P170" svg:x1="5.664cm" svg:y1="0.523cm" svg:x2="5.664cm" svg:y2="1.962cm"><text:p/></draw:line><draw:line draw:style-name="gr153" draw:text-style-name="P170" svg:x1="5.664cm" svg:y1="1.96cm" svg:x2="7.627cm" svg:y2="0.524cm"><text:p/></draw:line><draw:line draw:style-name="gr154" draw:text-style-name="P170" svg:x1="3.713cm" svg:y1="0.523cm" svg:x2="5.667cm" svg:y2="0.523cm"><text:p/></draw:line><draw:line draw:style-name="gr154" draw:text-style-name="P170" svg:x1="5.667cm" svg:y1="1.958cm" svg:x2="3.713cm" svg:y2="1.958cm"><text:p/></draw:line><draw:line draw:style-name="gr154" draw:text-style-name="P170" svg:x1="3.713cm" svg:y1="0.523cm" svg:x2="3.713cm" svg:y2="1.962cm"><text:p/></draw:line><draw:frame draw:style-name="gr64" draw:text-style-name="P172" svg:width="0.978cm" svg:height="0.362cm" draw:transform="rotate (1.5707963267949) translate (3.34256944444444cm 1.72684722222222cm)"><draw:text-box><text:p text:style-name="P127"><text:span text:style-name="T180">3,6 cm</text:span></text:p></draw:text-box></draw:frame><draw:frame draw:style-name="gr155" draw:text-style-name="P172" svg:width="0.978cm" svg:height="0.338cm" svg:x="4.191cm" svg:y="0.131cm"><draw:text-box><text:p text:style-name="P127"><text:span text:style-name="T180">4,8 cm</text:span></text:p></draw:text-box></draw:frame><draw:frame draw:style-name="gr156" draw:text-style-name="P172" svg:width="0.706cm" svg:height="0.338cm" svg:x="6.282cm" svg:y="0.131cm"><draw:text-box><text:p text:style-name="P127"><text:span text:style-name="T180">5 cm</text:span></text:p></draw:text-box></draw:frame><draw:frame draw:style-name="gr92" draw:text-style-name="P173" svg:width="0.218cm" svg:height="0.375cm" svg:x="3.482cm" svg:y="0.143cm"><draw:text-box><text:p text:style-name="P127"><text:span text:style-name="T181">A</text:span></text:p></draw:text-box></draw:frame><draw:frame draw:style-name="gr93" draw:text-style-name="P173" svg:width="0.223cm" svg:height="0.375cm" svg:x="5.548cm" svg:y="0.131cm"><draw:text-box><text:p text:style-name="P127"><text:span text:style-name="T181">B</text:span></text:p></draw:text-box></draw:frame><draw:frame draw:style-name="gr94" draw:text-style-name="P173" svg:width="0.227cm" svg:height="0.375cm" svg:x="7.636cm" svg:y="0.136cm"><draw:text-box><text:p text:style-name="P127"><text:span text:style-name="T181">C</text:span></text:p></draw:text-box></draw:frame><draw:frame draw:style-name="gr95" draw:text-style-name="P173" svg:width="0.249cm" svg:height="0.375cm" svg:x="5.673cm" svg:y="1.951cm"><draw:text-box><text:p text:style-name="P127"><text:span text:style-name="T181">D</text:span></text:p></draw:text-box></draw:frame><draw:frame draw:style-name="gr157" draw:text-style-name="P173" svg:width="0.205cm" svg:height="0.375cm" svg:x="3.5cm" svg:y="1.955cm"><draw:text-box><text:p text:style-name="P127"><text:span text:style-name="T181">E</text:span></text:p></draw:text-box></draw:frame><draw:rect draw:style-name="gr63" draw:text-style-name="P174" svg:width="0.151cm" svg:height="0.152cm" svg:x="3.713cm" svg:y="0.521cm"><text:p/></draw:rect><draw:rect draw:style-name="gr63" draw:text-style-name="P174" svg:width="0.151cm" svg:height="0.152cm" svg:x="3.713cm" svg:y="1.81cm"><text:p/></draw:rect><draw:rect draw:style-name="gr63" draw:text-style-name="P174" svg:width="0.151cm" svg:height="0.152cm" svg:x="5.514cm" svg:y="1.81cm"><text:p/></draw:rect><draw:rect draw:style-name="gr63" draw:text-style-name="P174" svg:width="0.151cm" svg:height="0.152cm" svg:x="5.514cm" svg:y="0.521cm"><text:p/></draw:rect></draw:g><text:span text:style-name="Bold"><text:span text:style-name="T96"/></text:span></text:p><text:p text:style-name="P41"><text:span text:style-name="Bold"><text:span text:style-name="T96"/></text:span></text:p><text:p text:style-name="P41"><text:span text:style-name="Bold"><text:span text:style-name="T96"/></text:span></text:p><text:p text:style-name="P43"><text:span text:style-name="Bold_5f_niv1"><text:span text:style-name="T104">Correction</text:span></text:span></text:p><text:p text:style-name="P96"><text:span text:style-name="T99">La figure est constituée</text:span><text:span text:style-name="T97"> d</text:span><text:span text:style-name="T99">’</text:span><text:span text:style-name="T97">u</text:span><text:span text:style-name="T99">n</text:span><text:span text:style-name="T97"> rectangle ABDE et d</text:span><text:span text:style-name="T99">’</text:span><text:span text:style-name="T97">u</text:span><text:span text:style-name="T99">n</text:span><text:span text:style-name="T97"> triangle rectangle BCD. </text:span></text:p><text:list xml:id="list3077846010" text:style-name="liste_5f_puce_5f_exemple"><text:list-item><text:p text:style-name="P93">La formule de l’aire d’un rectangle est :</text:p></text:list-item></text:list><text:p text:style-name="P40"><text:span text:style-name="T64"><draw:frame draw:style-name="fr4" draw:name="Image4" text:anchor-type="as-char" svg:width="0.36cm" svg:height="0.36cm" draw:z-index="21"><draw:image xlink:href="Pictures/100002010000002B0000002F9A7945B244089362.png" xlink:type="simple" xlink:show="embed" xlink:actuate="onLoad" loext:mime-type="image/png"/></draw:frame></text:span><text:span text:style-name="T65"><text:s/></text:span><text:span text:style-name="T19">=</text:span><text:span text:style-name="T20"> </text:span><text:span text:style-name="T22">Longueur </text:span><text:span text:style-name="T19">×</text:span><text:span text:style-name="T22"> largeur</text:span><text:span text:style-name="T21"><text:line-break/></text:span><text:span text:style-name="T23">Ici,</text:span><text:span text:style-name="T21"> </text:span><text:span text:style-name="T64"><draw:frame draw:style-name="fr5" draw:name="Image3" text:anchor-type="as-char" svg:width="0.36cm" svg:height="0.36cm" draw:z-index="22"><draw:image xlink:href="Pictures/100002010000002B0000002F50B8C5277B5751D6.png" xlink:type="simple" xlink:show="embed" xlink:actuate="onLoad" loext:mime-type="image/png"/></draw:frame></text:span><text:span text:style-name="T107">ABDE</text:span><text:span text:style-name="T24"> </text:span><text:span text:style-name="T28">=</text:span><text:span text:style-name="T24"> 4,8</text:span><text:span text:style-name="T26"> cm </text:span><text:span text:style-name="T28">×</text:span><text:span text:style-name="T24"> 3,6 cm </text:span><text:span text:style-name="T28">=</text:span><text:span text:style-name="T24"> </text:span><text:span text:style-name="T108">17,28</text:span><text:span text:style-name="T109"> </text:span><text:span text:style-name="T108">cm</text:span><text:span text:style-name="T110">2</text:span></text:p><text:list xml:id="list85951933318432" text:continue-numbering="true" text:style-name="liste_5f_puce_5f_exemple"><text:list-item><text:p text:style-name="P92"><text:span text:style-name="T114">La formule de l’aire d’un triangle rectangle est : </text:span><text:span text:style-name="T64"><draw:frame draw:style-name="fr4" draw:name="Image5" text:anchor-type="as-char" svg:width="0.36cm" svg:height="0.36cm" draw:z-index="23"><draw:image xlink:href="Pictures/100002010000002B0000002F9A7945B244089362.png" xlink:type="simple" xlink:show="embed" xlink:actuate="onLoad" loext:mime-type="image/png"/></draw:frame></text:span><text:span text:style-name="T71"> </text:span><text:span text:style-name="T19">=</text:span><text:span text:style-name="T71"> </text:span><text:span text:style-name="T72">base </text:span><text:span text:style-name="T19">×</text:span><text:span text:style-name="T72"> hauteur </text:span><text:span text:style-name="T73">÷</text:span><text:span text:style-name="T72"> 2</text:span><text:span text:style-name="T114"><text:line-break/></text:span><text:span text:style-name="T23">Ici,</text:span><text:span text:style-name="T21"> </text:span><text:span text:style-name="T64"><draw:frame draw:style-name="fr5" draw:name="Image2" text:anchor-type="as-char" svg:width="0.36cm" svg:height="0.36cm" draw:z-index="24"><draw:image xlink:href="Pictures/100002010000002B0000002F39F3778C84F413C7.png" xlink:type="simple" xlink:show="embed" xlink:actuate="onLoad" loext:mime-type="image/png"/></draw:frame></text:span><text:span text:style-name="T116">BCD</text:span><text:span text:style-name="T24"> </text:span><text:span text:style-name="T28">=</text:span><text:span text:style-name="T66"> </text:span><text:span text:style-name="T67">3,6 cm</text:span><text:span text:style-name="T68"> </text:span><text:span text:style-name="T28">×</text:span><text:span text:style-name="T68"> </text:span><text:span text:style-name="T67">5 cm</text:span><text:span text:style-name="T68"> </text:span><text:span text:style-name="T69">÷</text:span><text:span text:style-name="T68"> 2 </text:span><text:span text:style-name="T28">=</text:span><text:span text:style-name="T93"> </text:span><text:span text:style-name="T117">9</text:span><text:span text:style-name="T118"> </text:span><text:span text:style-name="T117">cm</text:span><text:span text:style-name="T119">2</text:span></text:p></text:list-item></text:list><text:p text:style-name="P39"><text:span text:style-name="T70"><draw:frame draw:style-name="fr4" draw:name="Image6" text:anchor-type="as-char" svg:width="0.36cm" svg:height="0.36cm" draw:z-index="25"><draw:image xlink:href="Pictures/100002010000002B0000002F9A7945B244089362.png" xlink:type="simple" xlink:show="embed" xlink:actuate="onLoad" loext:mime-type="image/png"/></draw:frame></text:span><text:span text:style-name="T122">ABCDE</text:span><text:span text:style-name="T123"> </text:span><text:span text:style-name="T19">=</text:span><text:span text:style-name="T123"> </text:span><text:span text:style-name="T70"><draw:frame draw:style-name="fr5" draw:name="Image8" text:anchor-type="as-char" svg:width="0.36cm" svg:height="0.36cm" draw:z-index="26"><draw:image xlink:href="Pictures/100002010000002B0000002F50B8C5277B5751D6.png" xlink:type="simple" xlink:show="embed" xlink:actuate="onLoad" loext:mime-type="image/png"/></draw:frame></text:span><text:span text:style-name="T107">ABDE</text:span><text:span text:style-name="T93"> </text:span><text:span text:style-name="T25"> </text:span><text:span text:style-name="T70"><draw:frame draw:style-name="fr5" draw:name="Image9" text:anchor-type="as-char" svg:width="0.36cm" svg:height="0.36cm" draw:z-index="27"><draw:image xlink:href="Pictures/100002010000002B0000002F39F3778C84F413C7.png" xlink:type="simple" xlink:show="embed" xlink:actuate="onLoad" loext:mime-type="image/png"/></draw:frame></text:span><text:span text:style-name="T116">BCD</text:span><text:span text:style-name="T25"> =</text:span><text:span text:style-name="T27"> </text:span><text:span text:style-name="T111">17,28</text:span><text:span text:style-name="T112"> </text:span><text:span text:style-name="T111">cm</text:span><text:span text:style-name="T113">2</text:span><text:span text:style-name="T124"> </text:span><text:span text:style-name="T123"> </text:span><text:span text:style-name="T120">9</text:span><text:span text:style-name="T121"> </text:span><text:span text:style-name="T120">cm²</text:span></text:p><text:p text:style-name="P32"><text:span text:style-name="Police_20_par_20_défaut"><text:span text:style-name="T17"><draw:frame draw:style-name="fr4" draw:name="Image7" text:anchor-type="as-char" svg:width="0.36cm" svg:height="0.36cm" draw:z-index="18"><draw:image xlink:href="Pictures/100002010000002B0000002F9A7945B244089362.png" xlink:type="simple" xlink:show="embed" xlink:actuate="onLoad" loext:mime-type="image/png"/></draw:frame></text:span></text:span><text:span text:style-name="Police_20_par_20_défaut"><text:span text:style-name="T29">ABCDE</text:span></text:span><text:span text:style-name="Police_20_par_20_défaut"><text:span text:style-name="T105"> </text:span></text:span><text:span text:style-name="Police_20_par_20_défaut"><text:span text:style-name="T18">=</text:span></text:span><text:span text:style-name="Police_20_par_20_défaut"><text:span text:style-name="T106"> 26,28 cm²</text:span></text:span></text:p></text:section></draw:text-box></draw:frame></text:p>
      <text:list xml:id="list2622988439" text:style-name="Num_5f_Exo">
        <text:list-item>
          <text:h text:style-name="P105" text:outline-level="1"><draw:g text:anchor-type="paragraph" draw:z-index="42" draw:name="Forme1" draw:style-name="gr1"><draw:frame draw:style-name="gr57" draw:text-style-name="P128" svg:width="0.706cm" svg:height="0.339cm" svg:x="6.574cm" svg:y="0.55cm"><draw:text-box><text:p text:style-name="P127"><text:span text:style-name="T170">5 cm</text:span></text:p></draw:text-box></draw:frame><draw:frame draw:style-name="gr58" draw:text-style-name="P129" svg:width="0.219cm" svg:height="0.376cm" svg:x="5.81cm" svg:y="0.635cm"><draw:text-box><text:p text:style-name="P127"><text:span text:style-name="T171">A</text:span></text:p></draw:text-box></draw:frame><draw:frame draw:style-name="gr59" draw:text-style-name="P129" svg:width="0.223cm" svg:height="0.376cm" svg:x="8.639cm" svg:y="0.631cm"><draw:text-box><text:p text:style-name="P127"><text:span text:style-name="T171">B</text:span></text:p></draw:text-box></draw:frame><draw:frame draw:style-name="gr60" draw:text-style-name="P129" svg:width="0.235cm" svg:height="0.376cm" svg:x="6.579cm" svg:y="3.224cm"><draw:text-box><text:p text:style-name="P127"><text:span text:style-name="T171">C</text:span></text:p></draw:text-box></draw:frame><draw:polygon draw:style-name="gr61" draw:text-style-name="P130" svg:width="2.499cm" svg:height="2.249cm" svg:x="6.093cm" svg:y="0.932cm" svg:viewBox="0 0 2500 2250" draw:points="0,0 2500,0 640,2250"><text:p/></draw:polygon><draw:line draw:style-name="gr62" draw:text-style-name="P124" svg:x1="6.738cm" svg:y1="3.175cm" svg:x2="6.758cm" svg:y2="0.932cm"><text:p/></draw:line><draw:rect draw:style-name="gr63" draw:text-style-name="P131" svg:width="0.152cm" svg:height="0.152cm" svg:x="6.754cm" svg:y="0.938cm"><text:p/></draw:rect><draw:frame draw:style-name="gr64" draw:text-style-name="P128" svg:width="0.978cm" svg:height="0.362cm" draw:transform="rotate (1.5707963267949) translate (6.75216666666667cm 2.40241666666667cm)"><draw:text-box><text:p text:style-name="P127"><text:span text:style-name="T170">4,5 cm</text:span></text:p></draw:text-box></draw:frame></draw:g><text:span text:style-name="Character_5f_20_5f_style"><text:span text:style-name="T14"> Calcule l’aire d</text:span></text:span><text:span text:style-name="Character_5f_20_5f_style"><text:span text:style-name="T15">u triangle</text:span></text:span><text:span text:style-name="Character_5f_20_5f_style"><text:span text:style-name="T14"> ABC ci‑</text:span></text:span><text:span text:style-name="Character_5f_20_5f_style"><text:span text:style-name="T15">c</text:span></text:span><text:span text:style-name="Character_5f_20_5f_style"><text:span text:style-name="T16">ontre</text:span></text:span><text:span text:style-name="Character_5f_20_5f_style"><text:span text:style-name="T14">.</text:span></text:span></text:h>
          <text:p text:style-name="P74"><text:span text:style-name="_5f_pointillés_20_gris"><text:span text:style-name="T82"><text:tab/></text:span></text:span></text:p>
          <text:p text:style-name="P75"><text:span text:style-name="_5f_pointillés_20_gris"><text:span text:style-name="T82"><text:tab/></text:span></text:span></text:p>
          <text:p text:style-name="P75"><text:span text:style-name="_5f_pointillés_20_gris"><text:span text:style-name="T82"><text:tab/></text:span></text:span></text:p>
        </text:list-item>
        <text:list-item>
          <text:h text:style-name="P67" text:outline-level="1"> Calcule l’aire du triangle ABC en mesurant les longueurs nécessaires.</text:h>
          <text:p text:style-name="P72"><draw:g text:anchor-type="paragraph" draw:z-index="34" draw:name="Forme12" draw:style-name="gr106"><draw:polygon draw:style-name="gr107" draw:text-style-name="P154" svg:width="3.932cm" svg:height="3.124cm" svg:x="0.349cm" svg:y="0.462cm" svg:viewBox="0 0 3933 3125" draw:points="0,3125 3933,2437 460,0"><text:p/></draw:polygon><draw:frame draw:style-name="gr108" draw:text-style-name="P153" svg:width="0.251cm" svg:height="0.475cm" svg:x="0.009cm" svg:y="3.457cm"><draw:text-box><text:p text:style-name="P150"><text:span text:style-name="T175">C</text:span></text:p></draw:text-box></draw:frame><draw:frame draw:style-name="gr109" draw:text-style-name="P153" svg:width="0.246cm" svg:height="0.475cm" svg:x="0.623cm" svg:y="-0.021cm"><draw:text-box><text:p text:style-name="P150"><text:span text:style-name="T175">A</text:span></text:p></draw:text-box></draw:frame><draw:frame draw:style-name="gr110" draw:text-style-name="P153" svg:width="0.246cm" svg:height="0.473cm" svg:x="4.398cm" svg:y="2.658cm"><draw:text-box><text:p text:style-name="P150"><text:span text:style-name="T175">B</text:span></text:p></draw:text-box></draw:frame></draw:g><text:span text:style-name="_5f_pointillés_20_gris"><text:span text:style-name="T74">▪</text:span></text:span><text:span text:style-name="_5f_pointillés_20_gris"><text:span text:style-name="T75"> </text:span></text:span><text:span text:style-name="_5f_pointillés_20_gris"><text:span text:style-name="T79">Côté choisi : </text:span></text:span><text:span text:style-name="_5f_pointillés_20_gris"><text:span text:style-name="T128">………..</text:span></text:span></text:p>
          <text:p text:style-name="P76"><text:span text:style-name="_5f_pointillés_20_gris"><text:span text:style-name="T57">Longueur :</text:span></text:span><text:span text:style-name="_5f_pointillés_20_gris"><text:span text:style-name="T92"> …………..</text:span></text:span></text:p>
          <text:p text:style-name="P91"><text:span text:style-name="_5f_pointillés_20_gris"><text:span text:style-name="T58">▪</text:span></text:span><text:span text:style-name="_5f_pointillés_20_gris"><text:span text:style-name="T54"> </text:span></text:span><text:span text:style-name="_5f_pointillés_20_gris"><text:span text:style-name="T57">Longueur de la hauteur associée :</text:span></text:span></text:p>
          <text:p text:style-name="P77"><text:span text:style-name="_5f_pointillés_20_gris"><text:span text:style-name="T82"><text:tab/></text:span></text:span></text:p>
          <text:p text:style-name="P78"><text:span text:style-name="_5f_pointillés_20_gris"><text:span text:style-name="T56">Aire du triangle :</text:span></text:span><text:span text:style-name="_5f_pointillés_20_gris"><text:span text:style-name="T86"> </text:span></text:span><text:span text:style-name="_5f_pointillés_20_gris"><text:span text:style-name="T84"><text:tab/></text:span></text:span></text:p>
          <text:p text:style-name="P79"><text:span text:style-name="_5f_pointillés_20_gris"><text:span text:style-name="T84"><text:tab/></text:span></text:span></text:p>
        </text:list-item>
        <text:list-item>
          <text:h text:style-name="P66" text:outline-level="1"> Que peux-tu dire de l’aire de ABC et BCD ?</text:h>
          <text:h text:style-name="P59" text:outline-level="1"><draw:g text:anchor-type="paragraph" draw:z-index="35" draw:name="Forme13" draw:style-name="gr90"><draw:line draw:style-name="gr100" draw:text-style-name="P149" svg:x1="5.62cm" svg:y1="0.501cm" svg:x2="8.756cm" svg:y2="1.554cm"><text:p/></draw:line><draw:line draw:style-name="gr101" draw:text-style-name="P149" svg:x1="8.905cm" svg:y1="1.644cm" svg:x2="8.444cm" svg:y2="3.023cm"><text:p/></draw:line><draw:frame draw:style-name="gr102" draw:text-style-name="P151" svg:width="1.29cm" svg:height="0.473cm" draw:transform="rotate (-0.331787090804122) translate (6.20536111111111cm 2.31951388888889cm)"><draw:text-box><text:p text:style-name="P150"><text:span text:style-name="T174">10 cm</text:span></text:p></draw:text-box></draw:frame><draw:frame draw:style-name="gr103" draw:text-style-name="P151" svg:width="1.183cm" svg:height="0.473cm" draw:transform="rotate (1.25052840905394) translate (8.60425cm 2.95275cm)"><draw:text-box><text:p text:style-name="P150"><text:span text:style-name="T174">5 cm</text:span></text:p></draw:text-box></draw:frame><draw:path draw:style-name="gr104" draw:text-style-name="P152" svg:width="0.066cm" svg:height="1.56cm" svg:x="5.614cm" svg:y="0.518cm" svg:viewBox="0 0 67 1561" svg:d="M0 1561c0-57 18-110 18-166s0-115 5-171-5-113 3-165 20-117 18-173 20-71 5-127c-12-67 22-142 6-206-11-55 12-120 12-176s0-115 0-172 0-112 0-166v-39"><text:p/></draw:path><draw:path draw:style-name="gr105" draw:text-style-name="P152" svg:width="2.433cm" svg:height="2.389cm" svg:x="5.691cm" svg:y="0.531cm" svg:viewBox="0 0 2434 2390" svg:d="M0 0c42 51 109 69 164 104 65 42 126 94 167 162 56 88 173 146 226 236 45 79 139 88 172 178 26 75 109 86 155 155 55 86 153 174 236 238 74 56 153 142 217 211s137 153 208 215c79 69 136 141 211 216 60 60 81 60 127 132 40 67 109 127 174 166s96 115 156 156l171 166 45 55h5"><text:p/></draw:path><draw:path draw:style-name="gr104" draw:text-style-name="P152" svg:width="2.5cm" svg:height="0.844cm" svg:x="5.627cm" svg:y="2.086cm" svg:viewBox="0 0 2501 845" svg:d="M0 0c56 4 109 19 166 37 73 19 101 55 188 62 70 5 130 46 199 65s129 60 199 89 231 83 314 88c75 6 279 96 348 117 85 25 175 40 255 88 62 39 127 41 198 62 65 19 336 112 398 137l236 100"><text:p/></draw:path><draw:path draw:style-name="gr104" draw:text-style-name="P152" svg:width="2.484cm" svg:height="0.77cm" svg:x="5.604cm" svg:y="1.317cm" svg:viewBox="0 0 2485 771" svg:d="M0 771c182-103 523-214 736-264 194-44 795-215 997-281 194-62 386-87 577-157l175-53v-16"><text:p/></draw:path><draw:path draw:style-name="gr104" draw:text-style-name="P152" svg:width="0.033cm" svg:height="1.628cm" svg:x="8.074cm" svg:y="1.3cm" svg:viewBox="0 0 34 1629" svg:d="M34 1629c0-192 0-384 0-577s0-375 0-562l-34-490"><text:p/></draw:path><draw:frame draw:style-name="gr102" draw:text-style-name="P153" svg:width="0.253cm" svg:height="0.473cm" svg:x="5.507cm" svg:y="0.138cm"><draw:text-box><text:p text:style-name="P150"><text:span text:style-name="T175">A</text:span></text:p></draw:text-box></draw:frame><draw:frame draw:style-name="gr102" draw:text-style-name="P153" svg:width="0.258cm" svg:height="0.473cm" svg:x="8.17cm" svg:y="0.881cm"><draw:text-box><text:p text:style-name="P150"><text:span text:style-name="T175">D</text:span></text:p></draw:text-box></draw:frame><draw:frame draw:style-name="gr102" draw:text-style-name="P153" svg:width="0.251cm" svg:height="0.473cm" svg:x="5.355cm" svg:y="2.099cm"><draw:text-box><text:p text:style-name="P150"><text:span text:style-name="T175">B</text:span></text:p></draw:text-box></draw:frame><draw:frame draw:style-name="gr102" draw:text-style-name="P153" svg:width="0.251cm" svg:height="0.473cm" svg:x="8.112cm" svg:y="2.95cm"><draw:text-box><text:p text:style-name="P150"><text:span text:style-name="T175">C</text:span></text:p></draw:text-box></draw:frame></draw:g><draw:frame text:anchor-type="paragraph" draw:z-index="36" draw:name="Forme7" draw:style-name="gr99" draw:text-style-name="P148" svg:width="2.544cm" svg:height="0.899cm" svg:x="6.742cm" svg:y="0.231cm"><draw:text-box><text:p><text:span text:style-name="T96">(AD) // (BC)</text:span></text:p></draw:text-box></draw:frame>Explique.</text:h>
          <text:p text:style-name="P82"><text:span text:style-name="_5f_pointillés_20_gris"><text:span text:style-name="T82"><text:tab/></text:span></text:span></text:p>
          <text:p text:style-name="P83"><text:span text:style-name="_5f_pointillés_20_gris"><text:span text:style-name="T82"><text:tab/></text:span></text:span></text:p>
          <text:p text:style-name="P83"><text:span text:style-name="_5f_pointillés_20_gris"><text:span text:style-name="T84"><text:tab/></text:span></text:span></text:p>
          <text:p text:style-name="P82"><text:span text:style-name="_5f_pointillés_20_gris"><text:span text:style-name="T82"><text:tab/></text:span></text:span></text:p>
          <text:p text:style-name="P84"><text:span text:style-name="_5f_pointillés_20_gris"><text:span text:style-name="T82"><text:tab/></text:span></text:span></text:p>
          <text:p text:style-name="P86"><text:span text:style-name="_5f_pointillés_20_gris"><text:span text:style-name="T84"><text:tab/></text:span></text:span></text:p>
        </text:list-item>
        <text:list-item>
          <text:h text:style-name="P56" text:outline-level="1"><text:span text:style-name="_5f_pointillés_20_gris"><text:span text:style-name="T94"> </text:span></text:span><text:span text:style-name="Bold_5f_niv1"><text:span text:style-name="T130">Avec un parallélogramme</text:span></text:span></text:h>
          <text:p text:style-name="P95"><draw:g text:anchor-type="paragraph" draw:z-index="37" draw:name="Forme1" draw:style-name="gr90"><draw:frame draw:style-name="gr91" draw:text-style-name="P128" svg:width="0.978cm" svg:height="0.332cm" svg:x="7.457cm" svg:y="0.026cm"><draw:text-box><text:p text:style-name="P127"><text:span text:style-name="T170">4,8 cm</text:span></text:p></draw:text-box></draw:frame><draw:frame draw:style-name="gr92" draw:text-style-name="P129" svg:width="0.219cm" svg:height="0.375cm" svg:x="6.739cm" svg:y="0.021cm"><draw:text-box><text:p text:style-name="P127"><text:span text:style-name="T171">A</text:span></text:p></draw:text-box></draw:frame><draw:frame draw:style-name="gr93" draw:text-style-name="P129" svg:width="0.223cm" svg:height="0.375cm" svg:x="8.971cm" svg:y="0.123cm"><draw:text-box><text:p text:style-name="P127"><text:span text:style-name="T171">B</text:span></text:p></draw:text-box></draw:frame><draw:frame draw:style-name="gr94" draw:text-style-name="P129" svg:width="0.227cm" svg:height="0.375cm" svg:x="8.403cm" svg:y="1.674cm"><draw:text-box><text:p text:style-name="P127"><text:span text:style-name="T171">C</text:span></text:p></draw:text-box></draw:frame><draw:frame draw:style-name="gr95" draw:text-style-name="P129" svg:width="0.249cm" svg:height="0.375cm" svg:x="6.138cm" svg:y="1.624cm"><draw:text-box><text:p text:style-name="P127"><text:span text:style-name="T171">D</text:span></text:p></draw:text-box></draw:frame><draw:custom-shape draw:style-name="gr96" draw:text-style-name="P146" svg:width="2.401cm" svg:height="1.504cm" svg:x="6.457cm" svg:y="0.34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97" draw:text-style-name="P147" svg:x1="7.345cm" svg:y1="0.36cm" svg:x2="7.345cm" svg:y2="1.83cm"><text:p/></draw:line><draw:rect draw:style-name="gr63" draw:text-style-name="P131" svg:width="0.152cm" svg:height="0.156cm" svg:x="7.345cm" svg:y="0.344cm"><text:p/></draw:rect><draw:rect draw:style-name="gr63" draw:text-style-name="P131" svg:width="0.152cm" svg:height="0.158cm" svg:x="7.345cm" svg:y="1.688cm"><text:p/></draw:rect><draw:frame draw:style-name="gr98" draw:text-style-name="P128" svg:width="0.706cm" svg:height="0.332cm" draw:transform="rotate (1.5707963267949) translate (7.03086111111111cm 1.51870833333333cm)"><draw:text-box><text:p text:style-name="P127"><text:span text:style-name="T170">3 cm</text:span></text:p></draw:text-box></draw:frame></draw:g><text:span text:style-name="T98">Calcule l’aire d</text:span><text:span text:style-name="T100">u parallélogramme</text:span><text:span text:style-name="T98"> ABCD ci‑</text:span><text:span text:style-name="T101">contre</text:span><text:span text:style-name="T98">. </text:span></text:p>
          <text:p text:style-name="P74"><text:span text:style-name="_5f_pointillés_20_gris"><text:span text:style-name="T82"><text:tab/></text:span></text:span></text:p>
          <text:p text:style-name="P75"><text:span text:style-name="_5f_pointillés_20_gris"><text:span text:style-name="T82"><text:tab/></text:span></text:span></text:p>
          <text:p text:style-name="P85"><text:span text:style-name="_5f_pointillés_20_gris"><text:span text:style-name="T82"><text:tab/></text:span></text:span></text:p>
        </text:list-item>
      </text:list>
      <text:p text:style-name="P26"><text:span text:style-name="_5f_pointillés_20_gris"><text:span text:style-name="T82"><text:tab/></text:span></text:span></text:p>
      <text:list xml:id="list85953625889355" text:continue-numbering="true" text:style-name="Num_5f_Exo">
        <text:list-item>
          <text:h text:style-name="P60" text:outline-level="1"><text:span text:style-name="_5f_pointillés_20_gris"><text:span text:style-name="T55"> </text:span></text:span><text:span text:style-name="_5f_pointillés_20_gris"><text:span text:style-name="T59">Dans chaque cas, </text:span></text:span><text:span text:style-name="_5f_pointillés_20_gris"><text:span text:style-name="T60">calcule l’aire du parallélogramme ABCD en mesurant les longueurs nécessaires.</text:span></text:span></text:h>
          <text:list>
            <text:list-item>
              <text:list>
                <text:list-item>
                  <text:list>
                    <text:list-item>
                      <text:list>
                        <text:list-item>
                          <text:list>
                            <text:list-item>
                              <text:list>
                                <text:list-item>
                                  <text:list>
                                    <text:list-item>
                                      <text:list>
                                        <text:list-item>
                                          <text:list>
                                            <text:list-header>
                                              <text:p text:style-name="P87"><draw:g text:anchor-type="paragraph" draw:z-index="39" draw:name="Forme8" draw:style-name="gr1"><draw:line draw:style-name="gr56" draw:text-style-name="P126" svg:x1="0.414cm" svg:y1="2.226cm" svg:x2="3.116cm" svg:y2="0.66cm"><text:p/></draw:line><draw:line draw:style-name="gr56" draw:text-style-name="P126" svg:x1="1.315cm" svg:y1="3.233cm" svg:x2="4.017cm" svg:y2="1.667cm"><text:p/></draw:line><draw:line draw:style-name="gr56" draw:text-style-name="P126" svg:x1="1.312cm" svg:y1="3.236cm" svg:x2="0.414cm" svg:y2="2.226cm"><text:p/></draw:line><draw:line draw:style-name="gr56" draw:text-style-name="P126" svg:x1="4.013cm" svg:y1="1.67cm" svg:x2="3.115cm" svg:y2="0.66cm"><text:p/></draw:line><draw:frame draw:style-name="gr76" draw:text-style-name="P125" svg:width="0.712cm" svg:height="0.675cm" svg:x="-0.213cm" svg:y="1.951cm"><draw:text-box><text:p text:style-name="P134"><text:span text:style-name="T165">A</text:span></text:p></draw:text-box></draw:frame><draw:frame draw:style-name="gr76" draw:text-style-name="P125" svg:width="0.706cm" svg:height="0.675cm" svg:x="2.89cm" svg:y="0.148cm"><draw:text-box><text:p text:style-name="P134"><text:span text:style-name="T165">B</text:span></text:p></draw:text-box></draw:frame><draw:frame draw:style-name="gr76" draw:text-style-name="P125" svg:width="0.719cm" svg:height="0.675cm" svg:x="4.013cm" svg:y="1.601cm"><draw:text-box><text:p text:style-name="P134"><text:span text:style-name="T165">C</text:span></text:p></draw:text-box></draw:frame><draw:frame draw:style-name="gr77" draw:text-style-name="P125" svg:width="0.715cm" svg:height="0.676cm" svg:x="1.009cm" svg:y="3.247cm"><draw:text-box><text:p text:style-name="P134"><text:span text:style-name="T165">D</text:span></text:p></draw:text-box></draw:frame></draw:g><text:span text:style-name="Bold_5f_niv1"><text:span text:style-name="T89">a.</text:span></text:span><text:span text:style-name="_5f_pointillés_20_gris"><text:span text:style-name="T88"> <text:tab/></text:span></text:span></text:p>
                                            </text:list-header>
                                          </text:list>
                                        </text:list-item>
                                      </text:list>
                                    </text:list-item>
                                  </text:list>
                                </text:list-item>
                              </text:list>
                            </text:list-item>
                          </text:list>
                        </text:list-item>
                      </text:list>
                    </text:list-item>
                  </text:list>
                </text:list-item>
              </text:list>
            </text:list-item>
          </text:list>
        </text:list-item>
      </text:list>
      <text:p text:style-name="P37"><text:span text:style-name="_5f_pointillés_20_gris"><text:span text:style-name="T85"><text:tab/></text:span></text:span></text:p>
      <text:p text:style-name="P37"><text:span text:style-name="_5f_pointillés_20_gris"><text:span text:style-name="T88"><text:tab/></text:span></text:span></text:p>
      <text:p text:style-name="P38"><text:span text:style-name="_5f_pointillés_20_gris"><text:span text:style-name="T85"><text:tab/></text:span></text:span></text:p>
      <text:p text:style-name="P37"><text:span text:style-name="_5f_pointillés_20_gris"><text:span text:style-name="T88"><text:tab/></text:span></text:span></text:p>
      <text:list xml:id="list85953771530664" text:continue-numbering="true" text:style-name="Num_5f_Exo">
        <text:list-header>
          <text:p text:style-name="P88"><draw:g text:anchor-type="paragraph" draw:z-index="43" draw:name="Forme9" draw:style-name="gr1"><draw:frame draw:style-name="gr53" draw:text-style-name="P125" svg:width="0.451cm" svg:height="1.017cm" svg:x="6.925cm" svg:y="2.283cm"><draw:text-box><text:p text:style-name="P116"><text:span text:style-name="T165">A</text:span></text:p></draw:text-box></draw:frame><draw:frame draw:style-name="gr54" draw:text-style-name="P125" svg:width="0.452cm" svg:height="1.02cm" svg:x="4.05cm" svg:y="2.366cm"><draw:text-box><text:p text:style-name="P116"><text:span text:style-name="T165">B</text:span></text:p></draw:text-box></draw:frame><draw:frame draw:style-name="gr55" draw:text-style-name="P125" svg:width="0.445cm" svg:height="1.022cm" svg:x="5.826cm" svg:y="0.432cm"><draw:text-box><text:p text:style-name="P116"><text:span text:style-name="T165">C</text:span></text:p></draw:text-box></draw:frame><draw:frame draw:style-name="gr55" draw:text-style-name="P125" svg:width="0.451cm" svg:height="1.022cm" svg:x="8.726cm" svg:y="0.36cm"><draw:text-box><text:p text:style-name="P116"><text:span text:style-name="T165">D</text:span></text:p></draw:text-box></draw:frame><draw:g draw:name="Forme9" draw:style-name="gr3"><draw:line draw:style-name="gr56" draw:text-style-name="P126" svg:x1="4.517cm" svg:y1="2.551cm" svg:x2="7.212cm" svg:y2="2.429cm"><text:p/></draw:line><draw:line draw:style-name="gr56" draw:text-style-name="P126" svg:x1="6.198cm" svg:y1="0.933cm" svg:x2="8.894cm" svg:y2="0.814cm"><text:p/></draw:line><draw:line draw:style-name="gr56" draw:text-style-name="P126" svg:x1="4.517cm" svg:y1="2.547cm" svg:x2="6.204cm" svg:y2="0.928cm"><text:p/></draw:line><draw:line draw:style-name="gr56" draw:text-style-name="P126" svg:x1="7.214cm" svg:y1="2.426cm" svg:x2="8.902cm" svg:y2="0.813cm"><text:p/></draw:line></draw:g></draw:g><text:span text:style-name="Bold_5f_niv1"><text:span text:style-name="T90">b.</text:span></text:span><text:span text:style-name="_5f_pointillés_20_gris"><text:span text:style-name="T88"> </text:span></text:span><text:span text:style-name="_5f_pointillés_20_gris"><text:span text:style-name="T86"><text:tab/></text:span></text:span></text:p>
          <text:list>
            <text:list-item>
              <text:list>
                <text:list-item>
                  <text:list>
                    <text:list-item>
                      <text:list>
                        <text:list-item>
                          <text:list>
                            <text:list-item>
                              <text:list>
                                <text:list-item>
                                  <text:list>
                                    <text:list-item>
                                      <text:list>
                                        <text:list-item>
                                          <text:list>
                                            <text:list-header>
                                              <text:h text:style-name="P89" text:outline-level="4"><text:span text:style-name="_5f_pointillés_20_gris"><text:span text:style-name="T85"><text:tab/></text:span></text:span></text:h>
                                              <text:h text:style-name="P90" text:outline-level="4"><text:span text:style-name="_5f_pointillés_20_gris"><text:span text:style-name="T85"><text:tab/></text:span></text:span></text:h>
                                              <text:h text:style-name="P90" text:outline-level="4"><text:span text:style-name="_5f_pointillés_20_gris"><text:span text:style-name="T85"><text:tab/></text:span></text:span></text:h>
                                              <text:h text:style-name="P90" text:outline-level="4"><text:span text:style-name="_5f_pointillés_20_gris"><text:span text:style-name="T85"><text:tab/></text:span></text:span></text:h>
                                            </text:list-header>
                                          </text:list>
                                        </text:list-item>
                                      </text:list>
                                    </text:list-item>
                                  </text:list>
                                </text:list-item>
                              </text:list>
                            </text:list-item>
                          </text:list>
                        </text:list-item>
                      </text:list>
                    </text:list-item>
                  </text:list>
                </text:list-item>
              </text:list>
            </text:list-item>
          </text:list>
        </text:list-header>
        <text:list-item>
          <text:h text:style-name="P68" text:outline-level="1"> <text:span text:style-name="T156">Pour chaque parallélogramme, trace une hauteur puis détermine son aire </text:span><text:span text:style-name="T157">en cm².</text:span></text:h>
        </text:list-item>
      </text:list>
      <text:list xml:id="list908749639" text:style-name="liste_5f_abc">
        <text:list-item>
          <text:p text:style-name="P107"><draw:g text:anchor-type="paragraph" draw:z-index="38" draw:name="Forme14" draw:style-name="gr78"><draw:line draw:style-name="gr79" draw:text-style-name="P139" svg:x1="0.22cm" svg:y1="0.157cm" svg:x2="0.215cm" svg:y2="6.855cm"><text:p/></draw:line><draw:line draw:style-name="gr79" draw:text-style-name="P139" svg:x1="4.519cm" svg:y1="0.157cm" svg:x2="4.514cm" svg:y2="6.855cm"><text:p/></draw:line><draw:line draw:style-name="gr79" draw:text-style-name="P139" svg:x1="4.996cm" svg:y1="0.157cm" svg:x2="4.992cm" svg:y2="6.855cm"><text:p/></draw:line><draw:line draw:style-name="gr79" draw:text-style-name="P139" svg:x1="5.474cm" svg:y1="0.157cm" svg:x2="5.469cm" svg:y2="6.855cm"><text:p/></draw:line><draw:line draw:style-name="gr79" draw:text-style-name="P139" svg:x1="5.952cm" svg:y1="0.157cm" svg:x2="5.948cm" svg:y2="6.855cm"><text:p/></draw:line><draw:line draw:style-name="gr79" draw:text-style-name="P139" svg:x1="6.906cm" svg:y1="0.157cm" svg:x2="6.902cm" svg:y2="6.855cm"><text:p/></draw:line><draw:line draw:style-name="gr79" draw:text-style-name="P139" svg:x1="7.861cm" svg:y1="0.157cm" svg:x2="7.856cm" svg:y2="6.855cm"><text:p/></draw:line><draw:line draw:style-name="gr79" draw:text-style-name="P139" svg:x1="8.814cm" svg:y1="0.157cm" svg:x2="8.809cm" svg:y2="6.855cm"><text:p/></draw:line><draw:line draw:style-name="gr79" draw:text-style-name="P139" svg:x1="0.697cm" svg:y1="0.157cm" svg:x2="0.692cm" svg:y2="6.855cm"><text:p/></draw:line><draw:line draw:style-name="gr79" draw:text-style-name="P139" svg:x1="1.175cm" svg:y1="0.157cm" svg:x2="1.17cm" svg:y2="6.855cm"><text:p/></draw:line><draw:line draw:style-name="gr79" draw:text-style-name="P139" svg:x1="1.652cm" svg:y1="0.157cm" svg:x2="1.647cm" svg:y2="6.855cm"><text:p/></draw:line><draw:line draw:style-name="gr79" draw:text-style-name="P139" svg:x1="2.131cm" svg:y1="0.157cm" svg:x2="2.126cm" svg:y2="6.855cm"><text:p/></draw:line><draw:line draw:style-name="gr79" draw:text-style-name="P139" svg:x1="2.607cm" svg:y1="0.157cm" svg:x2="2.602cm" svg:y2="6.855cm"><text:p/></draw:line><draw:line draw:style-name="gr79" draw:text-style-name="P139" svg:x1="3.085cm" svg:y1="0.157cm" svg:x2="3.08cm" svg:y2="6.855cm"><text:p/></draw:line><draw:line draw:style-name="gr79" draw:text-style-name="P139" svg:x1="3.563cm" svg:y1="0.157cm" svg:x2="3.558cm" svg:y2="6.855cm"><text:p/></draw:line><draw:line draw:style-name="gr79" draw:text-style-name="P139" svg:x1="4.041cm" svg:y1="0.157cm" svg:x2="4.036cm" svg:y2="6.855cm"><text:p/></draw:line><draw:line draw:style-name="gr79" draw:text-style-name="P139" svg:x1="6.428cm" svg:y1="0.157cm" svg:x2="6.423cm" svg:y2="6.855cm"><text:p/></draw:line><draw:line draw:style-name="gr79" draw:text-style-name="P139" svg:x1="7.384cm" svg:y1="0.157cm" svg:x2="7.379cm" svg:y2="6.855cm"><text:p/></draw:line><draw:line draw:style-name="gr79" draw:text-style-name="P139" svg:x1="8.339cm" svg:y1="0.157cm" svg:x2="8.334cm" svg:y2="6.855cm"><text:p/></draw:line><draw:line draw:style-name="gr79" draw:text-style-name="P139" svg:x1="0.215cm" svg:y1="5.423cm" svg:x2="8.811cm" svg:y2="5.423cm"><text:p/></draw:line><draw:line draw:style-name="gr79" draw:text-style-name="P139" svg:x1="0.215cm" svg:y1="4.943cm" svg:x2="8.811cm" svg:y2="4.943cm"><text:p/></draw:line><draw:line draw:style-name="gr79" draw:text-style-name="P139" svg:x1="0.215cm" svg:y1="4.464cm" svg:x2="8.811cm" svg:y2="4.464cm"><text:p/></draw:line><draw:line draw:style-name="gr79" draw:text-style-name="P139" svg:x1="0.215cm" svg:y1="3.987cm" svg:x2="8.811cm" svg:y2="3.987cm"><text:p/></draw:line><draw:line draw:style-name="gr79" draw:text-style-name="P139" svg:x1="0.215cm" svg:y1="3.028cm" svg:x2="8.811cm" svg:y2="3.028cm"><text:p/></draw:line><draw:line draw:style-name="gr79" draw:text-style-name="P139" svg:x1="0.215cm" svg:y1="2.071cm" svg:x2="8.811cm" svg:y2="2.071cm"><text:p/></draw:line><draw:line draw:style-name="gr79" draw:text-style-name="P139" svg:x1="0.215cm" svg:y1="1.114cm" svg:x2="8.811cm" svg:y2="1.114cm"><text:p/></draw:line><draw:line draw:style-name="gr79" draw:text-style-name="P139" svg:x1="0.215cm" svg:y1="6.855cm" svg:x2="8.811cm" svg:y2="6.855cm"><text:p/></draw:line><draw:line draw:style-name="gr79" draw:text-style-name="P139" svg:x1="0.215cm" svg:y1="6.38cm" svg:x2="8.811cm" svg:y2="6.38cm"><text:p/></draw:line><draw:line draw:style-name="gr79" draw:text-style-name="P139" svg:x1="0.215cm" svg:y1="5.902cm" svg:x2="8.811cm" svg:y2="5.902cm"><text:p/></draw:line><draw:line draw:style-name="gr79" draw:text-style-name="P139" svg:x1="0.215cm" svg:y1="3.507cm" svg:x2="8.811cm" svg:y2="3.507cm"><text:p/></draw:line><draw:line draw:style-name="gr79" draw:text-style-name="P139" svg:x1="0.215cm" svg:y1="2.55cm" svg:x2="8.811cm" svg:y2="2.55cm"><text:p/></draw:line><draw:line draw:style-name="gr79" draw:text-style-name="P139" svg:x1="0.215cm" svg:y1="1.593cm" svg:x2="8.811cm" svg:y2="1.593cm"><text:p/></draw:line><draw:line draw:style-name="gr79" draw:text-style-name="P139" svg:x1="0.215cm" svg:y1="0.162cm" svg:x2="8.811cm" svg:y2="0.162cm"><text:p/></draw:line><draw:line draw:style-name="gr79" draw:text-style-name="P139" svg:x1="0.215cm" svg:y1="0.636cm" svg:x2="8.811cm" svg:y2="0.636cm"><text:p/></draw:line><draw:frame draw:style-name="gr80" draw:text-style-name="P140" svg:width="0.902cm" svg:height="0.482cm" svg:x="3.111cm" svg:y="2.427cm"><draw:text-box><text:p text:style-name="P134"><text:span text:style-name="T172">1 cm</text:span></text:p></draw:text-box></draw:frame><draw:line draw:style-name="gr81" draw:text-style-name="P139" svg:x1="3.08cm" svg:y1="3.03cm" svg:x2="4.035cm" svg:y2="3.03cm"><text:p/></draw:line><draw:polygon draw:style-name="gr82" draw:text-style-name="P141" svg:width="3.821cm" svg:height="0.956cm" svg:x="1.17cm" svg:y="0.634cm" svg:viewBox="0 0 3822 957" draw:points="0,0 2865,0 3822,957 955,957"><text:p/></draw:polygon><draw:frame draw:style-name="gr83" draw:text-style-name="P142" svg:width="0.376cm" svg:height="0.424cm" svg:x="2.72cm" svg:y="0.956cm"><draw:text-box><text:p text:style-name="P134"><text:span text:style-name="T173">a.</text:span></text:p></draw:text-box></draw:frame><draw:polygon draw:style-name="gr84" draw:text-style-name="P143" svg:width="1.909cm" svg:height="2.39cm" svg:x="6.423cm" svg:y="0.634cm" svg:viewBox="0 0 1910 2391" draw:points="0,2391 0,478 1910,0 1910,1914"><text:p/></draw:polygon><draw:frame draw:style-name="gr85" draw:text-style-name="P142" svg:width="0.701cm" svg:height="0.477cm" svg:x="7.015cm" svg:y="1.66cm"><draw:text-box><text:p text:style-name="P134"><text:span text:style-name="T173">b.</text:span></text:p></draw:text-box></draw:frame><draw:polygon draw:style-name="gr86" draw:text-style-name="P144" svg:width="2.388cm" svg:height="4.305cm" svg:x="0.692cm" svg:y="2.548cm" svg:viewBox="0 0 2389 4306" draw:points="0,0 2389,957 2389,4306 0,3349"><text:p/></draw:polygon><draw:frame draw:style-name="gr87" draw:text-style-name="P142" svg:width="0.348cm" svg:height="0.479cm" svg:x="1.721cm" svg:y="4.461cm"><draw:text-box><text:p text:style-name="P134"><text:span text:style-name="T173">c.</text:span></text:p></draw:text-box></draw:frame><draw:polygon draw:style-name="gr88" draw:text-style-name="P145" svg:width="5.253cm" svg:height="2.39cm" svg:x="3.563cm" svg:y="3.507cm" svg:viewBox="0 0 5254 2391" draw:points="1431,0 5254,0 3822,2391 0,2391"><text:p/></draw:polygon><draw:frame draw:style-name="gr89" draw:text-style-name="P142" svg:width="0.391cm" svg:height="0.479cm" svg:x="6.046cm" svg:y="4.463cm"><draw:text-box><text:p text:style-name="P134"><text:span text:style-name="T173">d.</text:span></text:p></draw:text-box></draw:frame></draw:g><text:span text:style-name="_5f_pointillés_20_gris"><text:tab/></text:span></text:p>
        </text:list-item>
        <text:list-item>
          <text:p text:style-name="P107"><text:span text:style-name="_5f_pointillés_20_gris"><text:tab/></text:span></text:p>
        </text:list-item>
        <text:list-item>
          <text:p text:style-name="P107"><text:span text:style-name="_5f_pointillés_20_gris"><text:tab/></text:span></text:p>
        </text:list-item>
        <text:list-item>
          <text:p text:style-name="P107"><text:span text:style-name="_5f_pointillés_20_gris"><text:tab/></text:span></text:p>
        </text:list-item>
      </text:list>
      <text:list xml:id="list85952095559865" text:continue-list="list85953771530664" text:style-name="Num_5f_Exo">
        <text:list-item>
          <text:h text:style-name="P56" text:outline-level="1"><text:soft-page-break/><text:span text:style-name="_5f_Consigne"><text:span text:style-name="T125"> </text:span></text:span><text:span text:style-name="_5f_Consigne"><text:span text:style-name="T48">P</text:span></text:span><text:span text:style-name="_5f_Consigne"><text:span text:style-name="T49">our chaque f</text:span></text:span><text:span text:style-name="_5f_Consigne"><text:span text:style-name="T50">igure</text:span></text:span><text:span text:style-name="_5f_Consigne"><text:span text:style-name="T49">, calcule la longueur m</text:span></text:span><text:span text:style-name="_5f_Consigne"><text:span text:style-name="T51">arquée par un point d</text:span></text:span><text:span text:style-name="_5f_Consigne"><text:span text:style-name="T53">’</text:span></text:span><text:span text:style-name="_5f_Consigne"><text:span text:style-name="T52">interrog</text:span></text:span><text:span text:style-name="_5f_Consigne"><text:span text:style-name="T53">a</text:span></text:span><text:span text:style-name="_5f_Consigne"><text:span text:style-name="T52">tion</text:span></text:span><text:span text:style-name="_5f_Consigne"><text:span text:style-name="T49">.</text:span></text:span></text:h>
        </text:list-item>
      </text:list>
      <text:p text:style-name="_5f_Paragraphe_20_livret_20_"><draw:g text:anchor-type="paragraph" draw:z-index="44" draw:name="Forme19" draw:style-name="gr10"><draw:frame draw:style-name="gr11" draw:text-style-name="P117" svg:width="0.361cm" svg:height="0.415cm" svg:x="0.883cm" svg:y="0.27cm"><draw:text-box><text:p text:style-name="P116"><text:span text:style-name="T165">A</text:span></text:p></draw:text-box></draw:frame><draw:line draw:style-name="gr12" draw:text-style-name="P118" svg:x1="0.505cm" svg:y1="2.228cm" svg:x2="3.969cm" svg:y2="2.228cm"><text:p/></draw:line><draw:line draw:style-name="gr13" draw:text-style-name="P118" svg:x1="1.367cm" svg:y1="0.503cm" svg:x2="4.83cm" svg:y2="0.503cm"><text:p/></draw:line><draw:line draw:style-name="gr14" draw:text-style-name="P118" svg:x1="1.37cm" svg:y1="0.503cm" svg:x2="0.505cm" svg:y2="2.231cm"><text:p/></draw:line><draw:line draw:style-name="gr15" draw:text-style-name="P118" svg:x1="4.832cm" svg:y1="0.503cm" svg:x2="3.967cm" svg:y2="2.231cm"><text:p/></draw:line><draw:line draw:style-name="gr16" draw:text-style-name="P118" svg:x1="1.367cm" svg:y1="0.503cm" svg:x2="1.367cm" svg:y2="2.231cm"><text:p/></draw:line><draw:line draw:style-name="gr17" draw:text-style-name="P118" svg:x1="1.374cm" svg:y1="2.091cm" svg:x2="1.524cm" svg:y2="2.091cm"><text:p/></draw:line><draw:line draw:style-name="gr18" draw:text-style-name="P118" svg:x1="1.516cm" svg:y1="2.101cm" svg:x2="1.516cm" svg:y2="2.226cm"><text:p/></draw:line><draw:frame draw:style-name="gr19" draw:text-style-name="P117" svg:width="0.355cm" svg:height="0.415cm" svg:x="4.854cm" svg:y="0.272cm"><draw:text-box><text:p text:style-name="P116"><text:span text:style-name="T165">B</text:span></text:p></draw:text-box></draw:frame><draw:frame draw:style-name="gr20" draw:text-style-name="P117" svg:width="0.357cm" svg:height="0.415cm" svg:x="3.982cm" svg:y="2.239cm"><draw:text-box><text:p text:style-name="P116"><text:span text:style-name="T165">C</text:span></text:p></draw:text-box></draw:frame><draw:frame draw:style-name="gr21" draw:text-style-name="P117" svg:width="0.355cm" svg:height="0.415cm" svg:x="0.146cm" svg:y="2.239cm"><draw:text-box><text:p text:style-name="P116"><text:span text:style-name="T165">D</text:span></text:p></draw:text-box></draw:frame><draw:frame draw:style-name="gr22" draw:text-style-name="P117" svg:width="0.355cm" svg:height="0.414cm" svg:x="1.67cm" svg:y="1.269cm"><draw:text-box><text:p text:style-name="P116"><text:span text:style-name="T165">?</text:span></text:p></draw:text-box></draw:frame><draw:line draw:style-name="gr23" draw:text-style-name="P118" svg:x1="0.508cm" svg:y1="2.419cm" svg:x2="3.97cm" svg:y2="2.408cm"><text:p/></draw:line><draw:line draw:style-name="gr24" draw:text-style-name="P118" svg:x1="1.701cm" svg:y1="2.214cm" svg:x2="1.693cm" svg:y2="0.488cm"><text:p/></draw:line><draw:frame draw:style-name="gr25" draw:text-style-name="P119" svg:width="0.849cm" svg:height="0.375cm" svg:x="1.899cm" svg:y="2.48cm"><draw:text-box><text:p text:style-name="P116"><text:span text:style-name="T166">8 cm</text:span></text:p></draw:text-box></draw:frame><draw:frame draw:style-name="gr26" draw:text-style-name="P119" svg:width="2.998cm" svg:height="0.376cm" svg:x="1.734cm" svg:y="0.752cm"><draw:text-box><text:p text:style-name="P116"><text:span text:style-name="T166">Aire = 24 cm²</text:span></text:p></draw:text-box></draw:frame><draw:line draw:style-name="gr27" draw:text-style-name="P118" svg:x1="2.933cm" svg:y1="0.404cm" svg:x2="2.817cm" svg:y2="0.576cm"><text:p/></draw:line><draw:line draw:style-name="gr28" draw:text-style-name="P118" svg:x1="2.97cm" svg:y1="0.415cm" svg:x2="2.854cm" svg:y2="0.587cm"><text:p/></draw:line><draw:line draw:style-name="gr29" draw:text-style-name="P118" svg:x1="2.257cm" svg:y1="2.143cm" svg:x2="2.136cm" svg:y2="2.316cm"><text:p/></draw:line><draw:line draw:style-name="gr30" draw:text-style-name="P118" svg:x1="2.305cm" svg:y1="2.156cm" svg:x2="2.182cm" svg:y2="2.331cm"><text:p/></draw:line><draw:line draw:style-name="gr31" draw:text-style-name="P118" svg:x1="0.996cm" svg:y1="1.475cm" svg:x2="0.873cm" svg:y2="1.302cm"><text:p/></draw:line><draw:line draw:style-name="gr32" draw:text-style-name="P118" svg:x1="4.423cm" svg:y1="1.528cm" svg:x2="4.302cm" svg:y2="1.355cm"><text:p/></draw:line><draw:frame draw:style-name="gr33" draw:text-style-name="P121" svg:width="2.322cm" svg:height="0.496cm" svg:x="1.081cm" svg:y="3.133cm"><draw:text-box><text:p text:style-name="P120"><text:span text:style-name="T165">EG </text:span><text:span text:style-name="T167">=</text:span><text:span text:style-name="T165"> 10 cm</text:span></text:p></draw:text-box></draw:frame><draw:line draw:style-name="gr34" draw:text-style-name="P118" svg:x1="7.118cm" svg:y1="0.523cm" svg:x2="7.118cm" svg:y2="3.449cm"><text:p/></draw:line><draw:line draw:style-name="gr35" draw:text-style-name="P118" svg:x1="6.168cm" svg:y1="1.983cm" svg:x2="8.066cm" svg:y2="1.983cm"><text:p/></draw:line><draw:line draw:style-name="gr36" draw:text-style-name="P118" svg:x1="7.209cm" svg:y1="1.977cm" svg:x2="7.209cm" svg:y2="1.87cm"><text:p/></draw:line><draw:line draw:style-name="gr37" draw:text-style-name="P118" svg:x1="7.119cm" svg:y1="1.877cm" svg:x2="7.208cm" svg:y2="1.877cm"><text:p/></draw:line><draw:line draw:style-name="gr38" draw:text-style-name="P118" svg:x1="7.118cm" svg:y1="0.517cm" svg:x2="8.064cm" svg:y2="1.98cm"><text:p/></draw:line><draw:line draw:style-name="gr39" draw:text-style-name="P118" svg:x1="6.168cm" svg:y1="1.983cm" svg:x2="7.118cm" svg:y2="3.448cm"><text:p/></draw:line><draw:line draw:style-name="gr40" draw:text-style-name="P118" svg:x1="6.168cm" svg:y1="1.988cm" svg:x2="7.118cm" svg:y2="0.523cm"><text:p/></draw:line><draw:line draw:style-name="gr41" draw:text-style-name="P118" svg:x1="7.118cm" svg:y1="3.448cm" svg:x2="8.064cm" svg:y2="1.983cm"><text:p/></draw:line><draw:line draw:style-name="gr42" draw:text-style-name="P118" svg:x1="7.507cm" svg:y1="2.056cm" svg:x2="7.64cm" svg:y2="1.909cm"><text:p/></draw:line><draw:line draw:style-name="gr43" draw:text-style-name="P118" svg:x1="6.627cm" svg:y1="2.061cm" svg:x2="6.76cm" svg:y2="1.914cm"><text:p/></draw:line><draw:frame draw:style-name="gr44" draw:text-style-name="P117" svg:width="0.265cm" svg:height="0.415cm" svg:x="6.969cm" svg:y="0.101cm"><draw:text-box><text:p text:style-name="P116"><text:span text:style-name="T165">E</text:span></text:p></draw:text-box></draw:frame><draw:frame draw:style-name="gr45" draw:text-style-name="P117" svg:width="0.267cm" svg:height="0.414cm" svg:x="8.084cm" svg:y="1.875cm"><draw:text-box><text:p text:style-name="P116"><text:span text:style-name="T165">F</text:span></text:p></draw:text-box></draw:frame><draw:frame draw:style-name="gr46" draw:text-style-name="P117" svg:width="0.265cm" svg:height="0.415cm" svg:x="6.976cm" svg:y="3.47cm"><draw:text-box><text:p text:style-name="P116"><text:span text:style-name="T165">G</text:span></text:p></draw:text-box></draw:frame><draw:frame draw:style-name="gr47" draw:text-style-name="P117" svg:width="0.265cm" svg:height="0.415cm" svg:x="5.877cm" svg:y="1.881cm"><draw:text-box><text:p text:style-name="P116"><text:span text:style-name="T165">H</text:span></text:p></draw:text-box></draw:frame><draw:ellipse draw:style-name="gr48" draw:text-style-name="P122" svg:width="0.198cm" svg:height="0.191cm" svg:x="7.02cm" svg:y="1.332cm"><text:p/></draw:ellipse><draw:ellipse draw:style-name="gr49" draw:text-style-name="P122" svg:width="0.2cm" svg:height="0.193cm" svg:x="7.03cm" svg:y="2.539cm"><text:p/></draw:ellipse><draw:frame draw:style-name="gr50" draw:text-style-name="P123" svg:width="0.81cm" svg:height="0.664cm" svg:x="7.276cm" svg:y="1.302cm"><draw:text-box><text:p text:style-name="P113"><text:span text:style-name="T165">?</text:span></text:p></draw:text-box></draw:frame><draw:frame draw:style-name="gr51" draw:text-style-name="P117" svg:width="0.886cm" svg:height="0.414cm" svg:x="6.54cm" svg:y="2.098cm"><draw:text-box><text:p text:style-name="P116"><text:span text:style-name="T165">I</text:span></text:p></draw:text-box></draw:frame><draw:line draw:style-name="gr52" draw:text-style-name="P124" svg:x1="7.156cm" svg:y1="1.817cm" svg:x2="8.03cm" svg:y2="1.819cm"><text:p/></draw:line><draw:frame draw:style-name="gr33" draw:text-style-name="P121" svg:width="3.423cm" svg:height="0.496cm" svg:x="5.581cm" svg:y="4.027cm"><draw:text-box><text:p text:style-name="P120"><text:span text:style-name="T168">Aire</text:span><text:span text:style-name="T165"> </text:span><text:span text:style-name="T169">EFGH </text:span><text:span text:style-name="T167">=</text:span><text:span text:style-name="T165"> 20 cm²</text:span></text:p></draw:text-box></draw:frame></draw:g><text:span text:style-name="Character_5f_20_5f_style"/></text:p>
      <text:p text:style-name="P33"><text:span text:style-name="Character_5f_20_5f_style"/></text:p>
      <text:p text:style-name="_5f_Paragraphe_20_livret_20_"><text:span text:style-name="Character_5f_20_5f_style"/></text:p>
      <text:p text:style-name="_5f_Paragraphe_20_livret_20_"><text:span text:style-name="Character_5f_20_5f_style"/></text:p>
      <text:p text:style-name="_5f_Paragraphe_20_livret_20_"><text:span text:style-name="Character_5f_20_5f_style"/></text:p>
      <text:p text:style-name="_5f_Paragraphe_20_livret_20_"><text:span text:style-name="Character_5f_20_5f_style"/></text:p>
      <text:p text:style-name="P54"><text:span text:style-name="Character_5f_20_5f_style"/></text:p>
      <text:p text:style-name="_5f_Paragraphe_20_livret_20_"><text:span text:style-name="Character_5f_20_5f_style"/></text:p>
      <text:p text:style-name="P31"><text:span text:style-name="_5f_pointillés_20_gris"><text:span text:style-name="T82"><text:tab/></text:span></text:span></text:p>
      <text:p text:style-name="P30"><text:span text:style-name="_5f_pointillés_20_gris"><text:span text:style-name="T83"><text:tab/></text:span></text:span></text:p>
      <text:list xml:id="list85953779220827" text:continue-numbering="true" text:style-name="Num_5f_Exo">
        <text:list-header>
          <text:p text:style-name="P80"><text:span text:style-name="_5f_pointillés_20_gris"><text:span text:style-name="T83"><text:tab/></text:span></text:span></text:p>
        </text:list-header>
        <text:list-item>
          <text:h text:style-name="P57" text:outline-level="1"><text:span text:style-name="Character_5f_20_5f_style"><text:span text:style-name="T95"> </text:span></text:span><text:span text:style-name="Bold_5f_niv1">Avec un disque</text:span></text:h>
        </text:list-item>
      </text:list>
      <text:list xml:id="list85953810279618" text:continue-list="list908749639" text:style-name="liste_5f_abc">
        <text:list-item text:start-value="1">
          <text:p text:style-name="_5f_num_5f_abcd"><text:span text:style-name="Character_5f_20_5f_style"><text:span text:style-name="T32">D</text:span></text:span><text:span text:style-name="Character_5f_20_5f_style"><text:span text:style-name="T31">onne la valeur exacte de l’aire en </text:span></text:span><text:span text:style-name="_5f_Consigne"><text:span text:style-name="T31">cm² </text:span></text:span><text:span text:style-name="Character_5f_20_5f_style"><text:span text:style-name="T31">de chacun des </text:span></text:span><text:span text:style-name="Character_5f_20_5f_style"><text:span text:style-name="T33">disques</text:span></text:span><text:span text:style-name="Character_5f_20_5f_style"><text:span text:style-name="T31"> suivants.</text:span></text:span></text:p>
        </text:list-item>
      </text:list>
      <text:p text:style-name="P46"><draw:g text:anchor-type="paragraph" draw:z-index="40" draw:name="Forme10" draw:style-name="gr66"><draw:ellipse draw:style-name="gr67" draw:text-style-name="P133" svg:width="2.546cm" svg:height="2.558cm" svg:x="0.086cm" svg:y="0.101cm"><text:p/></draw:ellipse><draw:line draw:style-name="gr68" draw:text-style-name="P126" svg:x1="1.363cm" svg:y1="1.372cm" svg:x2="2.531cm" svg:y2="0.889cm"><text:p/></draw:line><draw:line draw:style-name="gr68" draw:text-style-name="P126" svg:x1="1.254cm" svg:y1="1.47cm" svg:x2="1.455cm" svg:y2="1.278cm"><text:p/></draw:line><draw:line draw:style-name="gr68" draw:text-style-name="P126" svg:x1="1.455cm" svg:y1="1.478cm" svg:x2="1.254cm" svg:y2="1.3cm"><text:p/></draw:line><draw:frame draw:style-name="gr69" draw:text-style-name="P135" svg:width="0.876cm" svg:height="0.974cm" draw:transform="rotate (0.349763982099664) translate (1.30704166666667cm 0.892527777777778cm)"><draw:text-box><text:p text:style-name="P134"><text:span text:style-name="T166">4 cm</text:span></text:p></draw:text-box></draw:frame><draw:ellipse draw:style-name="gr70" draw:text-style-name="P136" svg:width="1.915cm" svg:height="1.92cm" svg:x="2.734cm" svg:y="1.6cm"><text:p/></draw:ellipse><draw:line draw:style-name="gr68" draw:text-style-name="P126" svg:x1="3.693cm" svg:y1="2.54cm" svg:x2="3.189cm" svg:y2="3.367cm"><text:p/></draw:line><draw:line draw:style-name="gr68" draw:text-style-name="P126" svg:x1="3.592cm" svg:y1="2.627cm" svg:x2="3.791cm" svg:y2="2.447cm"><text:p/></draw:line><draw:line draw:style-name="gr68" draw:text-style-name="P126" svg:x1="3.787cm" svg:y1="2.648cm" svg:x2="3.593cm" svg:y2="2.468cm"><text:p/></draw:line><draw:frame draw:style-name="gr71" draw:text-style-name="P135" svg:width="1.213cm" svg:height="0.414cm" draw:transform="rotate (1.0171778880623) translate (2.82398611111111cm 3.04976388888889cm)"><draw:text-box><text:p text:style-name="P134"><text:span text:style-name="T166">3,5 cm</text:span></text:p></draw:text-box></draw:frame><draw:ellipse draw:style-name="gr72" draw:text-style-name="P137" svg:width="2.124cm" svg:height="2.133cm" svg:x="4.365cm" svg:y="0.101cm"><text:p/></draw:ellipse><draw:line draw:style-name="gr68" draw:text-style-name="P126" svg:x1="4.645cm" svg:y1="1.87cm" svg:x2="6.208cm" svg:y2="0.457cm"><text:p/></draw:line><draw:line draw:style-name="gr68" draw:text-style-name="P126" svg:x1="5.341cm" svg:y1="1.225cm" svg:x2="5.54cm" svg:y2="1.049cm"><text:p/></draw:line><draw:line draw:style-name="gr68" draw:text-style-name="P126" svg:x1="5.54cm" svg:y1="1.251cm" svg:x2="5.341cm" svg:y2="1.069cm"><text:p/></draw:line><draw:frame draw:style-name="gr73" draw:text-style-name="P135" svg:width="0.876cm" svg:height="1.008cm" draw:transform="rotate (0.774053523259485) translate (4.72722222222222cm 1.15005555555556cm)"><draw:text-box><text:p text:style-name="P134"><text:span text:style-name="T166">6 cm</text:span></text:p></draw:text-box></draw:frame><draw:ellipse draw:style-name="gr74" draw:text-style-name="P138" svg:width="2.23cm" svg:height="2.241cm" svg:x="6.658cm" svg:y="1.265cm"><text:p/></draw:ellipse><draw:line draw:style-name="gr68" draw:text-style-name="P126" svg:x1="7.012cm" svg:y1="1.577cm" svg:x2="8.54cm" svg:y2="3.189cm"><text:p/></draw:line><draw:line draw:style-name="gr68" draw:text-style-name="P126" svg:x1="7.685cm" svg:y1="2.471cm" svg:x2="7.884cm" svg:y2="2.286cm"><text:p/></draw:line><draw:line draw:style-name="gr68" draw:text-style-name="P126" svg:x1="7.88cm" svg:y1="2.482cm" svg:x2="7.686cm" svg:y2="2.302cm"><text:p/></draw:line><draw:frame draw:style-name="gr75" draw:text-style-name="P135" svg:width="1.213cm" svg:height="1.036cm" draw:transform="rotate (-0.849277214020442) translate (7.78933333333333cm 1.59455555555556cm)"><draw:text-box><text:p text:style-name="P134"><text:span text:style-name="T166">5,5 cm</text:span></text:p></draw:text-box></draw:frame></draw:g><text:span text:style-name="_5f_Consigne"><text:span text:style-name="T131">Bleu</text:span></text:span><text:span text:style-name="_5f_Consigne"><text:span text:style-name="T132"> </text:span></text:span><text:span text:style-name="_5f_Consigne"><text:span text:style-name="T131">:</text:span></text:span><text:span text:style-name="_5f_Consigne"><text:span text:style-name="T134"> </text:span></text:span><text:span text:style-name="_5f_Consigne"><text:span text:style-name="T129">…………...…</text:span></text:span><text:span text:style-name="_5f_Consigne"><text:span text:style-name="T76">c</text:span></text:span><text:span text:style-name="_5f_Consigne"><text:span text:style-name="T77">m²</text:span></text:span><text:span text:style-name="_5f_Consigne"><text:span text:style-name="T134"><text:tab/></text:span></text:span><text:span text:style-name="_5f_Consigne"><text:span text:style-name="T146">Orange</text:span></text:span><text:span text:style-name="_5f_Consigne"><text:span text:style-name="T148"> </text:span></text:span><text:span text:style-name="_5f_Consigne"><text:span text:style-name="T147">:</text:span></text:span><text:span text:style-name="_5f_Consigne"><text:span text:style-name="T131"> </text:span></text:span><text:span text:style-name="_5f_Consigne"><text:span text:style-name="T129">……………. </text:span></text:span><text:span text:style-name="_5f_Consigne"><text:span text:style-name="T76">c</text:span></text:span><text:span text:style-name="_5f_Consigne"><text:span text:style-name="T77">m²</text:span></text:span><text:span text:style-name="_5f_Consigne"><text:span text:style-name="T61"> </text:span></text:span></text:p>
      <text:p text:style-name="P47"><text:span text:style-name="_5f_Consigne"><text:span text:style-name="T149">Vert</text:span></text:span><text:span text:style-name="_5f_Consigne"><text:span text:style-name="T151"> </text:span></text:span><text:span text:style-name="_5f_Consigne"><text:span text:style-name="T150">:</text:span></text:span><text:span text:style-name="_5f_Consigne"><text:span text:style-name="T134"> </text:span></text:span><text:span text:style-name="_5f_Consigne"><text:span text:style-name="T129">…………...…</text:span></text:span><text:span text:style-name="_5f_Consigne"><text:span text:style-name="T76">c</text:span></text:span><text:span text:style-name="_5f_Consigne"><text:span text:style-name="T77">m²</text:span></text:span><text:span text:style-name="_5f_Consigne"><text:span text:style-name="T129"><text:tab/></text:span></text:span><text:span text:style-name="_5f_Consigne"><text:span text:style-name="T152">Rouge</text:span></text:span><text:span text:style-name="_5f_Consigne"><text:span text:style-name="T153"> </text:span></text:span><text:span text:style-name="_5f_Consigne"><text:span text:style-name="T152">: </text:span></text:span><text:span text:style-name="_5f_Consigne"><text:span text:style-name="T129">……..………. </text:span></text:span><text:span text:style-name="_5f_Consigne"><text:span text:style-name="T76">c</text:span></text:span><text:span text:style-name="_5f_Consigne"><text:span text:style-name="T77">m²</text:span></text:span></text:p>
      <text:list xml:id="list85953703844151" text:continue-numbering="true" text:style-name="liste_5f_abc">
        <text:list-item>
          <text:p text:style-name="P108"><text:span text:style-name="_5f_Consigne"><text:span text:style-name="T37">Donne l</text:span></text:span><text:span text:style-name="_5f_Consigne"><text:span text:style-name="T135">a valeur arrondie au centième de l’aire de la figure </text:span></text:span><text:span text:style-name="_5f_Consigne"><text:span text:style-name="T136">bleue </text:span></text:span><text:span text:style-name="_5f_Consigne"><text:span text:style-name="T135"> : </text:span></text:span><text:span text:style-name="_5f_pointillés_20_gris"><text:span text:style-name="T82"><text:tab/></text:span></text:span></text:p>
        </text:list-item>
        <text:list-item>
          <text:p text:style-name="P109"><text:span text:style-name="_5f_Consigne"><text:span text:style-name="T135">D</text:span></text:span><text:span text:style-name="_5f_Consigne"><text:span text:style-name="T154">on</text:span></text:span><text:span text:style-name="_5f_Consigne"><text:span text:style-name="T135">ne</text:span></text:span><text:span text:style-name="_5f_Consigne"> </text:span><text:span text:style-name="_5f_Consigne"><text:span text:style-name="T39">une</text:span></text:span><text:span text:style-name="_5f_Consigne"><text:span text:style-name="T135"> valeur </text:span></text:span><text:span text:style-name="_5f_Consigne"><text:span text:style-name="T137">approchée à 0,1 </text:span></text:span><text:span text:style-name="_5f_Consigne"><text:span text:style-name="T139">près</text:span></text:span><text:span text:style-name="_5f_Consigne"><text:span text:style-name="T137"> </text:span></text:span><text:span text:style-name="_5f_Consigne"><text:span text:style-name="T135">d</text:span></text:span><text:span text:style-name="_5f_Consigne"><text:span text:style-name="T40">e l’aire </text:span></text:span><text:span text:style-name="_5f_Consigne"><text:span text:style-name="T135">de la figure </text:span></text:span><text:span text:style-name="_5f_Consigne"><text:span text:style-name="T78">orange</text:span></text:span><text:span text:style-name="_5f_Consigne"><text:span text:style-name="T135">  : </text:span></text:span><text:span text:style-name="_5f_pointillés_20_gris"><text:span text:style-name="T82"><text:tab/></text:span></text:span><text:span text:style-name="_5f_Consigne"><text:span text:style-name="T135"> .</text:span></text:span></text:p>
        </text:list-item>
      </text:list>
      <text:list xml:id="list85952159351808" text:continue-list="list85953779220827" text:style-name="Num_5f_Exo">
        <text:list-item>
          <text:h text:style-name="P61" text:outline-level="1"> <text:span text:style-name="T158">Détermine, en arrondissant au dixième, </text:span><text:span text:style-name="T159">l</text:span><text:span text:style-name="T158">’aire </text:span><text:span text:style-name="T160">d’un disque :</text:span></text:h>
        </text:list-item>
      </text:list>
      <text:section text:style-name="Sect2" text:name="Section2">
        <text:list xml:id="list85953192338688" text:continue-list="list85953703844151" text:style-name="liste_5f_abc">
          <text:list-item text:start-value="1">
            <text:p text:style-name="P110"><text:span text:style-name="_5f_BVS">de rayon 6 cm.</text:span></text:p>
          </text:list-item>
        </text:list>
        <text:list xml:id="list85953690056709" text:continue-list="list85952159351808" text:style-name="Num_5f_Exo">
          <text:list-header>
            <text:p text:style-name="P73"><text:span text:style-name="_5f_pointillés_20_gris"><text:span text:style-name="T82"><text:tab/></text:span></text:span></text:p>
            <text:p text:style-name="P73"><text:span text:style-name="_5f_pointillés_20_gris"><text:span text:style-name="T82"><text:tab/></text:span></text:span></text:p>
          </text:list-header>
        </text:list>
        <text:list xml:id="list85953329233900" text:continue-list="list85953192338688" text:style-name="liste_5f_abc">
          <text:list-item>
            <text:p text:style-name="P110">de diamètre 5,2 cm.</text:p>
          </text:list-item>
        </text:list>
        <text:list xml:id="list85952313494165" text:continue-list="list85953690056709" text:style-name="Num_5f_Exo">
          <text:list-header>
            <text:p text:style-name="P73"><text:span text:style-name="_5f_pointillés_20_gris"><text:span text:style-name="T82"><text:tab/></text:span></text:span></text:p>
            <text:p text:style-name="P81"><text:span text:style-name="_5f_pointillés_20_gris"><text:span text:style-name="T82"><text:tab/></text:span></text:span></text:p>
          </text:list-header>
        </text:list>
      </text:section>
      <text:list xml:id="list85951899376132" text:continue-numbering="true" text:style-name="Num_5f_Exo">
        <text:list-item>
          <text:h text:style-name="P56" text:outline-level="1"><text:span text:style-name="_5f_pointillés_20_gris"><text:span text:style-name="T44"> </text:span></text:span><text:span text:style-name="_5f_pointillés_20_gris"><text:span text:style-name="T45">Un rapporteur </text:span></text:span><text:span text:style-name="_5f_pointillés_20_gris"><text:span text:style-name="T46">plein</text:span></text:span><text:span text:style-name="_5f_pointillés_20_gris"><text:span text:style-name="T45"> a la forme d’un demi-disque de diamètre </text:span></text:span><text:span text:style-name="_5f_pointillés_20_gris"><text:span text:style-name="T47">15 cm.</text:span></text:span><text:span text:style-name="_5f_pointillés_20_gris"><text:span text:style-name="T155"> </text:span></text:span><text:span text:style-name="_5f_pointillés_20_gris"><text:span text:style-name="T47">Calcule son aire en valeur exacte puis arrondie au mm².</text:span></text:span></text:h>
          <text:p text:style-name="P73"><text:span text:style-name="_5f_pointillés_20_gris"><text:span text:style-name="T82"><text:tab/></text:span></text:span></text:p>
          <text:p text:style-name="P73"><text:span text:style-name="_5f_pointillés_20_gris"><text:span text:style-name="T83"><text:tab/></text:span></text:span></text:p>
        </text:list-item>
        <text:list-item>
          <text:h text:style-name="P56" text:outline-level="1"> Donne une valeur approchée au centième de l’aire de chacune de ces figures qui s<text:span text:style-name="T161">ont</text:span> <text:span text:style-name="T34">des</text:span> portion<text:span text:style-name="T161">s</text:span> d’un cercle de 2,5 cm de rayon.</text:h>
          <text:p text:style-name="P97"><text:span text:style-name="_5f_Consigne"><text:span text:style-name="T135"><draw:g text:anchor-type="as-char" draw:z-index="29" draw:name="Forme15" draw:style-name="gr144"><draw:frame draw:style-name="gr148" draw:text-style-name="P168" svg:width="1.101cm" svg:height="0.881cm" svg:x="0.429cm" svg:y="1.101cm"><draw:text-box><text:p text:style-name="P150"><text:span text:style-name="T179">a.</text:span></text:p></draw:text-box></draw:frame><draw:frame draw:style-name="gr148" draw:text-style-name="P168" svg:width="1.206cm" svg:height="0.881cm" svg:x="2.745cm" svg:y="1.101cm"><draw:text-box><text:p text:style-name="P150"><text:span text:style-name="T179">b.</text:span></text:p></draw:text-box></draw:frame><draw:frame draw:style-name="gr148" draw:text-style-name="P168" svg:width="1.101cm" svg:height="0.881cm" svg:x="5.269cm" svg:y="1.101cm"><draw:text-box><text:p text:style-name="P150"><text:span text:style-name="T179">c.</text:span></text:p></draw:text-box></draw:frame><draw:g draw:style-name="gr3"><draw:circle draw:style-name="gr107" draw:text-style-name="P152" svg:width="2.2cm" svg:height="2.2cm" svg:x="4.609cm" svg:y="0cm" draw:kind="section" draw:start-angle="89.97" draw:end-angle="0"><text:p/></draw:circle><draw:ellipse draw:style-name="gr107" draw:text-style-name="P152" svg:width="2.179cm" svg:height="2.186cm" svg:x="0cm" svg:y="0.579cm" draw:kind="section" draw:start-angle="89.44" draw:end-angle="180.54"><text:p/></draw:ellipse><draw:ellipse draw:style-name="gr107" draw:text-style-name="P152" svg:width="2.2cm" svg:height="2.202cm" draw:transform="rotate (-3.14159265358979) translate (3.99168055555556cm 2.75805555555556cm)" draw:kind="section" draw:start-angle="180" draw:end-angle="0"><text:p/></draw:ellipse></draw:g></draw:g></text:span></text:span></text:p>
        </text:list-item>
      </text:list>
      <text:list xml:id="list85952527930101" text:continue-list="list85953329233900" text:style-name="liste_5f_abc">
        <text:list-item text:start-value="1">
          <text:p text:style-name="P107"><text:span text:style-name="_5f_pointillés_20_gris"><text:tab/></text:span></text:p>
        </text:list-item>
      </text:list>
      <text:p text:style-name="P36"><text:span text:style-name="_5f_pointillés_20_gris"><text:span text:style-name="T82"><text:tab/></text:span></text:span></text:p>
      <text:list xml:id="list85952471675442" text:continue-numbering="true" text:style-name="liste_5f_abc">
        <text:list-item>
          <text:p text:style-name="P107"><text:span text:style-name="_5f_pointillés_20_gris"><text:tab/></text:span></text:p>
        </text:list-item>
      </text:list>
      <text:p text:style-name="P36"><text:span text:style-name="_5f_pointillés_20_gris"><text:span text:style-name="T87"><text:tab/></text:span></text:span></text:p>
      <text:list xml:id="list85952393665491" text:continue-numbering="true" text:style-name="liste_5f_abc">
        <text:list-item>
          <text:p text:style-name="P107"><text:span text:style-name="_5f_pointillés_20_gris"><text:tab/></text:span></text:p>
        </text:list-item>
      </text:list>
      <text:p text:style-name="P36"><text:span text:style-name="_5f_pointillés_20_gris"><text:span text:style-name="T87"><text:tab/></text:span></text:span></text:p>
      <text:list xml:id="list85952850498230" text:continue-list="list85951899376132" text:style-name="Num_5f_Exo">
        <text:list-item>
          <text:h text:style-name="P62" text:outline-level="1"><draw:g text:anchor-type="paragraph" draw:z-index="45" draw:name="Forme16" draw:style-name="gr1"><draw:line draw:style-name="gr2" draw:text-style-name="P112" svg:x1="7.576cm" svg:y1="2.332cm" svg:x2="7.769cm" svg:y2="2.408cm"><text:p/></draw:line><draw:line draw:style-name="gr2" draw:text-style-name="P112" svg:x1="7.689cm" svg:y1="2.608cm" svg:x2="7.765cm" svg:y2="2.415cm"><text:p/></draw:line><draw:g draw:style-name="gr3"><draw:line draw:style-name="gr4" draw:text-style-name="P112" svg:x1="7.353cm" svg:y1="3.131cm" svg:x2="7.084cm" svg:y2="3.249cm"><text:p/></draw:line><draw:line draw:style-name="gr4" draw:text-style-name="P112" svg:x1="7.315cm" svg:y1="3.191cm" svg:x2="7.045cm" svg:y2="3.309cm"><text:p/></draw:line></draw:g><draw:g draw:style-name="gr3"><draw:line draw:style-name="gr4" draw:text-style-name="P112" svg:x1="7.935cm" svg:y1="1.745cm" svg:x2="7.665cm" svg:y2="1.863cm"><text:p/></draw:line><draw:line draw:style-name="gr4" draw:text-style-name="P112" svg:x1="7.892cm" svg:y1="1.808cm" svg:x2="7.622cm" svg:y2="1.922cm"><text:p/></draw:line></draw:g><draw:frame draw:style-name="gr5" draw:text-style-name="P114" svg:width="0.952cm" svg:height="0.664cm" svg:x="6.9cm" svg:y="2.321cm"><draw:text-box><text:p text:style-name="P113"><text:span text:style-name="T164">O</text:span></text:p></draw:text-box></draw:frame><draw:path draw:style-name="gr6" draw:text-style-name="P115" svg:width="4.003cm" svg:height="1.644cm" svg:x="4.826cm" svg:y="1.427cm" svg:viewBox="0 0 4004 1645" svg:d="M0 0c194 78 860 371 1038 450 161 72 742 298 877 351 158 61 372 136 534 197s419 131 570 208c120 61 447 198 581 251l404 188"><text:p/></draw:path><draw:path draw:style-name="gr6" draw:text-style-name="P115" svg:width="1.213cm" svg:height="3.077cm" svg:x="6.89cm" svg:y="0.995cm" svg:viewBox="0 0 1214 3078" svg:d="M0 3078c53-156 261-693 328-842 84-185 211-491 273-647 49-124 97-238 131-362 41-145 252-654 263-789l207-425 12-13"><text:p/></draw:path><draw:path draw:style-name="gr7" draw:text-style-name="P115" svg:width="2.099cm" svg:height="2.639cm" svg:x="4.798cm" svg:y="1.443cm" svg:viewBox="0 0 2100 2640" svg:d="M0 0c177 105 282 379 427 526 263 262 251 371 461 613 139 162 216 305 339 405 112 92 329 349 446 460l427 636"><text:p/></draw:path><draw:path draw:style-name="gr7" draw:text-style-name="P115" svg:width="1.924cm" svg:height="1.007cm" svg:x="6.903cm" svg:y="3.064cm" svg:viewBox="0 0 1925 1008" svg:d="M0 1008c116-120 423-225 570-317 206-133 236-150 438-241 151-69 406-126 480-229l427-221h10"><text:p/></draw:path><draw:path draw:style-name="gr7" draw:text-style-name="P115" svg:width="3.326cm" svg:height="0.449cm" svg:x="4.798cm" svg:y="0.995cm" svg:viewBox="0 0 3327 450" svg:d="M0 450c139-59 728-135 875-143s633-149 755-151c146-5 710-82 844-78 119 2 230-19 348-34l505-44"><text:p/></draw:path><draw:path draw:style-name="gr7" draw:text-style-name="P115" svg:width="0.744cm" svg:height="2.08cm" svg:x="8.093cm" svg:y="0.983cm" svg:viewBox="0 0 745 2081" svg:d="M745 2081c-55-146-216-526-274-669s-107-322-153-439c-77-198-131-383-165-535l-153-438"><text:p/></draw:path><draw:frame draw:style-name="gr5" draw:text-style-name="P114" svg:width="0.952cm" svg:height="0.664cm" svg:x="7.9cm" svg:y="0.483cm"><draw:text-box><text:p text:style-name="P113"><text:span text:style-name="T164">B</text:span></text:p></draw:text-box></draw:frame><draw:frame draw:style-name="gr8" draw:text-style-name="P114" svg:width="0.953cm" svg:height="0.664cm" svg:x="8.648cm" svg:y="2.82cm"><draw:text-box><text:p text:style-name="P113"><text:span text:style-name="T164">C</text:span></text:p></draw:text-box></draw:frame><draw:frame draw:style-name="gr8" draw:text-style-name="P114" svg:width="0.952cm" svg:height="0.664cm" svg:x="6.5cm" svg:y="3.983cm"><draw:text-box><text:p text:style-name="P113"><text:span text:style-name="T164">D</text:span></text:p></draw:text-box></draw:frame><draw:frame draw:style-name="gr5" draw:text-style-name="P114" svg:width="0.952cm" svg:height="0.664cm" svg:x="4.249cm" svg:y="1.083cm"><draw:text-box><text:p text:style-name="P113"><text:span text:style-name="T164">A</text:span></text:p></draw:text-box></draw:frame><draw:frame draw:style-name="gr9" draw:text-style-name="P114" svg:width="2.851cm" svg:height="1.486cm" svg:x="6.655cm" svg:y="4.383cm"><draw:text-box><text:p text:style-name="P113"><text:span text:style-name="T164">AC = 6 cm</text:span></text:p><text:p text:style-name="P113"><text:span text:style-name="T164">OB = 3 cm</text:span></text:p><text:p text:style-name="P113"><text:span text:style-name="T164">OC = 2,5 cm</text:span></text:p></draw:text-box></draw:frame></draw:g><text:span text:style-name="Bold_5f_niv1"><text:span text:style-name="T127"> </text:span></text:span><text:span text:style-name="Character_5f_20_5f_style"><text:span text:style-name="T35">O</text:span></text:span><text:span text:style-name="Character_5f_20_5f_style"><text:span text:style-name="T36">n donne la figure ci-contre, qui représente un</text:span></text:span><text:span text:style-name="Character_5f_20_5f_style"><text:span text:style-name="T30"> cerf-volant.</text:span></text:span></text:h>
        </text:list-item>
      </text:list>
      <text:p text:style-name="P100"><text:span text:style-name="Character_5f_20_5f_style"><text:span text:style-name="T42">À l’aide du co</text:span></text:span><text:span text:style-name="Character_5f_20_5f_style"><text:span text:style-name="T43">da</text:span></text:span><text:span text:style-name="Character_5f_20_5f_style"><text:span text:style-name="T42">ge et des informations fournies, calcule son aire.</text:span></text:span></text:p>
      <text:p text:style-name="P52"><text:span text:style-name="_5f_pointillés_20_gris"><text:span text:style-name="T87"><text:tab/></text:span></text:span></text:p>
      <text:p text:style-name="P53"><text:span text:style-name="_5f_pointillés_20_gris"><text:span text:style-name="T87"><text:tab/></text:span></text:span></text:p>
      <text:p text:style-name="P53"><text:span text:style-name="_5f_pointillés_20_gris"><text:span text:style-name="T87"><text:tab/></text:span></text:span></text:p>
      <text:p text:style-name="P27"><text:span text:style-name="_5f_pointillés_20_gris"><text:span text:style-name="T87"><text:tab/></text:span></text:span></text:p>
      <text:list xml:id="list85952127433110" text:continue-numbering="true" text:style-name="Num_5f_Exo">
        <text:list-item>
          <text:h text:style-name="P63" text:outline-level="1"><draw:g text:anchor-type="paragraph" draw:z-index="32" draw:name="Forme5" draw:style-name="gr1"><draw:rect draw:style-name="gr121" draw:text-style-name="P158" svg:width="2.096cm" svg:height="2.103cm" svg:x="6.382cm" svg:y="2.346cm"><text:p/></draw:rect><draw:frame draw:style-name="gr122" draw:text-style-name="P159" svg:width="1.505cm" svg:height="0.415cm" svg:x="6.601cm" svg:y="4.833cm"><draw:text-box><text:p text:style-name="P134"><text:span text:style-name="T176">70 cm</text:span></text:p></draw:text-box></draw:frame><draw:ellipse draw:style-name="gr123" draw:text-style-name="P158" svg:width="2.105cm" svg:height="2.11cm" draw:transform="rotate (-3.14159265358979) translate (8.48606944444444cm 3.40077777777778cm)" draw:kind="section" draw:start-angle="180" draw:end-angle="0"><text:p/></draw:ellipse><draw:line draw:style-name="gr124" draw:text-style-name="P156" svg:x1="6.352cm" svg:y1="4.728cm" svg:x2="8.433cm" svg:y2="4.728cm"><text:p/></draw:line><draw:line draw:style-name="gr125" draw:text-style-name="P156" svg:x1="6.397cm" svg:y1="3.269cm" svg:x2="6.275cm" svg:y2="3.392cm"><text:p/></draw:line><draw:line draw:style-name="gr126" draw:text-style-name="P156" svg:x1="6.41cm" svg:y1="3.299cm" svg:x2="6.288cm" svg:y2="3.422cm"><text:p/></draw:line><draw:line draw:style-name="gr127" draw:text-style-name="P156" svg:x1="7.445cm" svg:y1="4.349cm" svg:x2="7.323cm" svg:y2="4.472cm"><text:p/></draw:line><draw:line draw:style-name="gr128" draw:text-style-name="P156" svg:x1="7.456cm" svg:y1="4.38cm" svg:x2="7.334cm" svg:y2="4.503cm"><text:p/></draw:line><draw:line draw:style-name="gr129" draw:text-style-name="P156" svg:x1="8.495cm" svg:y1="3.269cm" svg:x2="8.373cm" svg:y2="3.392cm"><text:p/></draw:line><draw:line draw:style-name="gr130" draw:text-style-name="P156" svg:x1="8.505cm" svg:y1="3.299cm" svg:x2="8.383cm" svg:y2="3.422cm"><text:p/></draw:line><draw:line draw:style-name="gr131" draw:text-style-name="P156" svg:x1="7.456cm" svg:y1="2.253cm" svg:x2="7.334cm" svg:y2="2.376cm"><text:p/></draw:line><draw:line draw:style-name="gr132" draw:text-style-name="P156" svg:x1="7.467cm" svg:y1="2.285cm" svg:x2="7.345cm" svg:y2="2.407cm"><text:p/></draw:line><draw:frame draw:style-name="gr133" draw:text-style-name="P161" svg:width="0.913cm" svg:height="0.743cm" svg:x="5.671cm" svg:y="1.501cm"><draw:text-box><text:p text:style-name="P160"><text:span text:style-name="T177">b.</text:span></text:p></draw:text-box></draw:frame></draw:g><draw:g text:anchor-type="paragraph" draw:z-index="31" draw:name="Forme4" draw:style-name="gr1"><draw:ellipse draw:style-name="gr134" draw:text-style-name="P162" svg:width="1.939cm" svg:height="1.936cm" svg:x="2.517cm" svg:y="2.011cm" draw:kind="cut" draw:start-angle="270.29" draw:end-angle="89.71"><text:p/></draw:ellipse><draw:ellipse draw:style-name="gr135" draw:text-style-name="P162" svg:width="1.938cm" svg:height="1.93cm" svg:x="0.11cm" svg:y="2.011cm" draw:kind="cut" draw:start-angle="90.31" draw:end-angle="269.72"><text:p/></draw:ellipse><draw:frame draw:style-name="gr136" draw:text-style-name="P159" svg:width="0.823cm" svg:height="0.401cm" svg:x="1.87cm" svg:y="4.212cm"><draw:text-box><text:p text:style-name="P134"><text:span text:style-name="T176">90 m</text:span></text:p></draw:text-box></draw:frame><draw:rect draw:style-name="gr137" draw:text-style-name="P162" svg:width="2.423cm" svg:height="1.93cm" svg:x="1.069cm" svg:y="2.011cm"><text:p/></draw:rect><draw:ellipse draw:style-name="gr138" draw:text-style-name="P163" svg:width="1.938cm" svg:height="1.93cm" svg:x="0.099cm" svg:y="2.011cm" draw:kind="arc" draw:start-angle="89.91" draw:end-angle="269.95"><text:p/></draw:ellipse><draw:circle draw:style-name="gr138" draw:text-style-name="P163" svg:width="1.936cm" svg:height="1.936cm" draw:transform="rotate (-3.14159265358979) translate (4.45911111111111cm 3.94052777777778cm)" draw:kind="arc" draw:start-angle="89.89" draw:end-angle="269.94"><text:p/></draw:circle><draw:line draw:style-name="gr139" draw:text-style-name="P164" svg:x1="1.069cm" svg:y1="4.212cm" svg:x2="3.49cm" svg:y2="4.212cm"><text:p/></draw:line><draw:line draw:style-name="gr139" draw:text-style-name="P164" svg:x1="3.302cm" svg:y1="3.94cm" svg:x2="3.302cm" svg:y2="2.01cm"><text:p/></draw:line><draw:frame draw:style-name="gr140" draw:text-style-name="P159" svg:width="0.821cm" svg:height="0.403cm" draw:transform="rotate (1.5707963267949) translate (2.92452777777778cm 3.38843055555556cm)"><draw:text-box><text:p text:style-name="P134"><text:span text:style-name="T176">65 m</text:span></text:p></draw:text-box></draw:frame><draw:path draw:style-name="gr141" draw:text-style-name="P122" svg:width="0.19cm" svg:height="0.171cm" svg:x="2.116cm" svg:y="1.923cm" svg:viewBox="0 0 191 172" svg:d="M0 155c15-53-13-155 60-155 88 20-24 152 92 172l39-60v-59-36"><text:p/></draw:path><draw:line draw:style-name="gr139" draw:text-style-name="P164" svg:x1="1.069cm" svg:y1="4.212cm" svg:x2="3.49cm" svg:y2="4.212cm"><text:p/></draw:line><draw:line draw:style-name="gr139" draw:text-style-name="P164" svg:x1="1.069cm" svg:y1="4.212cm" svg:x2="3.49cm" svg:y2="4.212cm"><text:p/></draw:line><draw:path draw:style-name="gr141" draw:text-style-name="P122" svg:width="0.19cm" svg:height="0.171cm" svg:x="2.147cm" svg:y="3.841cm" svg:viewBox="0 0 191 172" svg:d="M0 155c15-53-13-155 60-155 88 20-22 152 94 172l37-60v-58-37"><text:p/></draw:path><draw:line draw:style-name="gr142" draw:text-style-name="P164" svg:x1="1.157cm" svg:y1="2.891cm" svg:x2="0.965cm" svg:y2="3.085cm"><text:p/></draw:line><draw:line draw:style-name="gr142" draw:text-style-name="P164" svg:x1="3.577cm" svg:y1="2.882cm" svg:x2="3.385cm" svg:y2="3.074cm"><text:p/></draw:line><draw:frame draw:style-name="gr143" draw:text-style-name="P161" svg:width="0.886cm" svg:height="1.101cm" svg:x="-0.213cm" svg:y="1.48cm"><draw:text-box><text:p text:style-name="P160"><text:span text:style-name="T177">a.</text:span></text:p></draw:text-box></draw:frame></draw:g><text:span text:style-name="_5f_Consigne"><text:span text:style-name="T135"> </text:span></text:span><text:span text:style-name="_5f_Consigne"><text:span text:style-name="T38">C</text:span></text:span><text:span text:style-name="_5f_Consigne"><text:span text:style-name="T41">alcule la valeur exacte de l’aire de chaque figure.</text:span></text:span></text:h>
        </text:list-item>
      </text:list>
      <text:p text:style-name="P55"><text:span text:style-name="_5f_Consigne"><text:span text:style-name="T133"/></text:span></text:p>
      <text:p text:style-name="P34"><text:span text:style-name="_5f_Consigne"><text:span text:style-name="T133"/></text:span></text:p>
      <text:p text:style-name="P34"><text:span text:style-name="_5f_Consigne"><text:span text:style-name="T133"/></text:span></text:p>
      <text:p text:style-name="P34"><text:span text:style-name="_5f_Consigne"><text:span text:style-name="T133"/></text:span></text:p>
      <text:list xml:id="list85952077701446" text:continue-list="list85952393665491" text:style-name="liste_5f_abc">
        <text:list-item text:start-value="1">
          <text:p text:style-name="P111"><text:span text:style-name="_5f_pointillés_20_gris"><text:span text:style-name="T91"><text:tab/></text:span></text:span></text:p>
        </text:list-item>
      </text:list>
      <text:p text:style-name="P35"><text:span text:style-name="_5f_pointillés_20_gris"><text:span text:style-name="T91"><text:tab/></text:span></text:span></text:p>
      <text:p text:style-name="P35"><text:span text:style-name="_5f_pointillés_20_gris"><text:span text:style-name="T91"><text:tab/></text:span></text:span></text:p>
      <text:p text:style-name="P35"><text:span text:style-name="_5f_pointillés_20_gris"><text:span text:style-name="T91"><text:tab/></text:span></text:span></text:p>
      <text:list xml:id="list85953724478839" text:continue-numbering="true" text:style-name="liste_5f_abc">
        <text:list-item>
          <text:p text:style-name="P107"><text:span text:style-name="_5f_pointillés_20_gris"><text:span text:style-name="T91"><text:tab/></text:span></text:span></text:p>
        </text:list-item>
      </text:list>
      <text:p text:style-name="P35"><text:span text:style-name="_5f_pointillés_20_gris"><text:span text:style-name="T91"><text:tab/></text:span></text:span></text:p>
      <text:list xml:id="list85952976325687" text:continue-list="list85952127433110" text:style-name="Num_5f_Exo">
        <text:list-header>
          <text:p text:style-name="P70"><text:span text:style-name="_5f_pointillés_20_gris"><text:span text:style-name="T91"><text:tab/></text:span></text:span></text:p>
          <text:p text:style-name="P70"><text:span text:style-name="_5f_pointillés_20_gris"><text:span text:style-name="T91"><text:tab/></text:span></text:span></text:p>
        </text:list-header>
        <text:list-item>
          <text:h text:style-name="P56" text:outline-level="1"><text:soft-page-break/><text:span text:style-name="_5f_Consigne"><text:span text:style-name="T135"> </text:span></text:span><text:span text:style-name="Bold_5f_niv1"><text:span text:style-name="T126">a.</text:span></text:span><text:span text:style-name="_5f_Consigne"><text:span text:style-name="T140"> </text:span></text:span><text:span text:style-name="Character_5f_20_5f_style"><text:span text:style-name="T142">Construis deux cercles de </text:span></text:span><text:span text:style-name="Character_5f_20_5f_style"><text:span text:style-name="T143">même </text:span></text:span><text:span text:style-name="Character_5f_20_5f_style"><text:span text:style-name="T142">centre O, </text:span></text:span><text:span text:style-name="Character_5f_20_5f_style"><text:span text:style-name="T143">l’un</text:span></text:span><text:span text:style-name="Character_5f_20_5f_style"><text:span text:style-name="T142"> de rayon 3 cm et </text:span></text:span><text:span text:style-name="Character_5f_20_5f_style"><text:span text:style-name="T143">l’autre de rayon </text:span></text:span><text:span text:style-name="Character_5f_20_5f_style"><text:span text:style-name="T142">4 cm.</text:span></text:span></text:h>
          <text:p text:style-name="P98"><text:span text:style-name="Character_5f_20_5f_style"><text:span text:style-name="T135"><draw:g text:anchor-type="as-char" draw:z-index="30" draw:name="Forme17" draw:style-name="gr144"><draw:g draw:style-name="gr3"><draw:line draw:style-name="gr145" draw:text-style-name="P165" svg:x1="3.996cm" svg:y1="3.738cm" svg:x2="3.996cm" svg:y2="4.302cm"><text:p/></draw:line><draw:line draw:style-name="gr145" draw:text-style-name="P165" svg:x1="3.72cm" svg:y1="4.018cm" svg:x2="4.28cm" svg:y2="4.018cm"><text:p/></draw:line><draw:frame draw:style-name="gr146" draw:text-style-name="P166" svg:width="0.283cm" svg:height="0.414cm" svg:x="4.487cm" svg:y="4.219cm"><draw:text-box><text:p text:style-name="P150"><text:span text:style-name="T178">O</text:span></text:p></draw:text-box></draw:frame></draw:g><draw:custom-shape draw:style-name="gr147" draw:text-style-name="P167" svg:width="8cm" svg:height="8cm" svg:x="0cm" svg:y="0.0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text:span></text:p>
          <text:list>
            <text:list-header>
              <text:p text:style-name="P99"><text:span text:style-name="Bold_5f_niv1"><text:span text:style-name="T126">b.</text:span></text:span><text:span text:style-name="Character_5f_20_5f_style"><text:span text:style-name="T140"> </text:span></text:span><text:span text:style-name="Character_5f_20_5f_style"><text:span text:style-name="T135">Quelle est l’aire de la couronne ainsi formée (à 0,1 cm² près) ?</text:span></text:span></text:p>
            </text:list-header>
          </text:list>
          <text:p text:style-name="P70"><text:span text:style-name="_5f_pointillés_20_gris"><text:span text:style-name="T91"><text:tab/></text:span></text:span></text:p>
          <text:p text:style-name="P70"><text:span text:style-name="_5f_pointillés_20_gris"><text:span text:style-name="T91"><text:tab/></text:span></text:span></text:p>
          <text:p text:style-name="P70"><text:span text:style-name="_5f_pointillés_20_gris"><text:span text:style-name="T91"><text:tab/></text:span></text:span></text:p>
        </text:list-item>
        <text:list-item>
          <text:h text:style-name="P64" text:outline-level="1"><text:span text:style-name="Character_5f_20_5f_style"><text:span text:style-name="T62"> Pour réaliser les dés d’un jeu pour enfant</text:span></text:span><text:span text:style-name="Character_5f_20_5f_style"><text:span text:style-name="T63">s</text:span></text:span><text:span text:style-name="Character_5f_20_5f_style"><text:span text:style-name="T62">, on dessine sur toutes les</text:span></text:span><text:span text:style-name="T80"> faces d’un cube d’arête 3 cm un disque de diamètre l’arête du cube. On peint ensuite les disques de couleurs différentes.</text:span></text:h>
        </text:list-item>
      </text:list>
      <text:list xml:id="list85953071000089" text:continue-list="list85953724478839" text:style-name="liste_5f_abc">
        <text:list-item text:start-value="1">
          <text:p text:style-name="_5f_num_5f_abcd"><draw:rect text:anchor-type="paragraph" draw:z-index="41" draw:name="Forme18" draw:style-name="gr65" draw:text-style-name="P132" svg:width="3.033cm" svg:height="3.033cm" svg:x="3.295cm" svg:y="1.362cm"><text:p/></draw:rect><text:span text:style-name="Character_5f_20_5f_style"><text:span text:style-name="T156">Complète ce carré pour réaliser une figure qui représente une face et le disque qui est peint dessus.</text:span></text:span></text:p>
        </text:list-item>
      </text:list>
      <text:p text:style-name="P42"><text:span text:style-name="Character_5f_20_5f_style"><text:span text:style-name="T135"/></text:span></text:p>
      <text:p text:style-name="P42"><text:span text:style-name="Character_5f_20_5f_style"><text:span text:style-name="T135"/></text:span></text:p>
      <text:p text:style-name="P42"><text:span text:style-name="Character_5f_20_5f_style"><text:span text:style-name="T135"/></text:span></text:p>
      <text:p text:style-name="P42"><text:span text:style-name="Character_5f_20_5f_style"><text:span text:style-name="T135"/></text:span></text:p>
      <text:p text:style-name="P42"><text:span text:style-name="Character_5f_20_5f_style"><text:span text:style-name="T135"/></text:span></text:p>
      <text:p text:style-name="P42"><text:span text:style-name="Character_5f_20_5f_style"><text:span text:style-name="T135"/></text:span></text:p>
      <text:list xml:id="list85952955482232" text:continue-numbering="true" text:style-name="liste_5f_abc">
        <text:list-item>
          <text:p text:style-name="P106"><text:span text:style-name="Character_5f_20_5f_style"><text:span text:style-name="T135">Combien doit-on peindre de disques ? </text:span></text:span><text:span text:style-name="_5f_pointillés_20_gris"><text:span text:style-name="T115"><text:tab/></text:span></text:span></text:p>
        </text:list-item>
        <text:list-item>
          <text:p text:style-name="P107"><text:span text:style-name="Character_5f_20_5f_style"><text:span text:style-name="T135">Calcule, au dixième près, l’aire totale </text:span></text:span><text:span text:style-name="Character_5f_20_5f_style"><text:span text:style-name="T138">qui n’est pas </text:span></text:span><text:span text:style-name="Character_5f_20_5f_style"><text:span text:style-name="T135">peinte.</text:span></text:span></text:p>
        </text:list-item>
      </text:list>
      <text:list xml:id="list85952775888907" text:continue-list="list85952976325687" text:style-name="Num_5f_Exo">
        <text:list-item>
          <text:list>
            <text:list-header>
              <text:p text:style-name="P69"><text:span text:style-name="_5f_pointillés_20_gris"><text:tab/></text:span></text:p>
              <text:p text:style-name="P71"><text:span text:style-name="_5f_pointillés_20_gris"><text:tab/></text:span></text:p>
              <text:p text:style-name="P71"><text:span text:style-name="_5f_pointillés_20_gris"><text:tab/></text:span></text:p>
            </text:list-header>
          </text:list>
        </text:list-item>
      </text:list>
      <text:p text:style-name="FILET_5f_POINTILLES"><text:span text:style-name="_5f_pointillés_20_gris"><text:tab/></text:span></text:p>
      <text:list xml:id="list85952090460597" text:continue-numbering="true" text:style-name="Num_5f_Exo">
        <text:list-item>
          <text:h text:style-name="P58" text:outline-level="1"><draw:g text:anchor-type="paragraph" draw:z-index="33" draw:name="Forme6" draw:style-name="gr111"><draw:frame draw:style-name="gr112" draw:text-style-name="P117" svg:width="0.906cm" svg:height="0.431cm" svg:x="5.407cm" svg:y="2.818cm"><draw:text-box><text:p text:style-name="P134"><text:span text:style-name="T165">3 m</text:span></text:p></draw:text-box></draw:frame><draw:ellipse draw:style-name="gr113" draw:text-style-name="P155" svg:width="3.502cm" svg:height="3.564cm" svg:x="4.98cm" svg:y="0.827cm" draw:kind="section" draw:start-angle="0" draw:end-angle="180"><text:p/></draw:ellipse><draw:line draw:style-name="gr114" draw:text-style-name="P156" svg:x1="6.732cm" svg:y1="2.482cm" svg:x2="6.877cm" svg:y2="2.482cm"><text:p/></draw:line><draw:line draw:style-name="gr114" draw:text-style-name="P156" svg:x1="6.855cm" svg:y1="2.632cm" svg:x2="6.855cm" svg:y2="2.482cm"><text:p/></draw:line><draw:line draw:style-name="gr115" draw:text-style-name="P156" svg:x1="5.029cm" svg:y1="2.755cm" svg:x2="6.763cm" svg:y2="2.755cm"><text:p/></draw:line><draw:line draw:style-name="gr116" draw:text-style-name="P156" svg:x1="8.691cm" svg:y1="2.598cm" svg:x2="8.689cm" svg:y2="5.668cm"><text:p/></draw:line><draw:frame draw:style-name="gr117" draw:text-style-name="P119" svg:width="0.914cm" svg:height="0.428cm" draw:transform="rotate (-1.5707963267949) translate (9.18280555555556cm 3.72004166666667cm)"><draw:text-box><text:p text:style-name="P134"><text:span text:style-name="T166">6 m</text:span></text:p></draw:text-box></draw:frame><draw:line draw:style-name="gr116" draw:text-style-name="P156" svg:x1="6.749cm" svg:y1="4.281cm" svg:x2="6.747cm" svg:y2="5.643cm"><text:p/></draw:line><draw:line draw:style-name="gr118" draw:text-style-name="P156" svg:x1="4.984cm" svg:y1="5.634cm" svg:x2="8.504cm" svg:y2="5.634cm"><text:p/></draw:line><draw:polygon draw:style-name="gr119" draw:text-style-name="P157" svg:width="3.5cm" svg:height="3.025cm" svg:x="4.984cm" svg:y="2.609cm" svg:viewBox="0 0 3501 3026" draw:points="0,0 0,3026 1750,1639 3501,3026 3501,0"><text:p/></draw:polygon><draw:frame draw:style-name="gr112" draw:text-style-name="P119" svg:width="0.907cm" svg:height="0.431cm" draw:transform="rotate (1.5707963267949) translate (6.26886111111111cm 5.41161111111111cm)"><draw:text-box><text:p text:style-name="P134"><text:span text:style-name="T166">2 m</text:span></text:p></draw:text-box></draw:frame><draw:line draw:style-name="gr114" draw:text-style-name="P156" svg:x1="6.732cm" svg:y1="0.841cm" svg:x2="6.732cm" svg:y2="2.607cm"><text:p/></draw:line><draw:line draw:style-name="gr114" draw:text-style-name="P156" svg:x1="5.865cm" svg:y1="4.819cm" svg:x2="6.01cm" svg:y2="4.972cm"><text:p/></draw:line><draw:line draw:style-name="gr114" draw:text-style-name="P156" svg:x1="5.903cm" svg:y1="4.789cm" svg:x2="6.048cm" svg:y2="4.935cm"><text:p/></draw:line><draw:line draw:style-name="gr114" draw:text-style-name="P156" svg:x1="7.471cm" svg:y1="4.923cm" svg:x2="7.616cm" svg:y2="4.775cm"><text:p/></draw:line><draw:line draw:style-name="gr114" draw:text-style-name="P156" svg:x1="7.442cm" svg:y1="4.882cm" svg:x2="7.588cm" svg:y2="4.737cm"><text:p/></draw:line><draw:line draw:style-name="gr114" draw:text-style-name="P156" svg:x1="5.835cm" svg:y1="2.674cm" svg:x2="5.983cm" svg:y2="2.524cm"><text:p/></draw:line><draw:line draw:style-name="gr114" draw:text-style-name="P156" svg:x1="7.598cm" svg:y1="2.669cm" svg:x2="7.743cm" svg:y2="2.524cm"><text:p/></draw:line><draw:line draw:style-name="gr114" draw:text-style-name="P156" svg:x1="6.65cm" svg:y1="1.821cm" svg:x2="6.798cm" svg:y2="1.671cm"><text:p/></draw:line><draw:frame draw:style-name="gr120" draw:text-style-name="P117" svg:width="0.542cm" svg:height="0.429cm" svg:x="4.456cm" svg:y="2.312cm"><draw:text-box><text:p text:style-name="P134"><text:span text:style-name="T165">A</text:span></text:p></draw:text-box></draw:frame><draw:frame draw:style-name="gr120" draw:text-style-name="P117" svg:width="0.542cm" svg:height="0.429cm" svg:x="8.418cm" svg:y="2.185cm"><draw:text-box><text:p text:style-name="P134"><text:span text:style-name="T165">B</text:span></text:p></draw:text-box></draw:frame><draw:frame draw:style-name="gr112" draw:text-style-name="P117" svg:width="0.542cm" svg:height="0.431cm" svg:x="8.448cm" svg:y="5.662cm"><draw:text-box><text:p text:style-name="P134"><text:span text:style-name="T165">C</text:span></text:p></draw:text-box></draw:frame><draw:frame draw:style-name="gr117" draw:text-style-name="P117" svg:width="3.514cm" svg:height="0.428cm" svg:x="5.043cm" svg:y="6.105cm"><draw:text-box><text:p text:style-name="P134"><text:span text:style-name="T165">ABCD est un carré.</text:span></text:p></draw:text-box></draw:frame><draw:frame draw:style-name="gr112" draw:text-style-name="P117" svg:width="0.546cm" svg:height="0.431cm" svg:x="4.498cm" svg:y="5.616cm"><draw:text-box><text:p text:style-name="P134"><text:span text:style-name="T165">D</text:span></text:p></draw:text-box></draw:frame></draw:g><text:span text:style-name="_5f_Consigne"><text:span text:style-name="T135"> </text:span></text:span><text:span text:style-name="T158">Calcule l’aire de</text:span><text:span text:style-name="_5f_Consigne"><text:span text:style-name="T144"> la partie </text:span></text:span><text:span text:style-name="_5f_Consigne"><text:span text:style-name="T145">color</text:span></text:span><text:span text:style-name="_5f_Consigne"><text:span text:style-name="T144">ée, en arrondissant au centième.</text:span></text:span></text:h>
        </text:list-item>
      </text:list>
      <text:p text:style-name="P51"><text:span text:style-name="_5f_pointillés_20_gris"><text:span text:style-name="T91"><text:tab/></text:span></text:span></text:p>
      <text:p text:style-name="P50"><text:span text:style-name="_5f_pointillés_20_gris"><text:span text:style-name="T91"><text:tab/></text:span></text:span></text:p>
      <text:p text:style-name="P50"><text:span text:style-name="_5f_pointillés_20_gris"><text:span text:style-name="T91"><text:tab/></text:span></text:span></text:p>
      <text:p text:style-name="P50"><text:span text:style-name="_5f_pointillés_20_gris"><text:span text:style-name="T91"><text:tab/></text:span></text:span></text:p>
      <text:p text:style-name="P50"><text:span text:style-name="_5f_pointillés_20_gris"><text:span text:style-name="T91"><text:tab/></text:span></text:span></text:p>
      <text:p text:style-name="P50"><text:span text:style-name="_5f_pointillés_20_gris"><text:span text:style-name="T91"><text:tab/></text:span></text:span></text:p>
      <text:p text:style-name="P50"><text:span text:style-name="_5f_pointillés_20_gris"><text:span text:style-name="T91"><text:tab/></text:span></text:span></text:p>
      <text:p text:style-name="P51"><text:span text:style-name="_5f_pointillés_20_gris"><text:span text:style-name="T91"><text:tab/></text:span></text:span></text:p>
      <text:p text:style-name="P49"><text:span text:style-name="_5f_pointillés_20_gris"><text:span text:style-name="T91"><text:tab/></text:span></text:span></text:p>
      <text:p text:style-name="P49"><text:span text:style-name="_5f_pointillés_20_gris"><text:span text:style-name="T91"><text:tab/></text:span></text:span></text:p>
      <text:p text:style-name="P49"><text:span text:style-name="_5f_pointillés_20_gris"><text:span text:style-name="T91"><text:tab/></text:span></text:span></text:p>
      <text:list xml:id="list85952809901155" text:continue-numbering="true" text:style-name="Num_5f_Exo">
        <text:list-item>
          <text:h text:style-name="P65" text:outline-level="1"><text:span text:style-name="_5f_Consigne"><text:span text:style-name="T135"> </text:span></text:span><text:span text:style-name="T156">On arrose une parcelle de gazon carrée de 15 m de côté. Pour cela on place deux canons à eau pivotants qui ont une portée de 15 m dans les coins diagonalement opposés. On règle leur angle de tir à 90° pour qu’ils arrosent uniquement la parcelle.</text:span></text:h>
        </text:list-item>
      </text:list>
      <text:list xml:id="list85953256950878" text:continue-list="list85952955482232" text:style-name="liste_5f_abc">
        <text:list-item text:start-value="1">
          <text:p text:style-name="_5f_num_5f_abcd"><text:span text:style-name="T81">Représente la situation à l’échelle 1/300</text:span>.</text:p>
        </text:list-item>
      </text:list>
      <text:p text:style-name="P44"/>
      <text:p text:style-name="P44"/>
      <text:p text:style-name="P44"/>
      <text:p text:style-name="P44"/>
      <text:p text:style-name="P44"/>
      <text:p text:style-name="P44"/>
      <text:p text:style-name="P45"><text:span text:style-name="Character_5f_20_5f_style"><text:span text:style-name="T141"/></text:span></text:p>
      <text:p text:style-name="P45"><text:span text:style-name="Character_5f_20_5f_style"><text:span text:style-name="T141"/></text:span></text:p>
      <text:p text:style-name="P48"><text:span text:style-name="Character_5f_20_5f_style"><text:span text:style-name="T141"/></text:span></text:p>
      <text:p text:style-name="P45"><text:span text:style-name="Character_5f_20_5f_style"><text:span text:style-name="T141"/></text:span></text:p>
      <text:p text:style-name="P45"><text:span text:style-name="Character_5f_20_5f_style"><text:span text:style-name="T141"/></text:span></text:p>
      <text:list xml:id="list85952690415877" text:continue-numbering="true" text:style-name="liste_5f_abc">
        <text:list-item>
          <text:p text:style-name="P110">Quelle est la surface de gazon qui sera arrosée deux fois plus (au m² près) ?</text:p>
        </text:list-item>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imes New Roman4" svg:font-family="'Times New Roman'" style:font-pitch="variable" style:font-charset="x-symbol"/>
    <style:font-face style:name="Times New Roman3" svg:font-family="'Times New Roman'" style:font-family-generic="roman" style:font-pitch="variable" style:font-charset="x-symbol"/>
    <style:font-face style:name="Apple Chancery" svg:font-family="'Apple Chancery'" style:font-adornments="Gras"/>
    <style:font-face style:name="Bitstream Vera Sans6" svg:font-family="'Bitstream Vera Sans'"/>
    <style:font-face style:name="Tahoma2" svg:font-family="Tahoma"/>
    <style:font-face style:name="Bitstream Vera Sans7" svg:font-family="'Bitstream Vera Sans'" style:font-adornments="Roman" style:font-family-generic="swiss"/>
    <style:font-face style:name="Verdana" svg:font-family="Verdana" style:font-adornments="Oblique"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svg:font-family="'Lucida Sans'" style:font-pitch="variable"/>
    <style:font-face style:name="Lucida Sans Unicode" svg:font-family="'Lucida Sans Unicode'"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06cm" draw:dots2="1" draw:dots2-length="0.006cm" draw:distance="0.006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72" draw:display-name="Dashed (var) 7272" draw:style="rect" draw:dots1="1" draw:dots1-length="0.003cm" draw:dots2="1" draw:dots2-length="0.003cm" draw:distance="0.003cm"/>
    <draw:stroke-dash draw:name="Dashed_20__28_var_29__20_7273" draw:display-name="Dashed (var) 7273" draw:style="rect" draw:dots1="1" draw:dots1-length="0.003cm" draw:dots2="1" draw:dots2-length="0.003cm" draw:distance="0.003cm"/>
    <draw:stroke-dash draw:name="Dashed_20__28_var_29__20_7274" draw:display-name="Dashed (var) 7274" draw:style="rect" draw:dots1="1" draw:dots1-length="0.003cm" draw:dots2="1" draw:dots2-length="0.003cm" draw:distance="0.003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2" draw:display-name="Dashed (var) 7282" draw:style="rect" draw:dots1="1" draw:distance="28%"/>
    <draw:stroke-dash draw:name="Dashed_20__28_var_29__20_73" draw:display-name="Dashed (var) 73" draw:style="rect" draw:dots1="1" draw:dots1-length="0.011cm" draw:dots2="1" draw:dots2-length="0.011cm" draw:distance="0.011cm"/>
    <draw:stroke-dash draw:name="Dashed_20__28_var_29__20_7310" draw:display-name="Dashed (var) 7310" draw:style="rect" draw:dots1="1" draw:dots1-length="0.001cm" draw:dots2="1" draw:dots2-length="0.001cm" draw:distance="0.001cm"/>
    <draw:stroke-dash draw:name="Dashed_20__28_var_29__20_7311" draw:display-name="Dashed (var) 7311" draw:style="rect" draw:dots1="1" draw:dots1-length="0.001cm" draw:dots2="1" draw:dots2-length="0.001cm" draw:distance="0.001cm"/>
    <draw:stroke-dash draw:name="Dashed_20__28_var_29__20_7313" draw:display-name="Dashed (var) 7313" draw:style="rect" draw:dots1="1" draw:dots1-length="0.002cm" draw:dots2="1" draw:dots2-length="0.002cm" draw:distance="0.002cm"/>
    <draw:stroke-dash draw:name="Dashed_20__28_var_29__20_7314" draw:display-name="Dashed (var) 7314" draw:style="rect" draw:dots1="1" draw:dots1-length="0.002cm" draw:dots2="1" draw:dots2-length="0.002cm" draw:distance="0.002cm"/>
    <draw:stroke-dash draw:name="Dashed_20__28_var_29__20_7315" draw:display-name="Dashed (var) 7315" draw:style="rect" draw:dots1="1" draw:dots1-length="0.002cm" draw:dots2="1" draw:dots2-length="0.002cm" draw:distance="0.002cm"/>
    <draw:stroke-dash draw:name="Dashed_20__28_var_29__20_7316" draw:display-name="Dashed (var) 7316" draw:style="rect" draw:dots1="1" draw:dots1-length="0.002cm" draw:dots2="1" draw:dots2-length="0.002cm" draw:distance="0.002cm"/>
    <draw:stroke-dash draw:name="Dashed_20__28_var_29__20_7317" draw:display-name="Dashed (var) 7317" draw:style="rect" draw:dots1="1" draw:dots1-length="0.002cm" draw:dots2="1" draw:dots2-length="0.002cm" draw:distance="0.002cm"/>
    <draw:stroke-dash draw:name="Dashed_20__28_var_29__20_7318" draw:display-name="Dashed (var) 7318" draw:style="rect" draw:dots1="1" draw:dots1-length="0.002cm" draw:dots2="1" draw:dots2-length="0.002cm" draw:distance="0.002cm"/>
    <draw:stroke-dash draw:name="Dashed_20__28_var_29__20_7319" draw:display-name="Dashed (var) 7319" draw:style="rect" draw:dots1="1" draw:dots1-length="0.002cm" draw:dots2="1" draw:dots2-length="0.002cm" draw:distance="0.002cm"/>
    <draw:stroke-dash draw:name="Dashed_20__28_var_29__20_7320" draw:display-name="Dashed (var) 7320" draw:style="rect" draw:dots1="1" draw:dots1-length="0.002cm" draw:dots2="1" draw:dots2-length="0.002cm" draw:distance="0.002cm"/>
    <draw:stroke-dash draw:name="Dashed_20__28_var_29__20_7321" draw:display-name="Dashed (var) 7321" draw:style="rect" draw:dots1="1" draw:dots1-length="0.002cm" draw:dots2="1" draw:dots2-length="0.002cm" draw:distance="0.002cm"/>
    <draw:stroke-dash draw:name="Dashed_20__28_var_29__20_7322" draw:display-name="Dashed (var) 7322" draw:style="rect" draw:dots1="1" draw:dots1-length="0.002cm" draw:dots2="1" draw:dots2-length="0.002cm" draw:distance="0.002cm"/>
    <draw:stroke-dash draw:name="Dashed_20__28_var_29__20_7323" draw:display-name="Dashed (var) 7323" draw:style="rect" draw:dots1="1" draw:dots1-length="0.002cm" draw:dots2="1" draw:dots2-length="0.002cm" draw:distance="0.002cm"/>
    <draw:stroke-dash draw:name="Dashed_20__28_var_29__20_7324" draw:display-name="Dashed (var) 7324" draw:style="rect" draw:dots1="1" draw:dots1-length="0.002cm" draw:dots2="1" draw:dots2-length="0.002cm" draw:distance="0.002cm"/>
    <draw:stroke-dash draw:name="Dashed_20__28_var_29__20_7325" draw:display-name="Dashed (var) 7325" draw:style="rect" draw:dots1="1" draw:dots1-length="2%" draw:distance="2%"/>
    <draw:stroke-dash draw:name="Dashed_20__28_var_29__20_7326" draw:display-name="Dashed (var) 7326" draw:style="rect" draw:dots1="1" draw:dots1-length="0.002cm" draw:dots2="1" draw:dots2-length="0.002cm" draw:distance="0.002cm"/>
    <draw:stroke-dash draw:name="Dashed_20__28_var_29__20_7327" draw:display-name="Dashed (var) 7327" draw:style="rect" draw:dots1="1" draw:dots1-length="0.003cm" draw:dots2="1" draw:dots2-length="0.003cm" draw:distance="0.003cm"/>
    <draw:stroke-dash draw:name="Dashed_20__28_var_29__20_7328" draw:display-name="Dashed (var) 7328" draw:style="rect" draw:dots1="1" draw:dots1-length="0.003cm" draw:dots2="1" draw:dots2-length="0.003cm" draw:distance="0.003cm"/>
    <draw:stroke-dash draw:name="Dashed_20__28_var_29__20_7329" draw:display-name="Dashed (var) 7329" draw:style="rect" draw:dots1="1" draw:dots1-length="0.003cm" draw:dots2="1" draw:dots2-length="0.003cm" draw:distance="0.003cm"/>
    <draw:stroke-dash draw:name="Dashed_20__28_var_29__20_7330" draw:display-name="Dashed (var) 7330" draw:style="rect" draw:dots1="1" draw:dots1-length="0.003cm" draw:dots2="1" draw:dots2-length="0.003cm" draw:distance="0.003cm"/>
    <draw:stroke-dash draw:name="Dashed_20__28_var_29__20_7331" draw:display-name="Dashed (var) 7331" draw:style="rect" draw:dots1="1" draw:dots1-length="0.003cm" draw:dots2="1" draw:dots2-length="0.003cm" draw:distance="0.003cm"/>
    <draw:stroke-dash draw:name="Dashed_20__28_var_29__20_7332" draw:display-name="Dashed (var) 7332" draw:style="rect" draw:dots1="1" draw:dots1-length="0.003cm" draw:dots2="1" draw:dots2-length="0.003cm" draw:distance="0.003cm"/>
    <draw:stroke-dash draw:name="Dashed_20__28_var_29__20_7333" draw:display-name="Dashed (var) 7333" draw:style="rect" draw:dots1="1" draw:dots1-length="0.003cm" draw:dots2="1" draw:dots2-length="0.003cm" draw:distance="0.003cm"/>
    <draw:stroke-dash draw:name="Dashed_20__28_var_29__20_7334" draw:display-name="Dashed (var) 7334" draw:style="rect" draw:dots1="1" draw:dots1-length="0.003cm" draw:dots2="1" draw:dots2-length="0.003cm" draw:distance="0.003cm"/>
    <draw:stroke-dash draw:name="Dashed_20__28_var_29__20_7335" draw:display-name="Dashed (var) 7335" draw:style="rect" draw:dots1="1" draw:dots1-length="0.003cm" draw:dots2="1" draw:dots2-length="0.003cm" draw:distance="0.003cm"/>
    <draw:stroke-dash draw:name="Dashed_20__28_var_29__20_7336" draw:display-name="Dashed (var) 7336" draw:style="rect" draw:dots1="1" draw:dots1-length="0.003cm" draw:dots2="1" draw:dots2-length="0.003cm" draw:distance="0.003cm"/>
    <draw:stroke-dash draw:name="Dashed_20__28_var_29__20_7337" draw:display-name="Dashed (var) 7337" draw:style="rect" draw:dots1="1" draw:dots1-length="0.003cm" draw:dots2="1" draw:dots2-length="0.003cm" draw:distance="0.003cm"/>
    <draw:stroke-dash draw:name="Dashed_20__28_var_29__20_7338" draw:display-name="Dashed (var) 7338" draw:style="rect" draw:dots1="1" draw:dots1-length="0.003cm" draw:dots2="1" draw:dots2-length="0.003cm" draw:distance="0.003cm"/>
    <draw:stroke-dash draw:name="Dashed_20__28_var_29__20_7339" draw:display-name="Dashed (var) 7339" draw:style="rect" draw:dots1="1" draw:dots1-length="0.003cm" draw:dots2="1" draw:dots2-length="0.003cm" draw:distance="0.003cm"/>
    <draw:stroke-dash draw:name="Dashed_20__28_var_29__20_7340" draw:display-name="Dashed (var) 7340" draw:style="rect" draw:dots1="1" draw:dots1-length="0.003cm" draw:dots2="1" draw:dots2-length="0.003cm" draw:distance="0.003cm"/>
    <draw:stroke-dash draw:name="Dashed_20__28_var_29__20_7341" draw:display-name="Dashed (var) 7341" draw:style="rect" draw:dots1="1" draw:dots1-length="0.003cm" draw:dots2="1" draw:dots2-length="0.003cm" draw:distance="0.003cm"/>
    <draw:stroke-dash draw:name="Dashed_20__28_var_29__20_7342" draw:display-name="Dashed (var) 7342" draw:style="rect" draw:dots1="1" draw:dots1-length="0.003cm" draw:dots2="1" draw:dots2-length="0.003cm" draw:distance="0.003cm"/>
    <draw:stroke-dash draw:name="Dashed_20__28_var_29__20_7343" draw:display-name="Dashed (var) 7343" draw:style="rect" draw:dots1="1" draw:dots1-length="0.003cm" draw:dots2="1" draw:dots2-length="0.003cm" draw:distance="0.003cm"/>
    <draw:stroke-dash draw:name="Dashed_20__28_var_29__20_7344" draw:display-name="Dashed (var) 7344" draw:style="rect" draw:dots1="1" draw:dots1-length="0.003cm" draw:dots2="1" draw:dots2-length="0.003cm" draw:distance="0.003cm"/>
    <draw:stroke-dash draw:name="Dashed_20__28_var_29__20_7345" draw:display-name="Dashed (var) 7345" draw:style="rect" draw:dots1="1" draw:dots1-length="0.003cm" draw:dots2="1" draw:dots2-length="0.003cm" draw:distance="0.003cm"/>
    <draw:stroke-dash draw:name="Dashed_20__28_var_29__20_7346" draw:display-name="Dashed (var) 7346" draw:style="rect" draw:dots1="1" draw:dots1-length="0.003cm" draw:dots2="1" draw:dots2-length="0.003cm" draw:distance="0.003cm"/>
    <draw:stroke-dash draw:name="Dashed_20__28_var_29__20_7347" draw:display-name="Dashed (var) 7347" draw:style="rect" draw:dots1="1" draw:dots1-length="0.003cm" draw:dots2="1" draw:dots2-length="0.003cm" draw:distance="0.003cm"/>
    <draw:stroke-dash draw:name="Dashed_20__28_var_29__20_7348" draw:display-name="Dashed (var) 7348" draw:style="rect" draw:dots1="1" draw:dots1-length="0.003cm" draw:dots2="1" draw:dots2-length="0.003cm" draw:distance="0.003cm"/>
    <draw:stroke-dash draw:name="Dashed_20__28_var_29__20_7349" draw:display-name="Dashed (var) 7349" draw:style="rect" draw:dots1="1" draw:dots1-length="0.003cm" draw:dots2="1" draw:dots2-length="0.003cm" draw:distance="0.003cm"/>
    <draw:stroke-dash draw:name="Dashed_20__28_var_29__20_7350" draw:display-name="Dashed (var) 7350" draw:style="rect" draw:dots1="1" draw:dots1-length="0.003cm" draw:dots2="1" draw:dots2-length="0.003cm" draw:distance="0.003cm"/>
    <draw:stroke-dash draw:name="Dashed_20__28_var_29__20_7351" draw:display-name="Dashed (var) 7351" draw:style="rect" draw:dots1="1" draw:dots1-length="0.003cm" draw:dots2="1" draw:dots2-length="0.003cm" draw:distance="0.003cm"/>
    <draw:stroke-dash draw:name="Dashed_20__28_var_29__20_7352" draw:display-name="Dashed (var) 7352" draw:style="rect" draw:dots1="1" draw:dots1-length="0.003cm" draw:dots2="1" draw:dots2-length="0.003cm" draw:distance="0.003cm"/>
    <draw:stroke-dash draw:name="Dashed_20__28_var_29__20_7353" draw:display-name="Dashed (var) 7353" draw:style="rect" draw:dots1="1" draw:dots1-length="0.003cm" draw:dots2="1" draw:dots2-length="0.003cm" draw:distance="0.003cm"/>
    <draw:stroke-dash draw:name="Dashed_20__28_var_29__20_7354" draw:display-name="Dashed (var) 7354" draw:style="rect" draw:dots1="1" draw:dots1-length="0.003cm" draw:dots2="1" draw:dots2-length="0.003cm" draw:distance="0.003cm"/>
    <draw:stroke-dash draw:name="Dashed_20__28_var_29__20_7355" draw:display-name="Dashed (var) 7355" draw:style="rect" draw:dots1="1" draw:dots1-length="0.003cm" draw:dots2="1" draw:dots2-length="0.003cm" draw:distance="0.003cm"/>
    <draw:stroke-dash draw:name="Dashed_20__28_var_29__20_7356" draw:display-name="Dashed (var) 7356" draw:style="rect" draw:dots1="1" draw:dots1-length="0.003cm" draw:dots2="1" draw:dots2-length="0.003cm" draw:distance="0.003cm"/>
    <draw:stroke-dash draw:name="Dashed_20__28_var_29__20_7357" draw:display-name="Dashed (var) 7357" draw:style="rect" draw:dots1="1" draw:dots1-length="0.003cm" draw:dots2="1" draw:dots2-length="0.003cm" draw:distance="0.003cm"/>
    <draw:stroke-dash draw:name="Dashed_20__28_var_29__20_7358" draw:display-name="Dashed (var) 7358" draw:style="rect" draw:dots1="1" draw:dots1-length="0.003cm" draw:dots2="1" draw:dots2-length="0.003cm" draw:distance="0.003cm"/>
    <draw:stroke-dash draw:name="Dashed_20__28_var_29__20_7359" draw:display-name="Dashed (var) 7359" draw:style="rect" draw:dots1="1" draw:dots1-length="0.003cm" draw:dots2="1" draw:dots2-length="0.003cm" draw:distance="0.003cm"/>
    <draw:stroke-dash draw:name="Dashed_20__28_var_29__20_7360" draw:display-name="Dashed (var) 7360" draw:style="rect" draw:dots1="1" draw:dots1-length="0.003cm" draw:dots2="1" draw:dots2-length="0.003cm" draw:distance="0.003cm"/>
    <draw:stroke-dash draw:name="Dashed_20__28_var_29__20_7361" draw:display-name="Dashed (var) 7361" draw:style="rect" draw:dots1="1" draw:dots1-length="0.003cm" draw:dots2="1" draw:dots2-length="0.003cm" draw:distance="0.003cm"/>
    <draw:stroke-dash draw:name="Dashed_20__28_var_29__20_7362" draw:display-name="Dashed (var) 7362" draw:style="rect" draw:dots1="1" draw:dots1-length="0.003cm" draw:dots2="1" draw:dots2-length="0.003cm" draw:distance="0.003cm"/>
    <draw:stroke-dash draw:name="Dashed_20__28_var_29__20_7363" draw:display-name="Dashed (var) 7363" draw:style="rect" draw:dots1="1" draw:dots1-length="0.003cm" draw:dots2="1" draw:dots2-length="0.003cm" draw:distance="0.003cm"/>
    <draw:stroke-dash draw:name="Dashed_20__28_var_29__20_7364" draw:display-name="Dashed (var) 7364" draw:style="rect" draw:dots1="1" draw:dots1-length="0.003cm" draw:dots2="1" draw:dots2-length="0.003cm" draw:distance="0.003cm"/>
    <draw:stroke-dash draw:name="Dashed_20__28_var_29__20_7365" draw:display-name="Dashed (var) 7365" draw:style="rect" draw:dots1="1" draw:dots1-length="0.003cm" draw:dots2="1" draw:dots2-length="0.003cm" draw:distance="0.003cm"/>
    <draw:stroke-dash draw:name="Dashed_20__28_var_29__20_7366" draw:display-name="Dashed (var) 7366" draw:style="rect" draw:dots1="1" draw:dots1-length="193%" draw:dots2="1" draw:dots2-length="32%" draw:distance="96%"/>
    <draw:stroke-dash draw:name="Dashed_20__28_var_29__20_7367" draw:display-name="Dashed (var) 7367" draw:style="rect" draw:dots1="1" draw:dots1-length="193%" draw:dots2="1" draw:dots2-length="32%" draw:distance="96%"/>
    <draw:stroke-dash draw:name="Dashed_20__28_var_29__20_7368" draw:display-name="Dashed (var) 7368" draw:style="rect" draw:dots1="1" draw:dots1-length="193%" draw:dots2="1" draw:dots2-length="32%" draw:distance="96%"/>
    <draw:stroke-dash draw:name="Dashed_20__28_var_29__20_7369" draw:display-name="Dashed (var) 7369" draw:style="rect" draw:dots1="1" draw:dots1-length="193%" draw:dots2="1" draw:dots2-length="32%" draw:distance="96%"/>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05cm" draw:dots2="1" draw:dots2-length="0.005cm" draw:distance="0.0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Titre_20_de_20_s_27_entraîner" style:display-name="_Titre de s'entraîner" style:family="paragraph" style:parent-style-name="Standard" style:next-style-name="_5f_Paragraphe_20_de_20_s_27_entraîner">
      <loext:graphic-properties draw:fill="none" draw:fill-color="#99ccf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loext:graphic-properties draw:fill="none" draw:fill-color="#99ccff"/>
      <style:paragraph-properties fo:margin-left="0cm" fo:margin-right="0cm" fo:margin-top="0.199cm" fo:margin-bottom="0.199cm" loext:contextual-spacing="false" fo:text-align="justify" style:justify-single-word="false" fo:text-indent="0cm" style:auto-text-indent="false" fo:background-color="transparent" fo:padding="0cm" fo:border="none"/>
      <style:text-properties style:use-window-font-color="true" fo:font-size="9pt" fo:font-style="normal" fo:font-weight="normal"/>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o_5f_Num" style:display-name="_Exo_Num" style:family="paragraph" style:parent-style-name="Standard" style:default-outline-level="1" style:list-style-name=""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5f_num_5f_abcd" style:display-name="_num_abcd" style:family="paragraph" style:parent-style-name="Standard" style:default-outline-level="" style:list-style-name="liste_5f_abc" style:master-page-name="">
      <style:paragraph-properties fo:margin-top="0.199cm" fo:margin-bottom="0.101cm" loext:contextual-spacing="false" fo:text-align="justify" style:justify-single-word="false" style:page-number="auto">
        <style:tab-stops>
          <style:tab-stop style:position="0.499cm"/>
          <style:tab-stop style:position="9.2cm" style:type="right" style:leader-style="dotted" style:leader-text="."/>
        </style:tab-stops>
      </style:paragraph-properties>
      <style:text-properties fo:color="#000000" fo:font-style="normal"/>
    </style:style>
    <style:style style:name="_5f_Txt_5f_Puce" style:display-name="_Txt_Puce" style:family="paragraph" style:parent-style-name="Standard">
      <loext:graphic-properties draw:fill="none" draw:fill-color="#729fcf"/>
      <style:paragraph-properties fo:margin-left="0cm" fo:margin-right="0cm" fo:text-indent="0cm" style:auto-text-indent="false" fo:background-color="transparent">
        <style:tab-stops>
          <style:tab-stop style:position="9.2cm" style:type="right" style:leader-style="dotted" style:leader-text="."/>
        </style:tab-stops>
      </style:paragraph-properties>
    </style:style>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Puce_5f_enonce3" style:display-name="Puce_enonce3" style:family="text" style:parent-style-name="Puce_5f_enonce2">
      <style:text-properties fo:color="#c74028" style:font-size-asian="10.5pt"/>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haracter_5f_20_5f_style" style:display-name="Character_20_style" style:family="text"/>
    <style:style style:name="livret" style:family="text">
      <style:text-properties fo:color="#000000" style:font-name="Bitstream Vera Sans1" fo:font-family="'Bitstream Vera Sans'" style:font-style-name="Roman" style:font-family-generic="swiss" style:font-pitch="variable" fo:font-size="10pt"/>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iste_5f_puce_5f_exemple" style:display-name="liste_puce_exemple">
      <text:list-level-style-bullet text:level="1" text:style-name="Bullet_20_Symbols" text:bullet-char="•">
        <style:list-level-properties text:list-level-position-and-space-mode="label-alignment">
          <style:list-level-label-alignment text:label-followed-by="listtab" text:list-tab-stop-position="0.349cm" fo:text-indent="-0.349cm" fo:margin-left="0.349cm"/>
        </style:list-level-properties>
        <style:text-properties style:font-name="Bitstream Vera Sans7"/>
      </text:list-level-style-bullet>
      <text:list-level-style-bullet text:level="2"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_5f_En-tête">
      <style:text-properties officeooo:paragraph-rsid="0048beca"/>
    </style:style>
    <style:style style:name="MP27" style:family="paragraph">
      <loext:graphic-properties draw:fill="solid" draw:fill-color="#7fb241"/>
    </style:style>
    <style:style style:name="MP28" style:family="paragraph">
      <style:paragraph-properties fo:text-align="center"/>
    </style:style>
    <style:style style:name="MP29" style:family="paragraph">
      <loext:graphic-properties draw:fill="none" draw:fill-color="#ffffff"/>
      <style:paragraph-properties fo:text-align="center" style:writing-mode="lr-tb"/>
      <style:text-properties fo:color="#ffffff" style:font-name="Bitstream Vera Sans"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aa84d"/>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 fo:font-size="16pt" fo:font-weight="bold" style:font-size-asian="16pt" style:font-weight-asian="bold" style:font-size-complex="16pt" style:font-weight-complex="bold"/>
    </style:style>
    <style:style style:name="MT6" style:family="text">
      <style:text-properties fo:font-variant="normal" fo:text-transform="none" fo:color="#7fb241" style:font-name="Bitstream Vera Sans" fo:font-size="16pt" fo:font-style="normal" fo:text-shadow="none" fo:font-weight="bold" officeooo:rsid="004fea2e" style:font-size-asian="16pt" style:font-style-asian="normal" style:font-size-complex="16pt" style:font-style-complex="normal"/>
    </style:style>
    <style:style style:name="MT7" style:family="text">
      <style:text-properties fo:font-variant="normal" fo:text-transform="none" fo:color="#7fb241" style:font-name="Bitstream Vera Sans" fo:font-size="16pt" fo:font-style="normal" fo:text-shadow="none" fo:font-weight="bold" officeooo:rsid="0048beca" style:font-size-asian="16pt" style:font-style-asian="normal" style:font-size-complex="16pt" style:font-style-complex="normal"/>
    </style:style>
    <style:style style:name="MT8" style:family="text">
      <style:text-properties fo:font-variant="normal" fo:text-transform="none" fo:color="#7fb241" style:font-name="Bitstream Vera Sans" fo:font-size="16pt" fo:font-style="normal" fo:text-shadow="none" fo:font-weight="bold" officeooo:rsid="005daece" style:font-size-asian="16pt" style:font-style-asian="normal" style:font-size-complex="16pt" style:font-style-complex="normal"/>
    </style:style>
    <style:style style:name="MT9" style:family="text">
      <style:text-properties fo:font-variant="normal" fo:text-transform="none" fo:color="#7fb241" style:font-name="Bitstream Vera Sans" fo:font-size="16pt" fo:font-style="normal" fo:text-shadow="none" fo:font-weight="bold" officeooo:rsid="00671b2a" style:font-size-asian="16pt" style:font-style-asian="normal" style:font-size-complex="16pt" style:font-style-complex="normal"/>
    </style:style>
    <style:style style:name="MT10" style:family="text">
      <style:text-properties fo:text-transform="uppercase" fo:color="#808080" style:font-name="Bitstream Vera Sans1" fo:font-size="9pt" officeooo:rsid="00574e0f" fo:background-color="transparent" loext:char-shading-value="0"/>
    </style:style>
    <style:style style:name="MT11" style:family="text">
      <style:text-properties fo:text-transform="uppercase" fo:color="#808080" style:font-name="Bitstream Vera Sans1" fo:font-size="9pt" officeooo:rsid="005daece" fo:background-color="transparent" loext:char-shading-value="0"/>
    </style:style>
    <style:style style:name="MT12" style:family="text">
      <style:text-properties fo:text-transform="uppercase" fo:color="#808080" style:font-name="Bitstream Vera Sans1" fo:font-size="9pt" officeooo:rsid="007a59f8" fo:background-color="transparent" loext:char-shading-value="0"/>
    </style:style>
    <style:style style:name="MT13" style:family="text">
      <style:text-properties officeooo:rsid="002aa84d"/>
    </style:style>
    <style:style style:name="MT14" style:family="text">
      <style:text-properties fo:text-transform="uppercase" fo:color="#808080" style:font-name="Bitstream Vera Sans1" fo:font-size="9pt" officeooo:rsid="002aa84d"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N4 : Fractions</text:p>
              </table:table-cell>
              <table:table-cell table:style-name="Tableau18.A1" office:value-type="string">
                <text:p text:style-name="MP3"/>
              </table:table-cell>
            </table:table-row>
          </table:table-header-rows>
          <table:table-row table:style-name="Tableau18.1">
            <table:covered-table-cell/>
            <table:table-cell table:style-name="Tableau18.A1" office:value-type="string">
              <text:p text:style-name="MP4">Série 1 : Fractions et parts</text:p>
            </table:table-cell>
            <table:table-cell table:style-name="Tableau18.A1" office:value-type="string">
              <text:p text:style-name="MP4"/>
            </table:table-cell>
          </table:table-row>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paire_20__28_D_29_" style:display-name="_Fiche éditeur série 5 paire (D)" style:page-layout-name="Mpm18" style:next-style-name="_5f_Fiche_20_éditeur_20_série_20_1_20_paire_20__28_G_29_">
      <style:header>
        <text:p text:style-name="Header">Série 5 : Déterminer une fonction linéaire ou affine par le calcul</text:p>
      </style:header>
      <style:footer>
        <text:p text:style-name="MP24">Chapitre G2 : Triangles</text:p>
      </style:footer>
      <style:footer-left>
        <text:p text:style-name="MP25">Fonctions linéaires et affines : Chapitre D2</text:p>
      </style:footer-left>
    </style:master-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6"><draw:path text:anchor-type="paragraph" draw:z-index="2" draw:name="Forme1" draw:style-name="Mgr1" draw:text-style-name="MP27" svg:width="4.329cm" svg:height="2.24cm" svg:x="-1.499cm" svg:y="-1cm" svg:viewBox="0 0 4330 2241" svg:d="M0 2241l3984-288c209-15 363-168 345-342l-170-1611h-4159z"><text:p/></draw:path><draw:frame text:anchor-type="paragraph" draw:z-index="5" draw:name="Forme2" draw:style-name="Mgr2" draw:text-style-name="MP29" svg:width="2.703cm" svg:height="0.715cm" draw:transform="rotate (0.0872664625997165) translate (-0.172861111111111cm 0.218722222222222cm)"><draw:text-box><text:p text:style-name="MP28"><text:span text:style-name="MT5">Série 3</text:span></text:p></draw:text-box></draw:frame><draw:line text:anchor-type="paragraph" draw:z-index="8" draw:name="Forme3" draw:style-name="Mgr3" draw:text-style-name="MP28" svg:x1="9.165cm" svg:y1="0.36cm" svg:x2="20.577cm" svg:y2="0.36cm"><text:p/></draw:line><text:span text:style-name="MT6">C</text:span><text:span text:style-name="MT7">a</text:span><text:span text:style-name="MT8">lculer</text:span><text:span text:style-name="MT7"> des a</text:span><text:span text:style-name="MT9">ires</text:span></text:p>
      </style:header>
      <style:footer>
        <text:p text:style-name="MP30"><draw:frame draw:style-name="Mfr1" draw:name="Cadre1" text:anchor-type="paragraph" svg:y="-0.06cm" draw:z-index="11"><draw:text-box fo:min-height="0.499cm" fo:min-width="2cm"><draw:frame draw:style-name="Mfr2" draw:name="Cadre2" text:anchor-type="frame" svg:x="0.45cm" svg:y="0.079cm" svg:width="0.817cm" draw:z-index="14"><draw:text-box fo:min-height="0.355cm"><text:p text:style-name="MP31"><draw:g text:anchor-type="paragraph" draw:z-index="19" draw:name="Forme4" draw:style-name="Mgr4"><draw:path draw:style-name="Mgr5" draw:text-style-name="MP32" svg:width="0.855cm" svg:height="1.172cm" svg:x="-0.03cm" svg:y="-0.194cm" svg:viewBox="0 0 856 1173" svg:d="M856 1173h-856v-991c0-100 79-182 175-182h505c97 0 176 82 176 182z"><text:p/></draw:path></draw:g><text:page-number text:select-page="current">81</text:page-number></text:p></draw:text-box></draw:frame><text:p text:style-name="MP33"><text:span text:style-name="MT10">M</text:span><text:span text:style-name="MT11">esure</text:span><text:span text:style-name="MT12">s</text:span> • <text:span text:style-name="MT13">C</text:span><text:span text:style-name="MT14">2</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4-02T08:59:50.766000000</dc:date>
    <meta:editing-duration>PT10H35M24S</meta:editing-duration>
    <meta:editing-cycles>111</meta:editing-cycles>
    <meta:generator>LibreOffice/6.3.3.2$Windows_X86_64 LibreOffice_project/a64200df03143b798afd1ec74a12ab50359878ed</meta:generator>
    <dc:subject>diviser</dc:subject>
    <dc:title>A3_3 série 1 </dc:title>
    <meta:document-statistic meta:table-count="1" meta:image-count="8" meta:object-count="0" meta:page-count="3" meta:paragraph-count="172" meta:word-count="751" meta:character-count="4246" meta:non-whitespace-character-count="3113"/>
  </office:meta>
</office:document-meta>
</file>